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3917in" fo:margin-left="-0.0417in" fo:margin-top="0in" fo:margin-bottom="0in" table:align="left"/>
    </style:style>
    <style:style style:name="Table1.A" style:family="table-column">
      <style:table-column-properties style:column-width="0.8347in"/>
    </style:style>
    <style:style style:name="Table1.B" style:family="table-column">
      <style:table-column-properties style:column-width="4.556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8125in" fo:margin-left="-0.0417in" fo:margin-top="0in" fo:margin-bottom="0in" table:align="left"/>
    </style:style>
    <style:style style:name="Table2.A" style:family="table-column">
      <style:table-column-properties style:column-width="0.9in"/>
    </style:style>
    <style:style style:name="Table2.B" style:family="table-column">
      <style:table-column-properties style:column-width="4.9125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875in" fo:margin-left="-0.0417in" fo:margin-top="0in" fo:margin-bottom="0in" table:align="left"/>
    </style:style>
    <style:style style:name="Table3.A" style:family="table-column">
      <style:table-column-properties style:column-width="0.7063in"/>
    </style:style>
    <style:style style:name="Table3.B" style:family="table-column">
      <style:table-column-properties style:column-width="5.1688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cf36"/>
    </style:style>
    <style:style style:name="P9"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0"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7" style:family="paragraph" style:parent-style-name="Standard">
      <loext:graphic-properties draw:fill-gradient-name="gradient" draw:fill-hatch-name="hatch"/>
      <style:paragraph-properties fo:margin-top="0in" fo:margin-bottom="0in" style:contextual-spacing="true"/>
    </style:style>
    <style:style style:name="P18" style:family="paragraph" style:parent-style-name="Standard">
      <style:paragraph-properties fo:margin-top="0in" fo:margin-bottom="0in" style:contextual-spacing="false" fo:line-height="180%"/>
      <style:text-properties style:font-name="Roboto" fo:font-weight="normal" fo:background-color="transparent" loext:padding="0in" loext:border="none"/>
    </style:style>
    <style:style style:name="P19" style:family="paragraph" style:parent-style-name="Standard">
      <style:paragraph-properties fo:margin-left="0.1252in" fo:margin-right="0.1665in" fo:margin-top="0in" fo:margin-bottom="0in" style:contextual-spacing="false" fo:line-height="180%" fo:text-indent="0in" style:auto-text-indent="false"/>
      <style:text-properties style:font-name="Roboto" fo:font-weight="bold" fo:background-color="transparent" loext:padding="0in" loext:border="none"/>
    </style:style>
    <style:style style:name="P20" style:family="paragraph" style:parent-style-name="Standard">
      <loext:graphic-properties draw:fill-gradient-name="gradient" draw:fill-hatch-name="hatch"/>
      <style:paragraph-properties fo:margin-top="0in" fo:margin-bottom="0in" style:contextual-spacing="true"/>
      <style:text-properties style:font-name="Liberation Serif" fo:font-weight="normal" officeooo:paragraph-rsid="0010d860" loext:padding="0in" loext:border="none"/>
    </style:style>
    <style:style style:name="P21" style:family="paragraph" style:parent-style-name="Standard">
      <loext:graphic-properties draw:fill-gradient-name="gradient" draw:fill-hatch-name="hatch"/>
      <style:paragraph-properties fo:margin-top="0in" fo:margin-bottom="0in" style:contextual-spacing="true"/>
      <style:text-properties style:font-name="Liberation Serif" officeooo:paragraph-rsid="0010d860"/>
    </style:style>
    <style:style style:name="P22"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3"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27" style:family="paragraph" style:parent-style-name="Text_20_body">
      <loext:graphic-properties draw:fill-gradient-name="gradient" draw:fill-hatch-name="hatch"/>
      <style:paragraph-properties fo:margin-top="0in" fo:margin-bottom="0in" style:contextual-spacing="true"/>
      <style:text-properties style:font-name="Liberation Serif" officeooo:paragraph-rsid="0010d860"/>
    </style:style>
    <style:style style:name="P28" style:family="paragraph" style:parent-style-name="Text_20_body">
      <loext:graphic-properties draw:fill-gradient-name="gradient" draw:fill-hatch-name="hatch"/>
      <style:paragraph-properties fo:margin-top="0in" fo:margin-bottom="0in" style:contextual-spacing="true"/>
      <style:text-properties officeooo:rsid="0013cf36" officeooo:paragraph-rsid="0013cf36"/>
    </style:style>
    <style:style style:name="P29" style:family="paragraph" style:parent-style-name="Text_20_body">
      <loext:graphic-properties draw:fill-gradient-name="gradient" draw:fill-hatch-name="hatch"/>
      <style:paragraph-properties fo:margin-top="0in" fo:margin-bottom="0in" style:contextual-spacing="true"/>
      <style:text-properties officeooo:rsid="0013db07" officeooo:paragraph-rsid="0013db07"/>
    </style:style>
    <style:style style:name="P30"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background-color="transparent" loext:char-shading-value="0" loext:padding="0in" loext:border="none"/>
    </style:style>
    <style:style style:name="T3" style:family="text">
      <style:text-properties style:font-name="YouTube Sans" fo:font-weight="normal" fo:background-color="transparent" loext:char-shading-value="0" style:font-weight-asian="normal" style:font-weight-complex="normal" loext:padding="0in" loext:border="none"/>
    </style:style>
    <style:style style:name="T4" style:family="text">
      <style:text-properties fo:font-variant="normal" fo:text-transform="none" fo:color="#0f0f0f" loext:opacity="100%" style:font-name="Roboto" fo:font-size="10.5pt" fo:letter-spacing="normal" fo:font-style="normal" fo:font-weight="normal"/>
    </style:style>
    <style:style style:name="T5" style:family="text">
      <style:text-properties fo:font-variant="normal" fo:text-transform="none" fo:color="#0f0f0f" loext:opacity="100%" style:font-name="Roboto" fo:font-size="10.5pt" fo:letter-spacing="normal" fo:font-style="normal" fo:font-weight="normal" officeooo:rsid="0023e46a"/>
    </style:style>
    <style:style style:name="T6" style:family="text">
      <style:text-properties fo:font-variant="normal" fo:text-transform="none" fo:color="#0f0f0f" loext:opacity="100%" style:font-name="Roboto" fo:font-size="10.5pt" fo:letter-spacing="normal" fo:font-style="normal" fo:font-weight="normal" officeooo:rsid="0010d860"/>
    </style:style>
    <style:style style:name="T7" style:family="text">
      <style:text-properties fo:font-variant="normal" fo:text-transform="none" fo:color="#0f0f0f" loext:opacity="100%" style:font-name="Roboto" fo:font-size="10.5pt" fo:letter-spacing="normal" fo:font-style="normal" fo:font-weight="normal" officeooo:rsid="0019a978"/>
    </style:style>
    <style:style style:name="T8" style:family="text">
      <style:text-properties officeooo:rsid="001a63e3"/>
    </style:style>
    <style:style style:name="T9" style:family="text">
      <style:text-properties officeooo:rsid="0010d860"/>
    </style:style>
    <style:style style:name="T10" style:family="text">
      <style:text-properties officeooo:rsid="0011d049"/>
    </style:style>
    <style:style style:name="T11" style:family="text">
      <style:text-properties officeooo:rsid="0012352a"/>
    </style:style>
    <style:style style:name="T12" style:family="text">
      <style:text-properties style:font-name="Liberation Serif"/>
    </style:style>
    <style:style style:name="T13" style:family="text">
      <style:text-properties officeooo:rsid="0013cf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ActInf Livestream #043 ~ “Predictive Coding a Theoretical and Experimental Review”</text:span></text:p>
      <text:p text:style-name="P24"/>
      <text:p text:style-name="P24"/>
      <text:p text:style-name="P25"><text:a xlink:type="simple" xlink:href="https://www.youtube.com/watch?v=cOo4juE_zcI" text:style-name="Internet_20_link" text:visited-style-name="Visited_20_Internet_20_Link"><text:span text:style-name="T1"/></text:a></text:p>
      <text:p text:style-name="P12">Discussion<text:span text:style-name="T11">s</text:span> of the 2021 paper “Predictive Coding: a Theoretical and Experimental Review” by Beren Millidge, Anil Seth, &amp; Christopher L Buckley.</text:p>
      <text:p text:style-name="P12"/>
      <text:p text:style-name="P25"><text:a xlink:type="simple" xlink:href="https://arxiv.org/abs/2107.12979" text:style-name="Internet_20_link" text:visited-style-name="Visited_20_Internet_20_Link"><text:span text:style-name="T3">https://arxiv.org/abs/2107.12979</text:span></text:a></text:p>
      <text:p text:style-name="P25"><text:span text:style-name="T1"/></text:p>
      <text:p text:style-name="P24"/>
      <text:p text:style-name="P24"/>
      <text:p text:style-name="P3">Presented by Active Inference Institute in 2022</text:p>
      <text:p text:style-name="P17"/>
      <text:h text:style-name="P1" text:outline-level="1"><text:span text:style-name="T8">Session </text:span>0<text:span text:style-name="T10">43</text:span>.0, <text:span text:style-name="T10">April 28</text:span><text:span text:style-name="T8">, 2022</text:span></text:h>
      <text:p text:style-name="P22"><text:a xlink:type="simple" xlink:href="https://www.youtube.com/watch?v=cLe-rBtRXiQ" text:style-name="Internet_20_link" text:visited-style-name="Visited_20_Internet_20_Link">https://www.youtube.com/watch?v=cLe-rBtRXiQ</text:a></text:p>
      <text:p text:style-name="P7"><text:span text:style-name="T6"/></text:p>
      <text:p text:style-name="P7"><text:span text:style-name="T6">This video is a</text:span><text:span text:style-name="T4">n introduction for some of the ideas </text:span><text:span text:style-name="T5">in the paper.</text:span></text:p>
      <text:p text:style-name="P13"/>
      <text:p text:style-name="P7"/>
      <text:h text:style-name="P6" text:outline-level="2"><text:span text:style-name="T9">SESSION SPEAKER</text:span>S</text:h>
      <text:p text:style-name="P11">Daniel Friedman, Maria de Vasconcelos</text:p>
      <text:p text:style-name="P11"/>
      <text:p text:style-name="P11"/>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9">00:26</text:p>
          </table:table-cell>
          <table:table-cell table:style-name="Table1.A1" office:value-type="string">
            <text:p text:style-name="P10">Welcome</text:p>
          </table:table-cell>
        </table:table-row>
        <table:table-row table:style-name="Table1.1">
          <table:table-cell table:style-name="Table1.A1" office:value-type="string">
            <text:p text:style-name="P9">01:18</text:p>
          </table:table-cell>
          <table:table-cell table:style-name="Table1.A1" office:value-type="string">
            <text:p text:style-name="P10">Predictive Processing and its formalisms</text:p>
          </table:table-cell>
        </table:table-row>
        <table:table-row table:style-name="Table1.1">
          <table:table-cell table:style-name="Table1.A1" office:value-type="string">
            <text:p text:style-name="P9">04:19</text:p>
          </table:table-cell>
          <table:table-cell table:style-name="Table1.A1" office:value-type="string">
            <text:p text:style-name="P10">Predictive coding and its relationship to active coherence</text:p>
          </table:table-cell>
        </table:table-row>
        <table:table-row table:style-name="Table1.1">
          <table:table-cell table:style-name="Table1.A1" office:value-type="string">
            <text:p text:style-name="P9">06:19</text:p>
          </table:table-cell>
          <table:table-cell table:style-name="Table1.A1" office:value-type="string">
            <text:p text:style-name="P10">Predictive coding in the brain</text:p>
          </table:table-cell>
        </table:table-row>
        <table:table-row table:style-name="Table1.1">
          <table:table-cell table:style-name="Table1.A1" office:value-type="string">
            <text:p text:style-name="P9">10:23</text:p>
          </table:table-cell>
          <table:table-cell table:style-name="Table1.A1" office:value-type="string">
            <text:p text:style-name="P10">Predictive coding theory</text:p>
          </table:table-cell>
        </table:table-row>
        <table:table-row table:style-name="Table1.1">
          <table:table-cell table:style-name="Table1.A1" office:value-type="string">
            <text:p text:style-name="P9">17:38</text:p>
          </table:table-cell>
          <table:table-cell table:style-name="Table1.A1" office:value-type="string">
            <text:p text:style-name="P10">Does predictive coding have a future in machine learning?</text:p>
          </table:table-cell>
        </table:table-row>
        <table:table-row table:style-name="Table1.1">
          <table:table-cell table:style-name="Table1.A1" office:value-type="string">
            <text:p text:style-name="P9">23:01</text:p>
          </table:table-cell>
          <table:table-cell table:style-name="Table1.A1" office:value-type="string">
            <text:p text:style-name="P10">Perception: Its historical and philosophical background</text:p>
          </table:table-cell>
        </table:table-row>
        <table:table-row table:style-name="Table1.1">
          <table:table-cell table:style-name="Table1.A1" office:value-type="string">
            <text:p text:style-name="P9">31:36</text:p>
          </table:table-cell>
          <table:table-cell table:style-name="Table1.A1" office:value-type="string">
            <text:p text:style-name="P10">Predictive Processing in philosophy and neuroscience</text:p>
          </table:table-cell>
        </table:table-row>
        <table:table-row table:style-name="Table1.1">
          <table:table-cell table:style-name="Table1.A1" office:value-type="string">
            <text:p text:style-name="P9">34:30</text:p>
          </table:table-cell>
          <table:table-cell table:style-name="Table1.A1" office:value-type="string">
            <text:p text:style-name="P10">Predictive coding vs. predictive processing</text:p>
          </table:table-cell>
        </table:table-row>
        <table:table-row table:style-name="Table1.1">
          <table:table-cell table:style-name="Table1.A1" office:value-type="string">
            <text:p text:style-name="P9">41:03</text:p>
          </table:table-cell>
          <table:table-cell table:style-name="Table1.A1" office:value-type="string">
            <text:p text:style-name="P10">Predictive coding in the brain</text:p>
          </table:table-cell>
        </table:table-row>
        <table:table-row table:style-name="Table1.1">
          <table:table-cell table:style-name="Table1.A1" office:value-type="string">
            <text:p text:style-name="P9">46:03</text:p>
          </table:table-cell>
          <table:table-cell table:style-name="Table1.A1" office:value-type="string">
            <text:p text:style-name="P10">Karl Friston and variational Bayesian Inference</text:p>
          </table:table-cell>
        </table:table-row>
        <table:table-row table:style-name="Table1.1">
          <table:table-cell table:style-name="Table1.A1" office:value-type="string">
            <text:p text:style-name="P9">48:52</text:p>
          </table:table-cell>
          <table:table-cell table:style-name="Table1.A1" office:value-type="string">
            <text:p text:style-name="P10">Bayesian Inference with Variational Inference</text:p>
          </table:table-cell>
        </table:table-row>
        <table:table-row table:style-name="Table1.1">
          <table:table-cell table:style-name="Table1.A1" office:value-type="string">
            <text:p text:style-name="P9">55:56</text:p>
          </table:table-cell>
          <table:table-cell table:style-name="Table1.A1" office:value-type="string">
            <text:p text:style-name="P10">Inverse Bayesian inference and predictive coding</text:p>
          </table:table-cell>
        </table:table-row>
        <table:table-row table:style-name="Table1.1">
          <table:table-cell table:style-name="Table1.A1" office:value-type="string">
            <text:p text:style-name="P9">1:02:00</text:p>
          </table:table-cell>
          <table:table-cell table:style-name="Table1.A1" office:value-type="string">
            <text:p text:style-name="P10">Predictive coding formalism, Introduction</text:p>
          </table:table-cell>
        </table:table-row>
        <table:table-row table:style-name="Table1.1">
          <table:table-cell table:style-name="Table1.A1" office:value-type="string">
            <text:p text:style-name="P9">1:05:47</text:p>
          </table:table-cell>
          <table:table-cell table:style-name="Table1.A1" office:value-type="string">
            <text:p text:style-name="P10">Predictive coding in deep neural networks</text:p>
          </table:table-cell>
        </table:table-row>
        <table:table-row table:style-name="Table1.1">
          <table:table-cell table:style-name="Table1.A1" office:value-type="string">
            <text:p text:style-name="P9">1:11:45</text:p>
          </table:table-cell>
          <table:table-cell table:style-name="Table1.A1" office:value-type="string">
            <text:p text:style-name="P10">Predictive coding 3, Bayesian mechanics</text:p>
          </table:table-cell>
        </table:table-row>
        <text:soft-page-break/>
        <table:table-row table:style-name="Table1.1">
          <table:table-cell table:style-name="Table1.A1" office:value-type="string">
            <text:p text:style-name="P9">1:15:42</text:p>
          </table:table-cell>
          <table:table-cell table:style-name="Table1.A1" office:value-type="string">
            <text:p text:style-name="P10">Predictive coding and its biological plausibility</text:p>
          </table:table-cell>
        </table:table-row>
        <table:table-row table:style-name="Table1.1">
          <table:table-cell table:style-name="Table1.A1" office:value-type="string">
            <text:p text:style-name="P9">1:25:07</text:p>
          </table:table-cell>
          <table:table-cell table:style-name="Table1.A1" office:value-type="string">
            <text:p text:style-name="P10">Predictive coding and Bayesian inference</text:p>
          </table:table-cell>
        </table:table-row>
        <table:table-row table:style-name="Table1.1">
          <table:table-cell table:style-name="Table1.A1" office:value-type="string">
            <text:p text:style-name="P9">1:28:24</text:p>
          </table:table-cell>
          <table:table-cell table:style-name="Table1.A1" office:value-type="string">
            <text:p text:style-name="P10">Proximal predictive coding with action</text:p>
          </table:table-cell>
        </table:table-row>
        <table:table-row table:style-name="Table1.1">
          <table:table-cell table:style-name="Table1.A1" office:value-type="string">
            <text:p text:style-name="P9">1:33:54</text:p>
          </table:table-cell>
          <table:table-cell table:style-name="Table1.A1" office:value-type="string">
            <text:p text:style-name="P10">Predictive coding and Active Inference</text:p>
          </table:table-cell>
        </table:table-row>
        <table:table-row table:style-name="Table1.1">
          <table:table-cell table:style-name="Table1.A1" office:value-type="string">
            <text:p text:style-name="P9">1:37:44</text:p>
          </table:table-cell>
          <table:table-cell table:style-name="Table1.A1" office:value-type="string">
            <text:p text:style-name="P10">Predictive Coding in a Future World</text:p>
          </table:table-cell>
        </table:table-row>
      </table:table>
      <text:p text:style-name="P17"/>
      <text:p text:style-name="P11"/>
      <text:h text:style-name="P5" text:outline-level="2">TRANSCRIPT</text:h>
      <text:p text:style-name="P23">00:26 Daniel:</text:p>
      <text:p text:style-name="P23">Hello and welcome everyone. It's April 28, 2022, and we're here in ActInf Lab Livestream number 430, discussing predictive coding, a theoretical experimental review. Welcome to the ActInf lab. We're a participatory online lab that is communicating, learning, and practicing applied active inference. You can find us at links here on the slide.</text:p>
      <text:p text:style-name="P23">This is recorded in an Active Livestream, so please provide us with feedback so we can improve our work. All backgrounds and perspectives are welcome and will be following video etiquette for live streams. Head over Active Inference Lab if you ant to learn more about how to participate in the live streams or anything else happening in active inflap. Okay. We're here today to learn and discuss the paper Predictive Coding a Theoretical and Experimental Review by Beren Millidge, Anil, Seth and Christopher Buckley.</text:p>
      <text:p text:style-name="P23">01:32 The video is just an introduction and a contextualization for some of the ideas and some of the details of the paper. In the broad sense, it's not a review or a final word. It's asked with some of these other technical dense papers. It's like an opening for those who have technical questions at the learning side of things or at the more advanced research side of things to come get involved. Because this is a technical paper, but also, hopefully, as will unpack, it has a lot of cool biology and philosophy implications.</text:p>
      <text:p text:style-name="P23">So in 43.0, we're going to say hello and introduction some big questions, then cover the aims and claims of the paper, the abstract and the roadmap, and then pretty much just jump right in. And we're going to focus a lot on the introduction, the context, and the single layer predictive coding model. And then we'll go a little bit faster through the later sections of the paper talking about some generalizations of predictive coding and some important points that the authors raise.</text:p>
      <text:p text:style-name="P23">02:36 So if you want to participate in 43.1 or two in the coming weeks, just let us know, okay? So we can say hello and give any information that we like.</text:p>
      <text:p text:style-name="P23">And also just maybe something that we thought was exciting or something that motivated us to get involved in this quite involved paper. So I'm Daniel, I'm a researcher in California, and I was curious to learn more about how predictive encoding and predictive processing related to active inference and also just about how different models framed anticipatory systems. So. Over to you, Maria.</text:p>
      <text:p text:style-name="P23"/>
      <text:p text:style-name="P23">03:21 Maria:</text:p>
      <text:p text:style-name="P23">Hello, Daniel and everyone. I have a bachelor degree in psychology and I am a master's candidate in Philosophy of Science in the University of St. Paul, Brazil. And I am researching the relationship between addictive processing and illusionist theories of consciousness. And I think what brought me here today was my wish to start learning about the formalisms because I don't really see it in philosophy and I don't actually need it for my dissertation.</text:p>
      <text:p text:style-name="P23"><text:soft-page-break/>But eventually I wanted to continue my work on predictive processing. So eventually I had to start and I just thought about maybe that's a good idea to come here and minimize my uncertainties.</text:p>
      <text:p text:style-name="P23"/>
      <text:p text:style-name="P23">04:12 Daniel:</text:p>
      <text:p text:style-name="P23">Awesome. Through inference and or through action. And also, thanks a lot, Brock, for helping the dot zero.</text:p>
      <text:p text:style-name="P23">So we'll just start with the big questions and these are the kind of questions that might motivate someone or interest them in this paper without even mentioning active coherence per se. But these are like some big questions that get touched upon what is the formal basis of predictive encoding? How is predictive coding used or useful? What are some areas of current and future development? And what is the relationship between predictive coding active coherence lab?</text:p>
      <text:p text:style-name="P23">And hopefully we'll draw out more questions. Anything else to add about this?</text:p>
      <text:p text:style-name="P23"/>
      <text:p text:style-name="P23">04:56 Maria:</text:p>
      <text:p text:style-name="P23">No, not really. Cool.</text:p>
      <text:p text:style-name="P23"/>
      <text:p text:style-name="P23">05:00 Daniel:</text:p>
      <text:p text:style-name="P23">The paper is predictive coding a theoretical and experimental review. I think the first version was from 2021, but the second revised version was 22 by Millidge, Seth and Buckley. And just to review the core claim and then some of the aims and directions they set out, they write that no comprehensive review of predictive coding theory and especially of recent developments in the field exists.</text:p>
      <text:p text:style-name="P23">That's their claim. And then they aim towards providing a comprehensive review both of the core mathematical structure and logic of predictive encoding. So there's a mathematical review and summarization aspect to the paper. And then they also review a wide range of classic and recent work within the framework, ranging from biologically realistic microcircuits that could implement predictive coding to the close. Relationship between predictive coding and the widely used back propagation of error algorithm, as well as surveying the close relationship between predictive coding and Modern machine learning techniques.</text:p>
      <text:p text:style-name="P23">06:09 That's how they set out where they want to go. Would you like to read the first slide of the abstract?</text:p>
      <text:p text:style-name="P23"/>
      <text:p text:style-name="P23">06:19 Maria:</text:p>
      <text:p text:style-name="P23">Okay, so predictive coding offers a potentially unifying account of cortical function, postulating that the force function of the brain is to minimize prediction errors with respect to a generative model of the world. The theory is closely related to the Bayesian brain framework and over the last two decades has gained substantial influence in the field of theoretical and cognitive evidence. A large body of research has Harrison, based on both empirically testing, improved and extended theoretical and mathematical models of predictive coding, as well as in evaluating their potential biological plausibility for implementation in the brain and COVID create neurophysiological and psychological predictions made by the theory. Despite this encoding popularity, however, no comprehensive review of predictive coding theory and especially of recent developments in this field exists.</text:p>
      <text:p text:style-name="P23"/>
      <text:p text:style-name="P23"><text:soft-page-break/>07:25 Daniel:</text:p>
      <text:p text:style-name="P23">Here we provide a comprehensive review of both of the core mathematical structure and logic of predictive coding, thus complementing recent tutorials in the literature. And we also review a wide range of classic and recent work within the framework, which is what we had read previously in the Ames. So that's how the authors describe their own work. And now we're going to see their roadmap, see how they went about getting there, and then we're going to jump right into the introduction and then the formulasms. So here we see the roadmap and the rough outline of the paper is as follows.</text:p>
      <text:p text:style-name="P23">Section one provides an introduction that contextualizes predictive coding and will also be unpacking it in a philosophical and historical view. Section two provides an initial pass on the one level predictive coding model, sort of the kernel or the archetype or the motif of predictive coding and connects it importantly to variational inference.</text:p>
      <text:p text:style-name="P23">08:31 Then predictive coding is generalized or extended or elaborated in a few important directions. So like in section two two, it's generalized into a multilevel case. In section two three, the concept of generalized coordinates are introduced.</text:p>
      <text:p text:style-name="P23">In section four, precision is introduced as a concept and in section two five, it's connected back to the brain. Section three discusses paradigms of predictive coding both unsupervised and supervised and also connects it through those sections and others to some research in machine learning. And then in section four, there's connections between predictive coding and some other algorithms, both those algorithms that are common in machine learning and computational statistics, like the error back propagation, linear predictive coding and common filtering and normalizing flows and biased competition. And then in section four, five explicit connection is drawn between predictive coding active inference lab which brings in the Costa of action as well as the idea of PID control.</text:p>
      <text:p text:style-name="P23">09:41 And the discussion section closes with just a few other thoughts and summaries and directions and challenges.</text:p>
      <text:p text:style-name="P23">And there are several appendices. So it's a longish paper or monograph, but it's an excellent paper and we're just going to COVID more of an emphasis on the context in the beginning and then sort of skip over or trail off over a few things. But there's a lot to unpack. So I hope that we can like learn more in the coming weeks. If the authors want to join or if anybody else wants to join, anything to add on roadmap or ready for introduction, let's go.</text:p>
      <text:p text:style-name="P23">All right. Awesome. So I'll just add some notes from this section of the introduction and then Maria, feel free to add anything. So how do they introduce predictive encoding? They introduction predictive coding theory as an influential theory in computational and cognitive neurosciences, which proposes a potential unifying theory of cortical function that's like related to the cortex of the brain, namely that the core function of the brain is to minimize prediction error, where the prediction error signals mismatches between predictive input and the input actually received.</text:p>
      <text:p text:style-name="P23">11:02 Minimizing the divergence between expectation and observations is going to be a big theme. And approaching that inclination, it can be achieved in multiple ways. And they're colored differently here through immediate inference about the hidden states of the world. Like, I thought the ball was over here. I'm getting evidence it's over here.</text:p>
      <text:p text:style-name="P23">So I should just update how I think about the world, which can explain perception, like the perception of a Bull moving across the visual field through updating a Global world model to make action prediction. Which could explain learning, like learning a little bit higher level than just where the Bull <text:soft-page-break/>is in the visual field, but like where balls tend to be in the visual field or how fast they tend to move around. And finally through action to sample sensory data from the world that conforms to the predictions. And that's when we'll introduce action action prediction coding in the latter sections of the paper. And then just last point, they say that predictive coding both an extremely developed and principled mathematical framework in terms of variational inference as well as many empirically tested computational models that have close links to machine learning.</text:p>
      <text:p text:style-name="P23">12:15 So that's how they introduction this is as a unifying theory that integrates inference as well as action inference of different kinds, more like perceptual and more like learning. And they're saying that it has a very rich mathematical framework and it's been connected to insights in biology and in machine learning. Anything to add?</text:p>
      <text:p text:style-name="P23"/>
      <text:p text:style-name="P23">12:43 Maria:</text:p>
      <text:p text:style-name="P23">Nope.</text:p>
      <text:p text:style-name="P23"/>
      <text:p text:style-name="P23">12:45 Daniel:</text:p>
      <text:p text:style-name="P23">So they write predictive coding as a theory also offers a single mechanism that accounts for diverse perceptual and neurobiological phenomena such as end stopping, bistable, exteroception like illusions, repetition, suppression, illusory emotions, and attention modulation of neural activity. So they're pointing to the integrative nature of this theory or framework to model all of these diverse phenomena as being an advantage. Like we could have a special theory for just bistable perception, a special theory for just repetition, suppression and so on. But this is a framework by which those outcomes are occurring as kind of outcomes of an underlying framework.</text:p>
      <text:p text:style-name="P23">Predictive coding rather than needing special theories so that kind of like parsimony or concilience is pursued in the areas like cognitive neuroscience. And as such, and perhaps uniquely among neuroscientific theories, predictive coding encompasses all three layers of Mars hierarchy by providing well characterized and importantly and empirically supported view of what the brain is doing at all of the computational, algorithmic and implementational levels.</text:p>
      <text:p text:style-name="P23">14:00 So mars very influential hierarchical. It's kind of like Tin Bergen's questions or a little bit like Maslow's hierarchical. You can think of it as like an organizing or a sense making framework.</text:p>
      <text:p text:style-name="P23">Again to the question what are brains doing? And so we're going to have like three different kinds of answers to what brains are doing. There's going to be an answer at the level of computation, algorithm and implementation. And so here with the example of a bird flying, the computational level is like flight. It's like the why.</text:p>
      <text:p text:style-name="P23">What is the algorithm doing? It's a sorting algorithm. What is the brain doing in this situation? It's tracking a moving object. Then there's the flapping level, which is the algorithm, which is kind of like pseudocode.</text:p>
      <text:p text:style-name="P23">And that's suggesting the what of how that why is realized. Like what is happening in this sorting algorithm? Well, it's doing this this what is the flight function being realized by?</text:p>
      <text:p text:style-name="P23">15:03 It's being realized by flapping of the wings. And then there's the implementation.</text:p>
      <text:p text:style-name="P23">So it's not just the flapping of anything, it's the flapping of something specific. And so that's the implication details. And those levels of analysis have been helpful and provocative in connecting computational cognitive theories to neurobiological theories. So it's been a very influential and <text:soft-page-break/>discussion provoking framework that has helped people connect as well as challenge some of the similarities and differences between computers and brains.</text:p>
      <text:p text:style-name="P23">Great.</text:p>
      <text:p text:style-name="P23">This is still in the introduction and they're going to kind of give us a qualitative perspective action prediction coding and then we're going to be diving into a lot more historical and technical detail. But how does predictive coding work? The core intuition behind predictive coding is that the brain is composed of a hierarchy of layers which are each making predictions about the activity of the layer immediately below them in the hierarchy.</text:p>
      <text:p text:style-name="P23">16:13 So there are two directions in this predictive coding multilayer scheme which we're just introduction here as kind of a heuristic, and then we're going to zoom in to just what's happening at one level and then we're going to pull back out to kind of recovering this multilevel formalism. The dowd descending predictions at each level that's the Bleu arrow are compared with the activity and inputs of each level to form prediction errors.</text:p>
      <text:p text:style-name="P23">This is the information in each layer which could not be successfully predicted. These prediction errors are then fed upwards, that's the red arrow to serve as inputs to higher levels which can then be utilized to reduce their own prediction error. So that's kind of the bigger picture. Like the idea at the top level is like I'm tracking a soccer ball that's moving from the left to the right and then that gets transduced in certain ways and that is in this case resulting in kind of a visual perceptive level prediction about what one should expect to see.</text:p>
      <text:p text:style-name="P23">17:19 And this is again just a multi level predictive coding scheme that is often used.</text:p>
      <text:p text:style-name="P23">But we're going to zoom back to just what's happening at a single level and then what is happening at multiple levels.</text:p>
      <text:p text:style-name="P23">Awesome. Here's a fun 2020 paper by sorry, 2018 paper by Karl Friston. Does predictive coding have a future? And this is going to provide just a little bit of context and then we're going to jump more into though Karl wrote, in the 20th century, we thought the brain extracted knowledge from sensation. That's like the recognition model and that's sort of the incoming sensory processing model.</text:p>
      <text:p text:style-name="P23">The 21st century witnessed a strange conversation in which the brain became an organ of inference, actively constructing explanations for what's going on out there beyond its sensory epithelia. One paper played a key role in this paradigm shift and Karl goes on to write that a 1999 paper by Rao and Ballard, which we're going to talk more about for him was one of those papers that's a once in a decade find so we're going to talk more about it.</text:p>
      <text:p text:style-name="P23">18:31 But this is just kind of connecting it early to Karl firstton's line of research the connection between active inference and predictive coding and the idea that sometimes it's these early transdisciplinary papers that can stitch two different Fields together, and that that can have longterm consequences for essentially perennial questions like how do perception, learning, attention, and sensation all work together? And under what imperative might they work together?</text:p>
      <text:p text:style-name="P23">And then the authors provide a very preliminary discussion that they're going to go into more later about how predictive coding matters for machine learning. And so they write predictive coding proposes that using a simple, unsupervised lost function such as simply attempting to predict incoming sensory data is sufficient to develop a complex, general and hierarchically rich representations of the world.</text:p>
      <text:p text:style-name="P23">19:33 They're suggesting that this has found support in the successes of Modern machine learning <text:soft-page-break/>models that are trained on unsupervised predictive or autoregressive objectives. So here are some of the papers that they cite. This is the Brown et all and the Kaplan et al.</text:p>
      <text:p text:style-name="P23">And these both have to do with the training of what are increasingly becoming important Modern machine learning methods, which are the language models in contrast to Modern machine learning algorithms, which are trained to end with a Global loss at the output. So given the total big data set, give me the lowest total error on the whole data set action prediction coding. Prediction errors are computed at every layer, which means that each layer only has to focus on minimizing local errors than Global loss. This property potentially enables predictive coding to learn in a biologically plausible way using only local and Hebbian learning rules.</text:p>
      <text:p text:style-name="P23">20:34 And this is going to connect to common filtering and PID control.</text:p>
      <text:p text:style-name="P23">So they're kind of laying out the land and showing where they're going to connect in the introduction very, very qualitatively. And then again we're going to zoom back down to find out what's happening at one level of predictive coding and then try to rebuild some of the formalisms related to column and filtering and PID control. And the bigger questions that people might be curious about asking would be like what does it mean for computation to be biologically inspired? What is possible when we're thinking about some of the similarities and differences and complementarities between biological and different kinds of conventional and unconventional computation?</text:p>
      <text:p text:style-name="P23">The next part Maria, please take it away. I'll be changing slides. So thanks a lot for adding a lot of the historical context and looking forward to learning about what you have to share here.</text:p>
      <text:p text:style-name="P23"/>
      <text:p text:style-name="P23">21:40 Maria:</text:p>
      <text:p text:style-name="P23">Okay, so this is actually the paragraph that is in the paper that they start talking about the history of predictive coding. So while predictive coding as a neuroscientific theory originated in the Monod Raw and Ballard Kiverstein or something laughing and dumps, and was first developed into its Modern mathematical form and comprehensive theory of cortical responses in the mid two thousand s with Friston.</text:p>
      <text:p text:style-name="P23">It has deep intellectual anticods. These precursors include Ham Holt's notion of perception as an unconscious inference and Khan's notion that a priority structure is needed to make sense of sensory action and as well as early ideas of compression and feedback control and cybernetics and information theory. And on the next slide, I will be talking a little bit more about history and philosophy of predictive coding and then some core formalisms and various generalizations and elaborations of predictive coding.</text:p>
      <text:p text:style-name="P23">22:56 If there's anything you want to say, then you just feel free to jump in. Okay?</text:p>
      <text:p text:style-name="P23">So the historical and philosophical background of perception is huge. However, seen in the context of predictive coding framework, authors usually come up with a similar reasoning about perception. And then we can start thinking with the free philosopher Plato on his allegory of the cave from 514 to 520 before Christ, which he said basically that some people would be trapped in a cave forever, watching shadows cast. By objects moving near a fire behind them. And then they would, like, be there forever.</text:p>
      <text:p text:style-name="P23">Have children that would grow like that inside the cave. And eventually these shadows from the objects near fire behind them would be the real thing and the only thing for these people.</text:p>
      <text:p text:style-name="P23">24:00 They wouldn't believe that there is anything outside the cave. So this would be it. These shadows would be the only thing.</text:p>
      <text:p text:style-name="P23"><text:soft-page-break/>Okay, so what Plato would claim here is that our own conscious perceptions are just like these shadows, meaning that they are indirect reflections of hidden causes that we can never directly encounter.</text:p>
      <text:p text:style-name="P23">A few centuries later, the Arab medieval scholar Alhazen wrote a lot of interesting notes on visual perception. Actually, he wrote six volumes, if I'm not mistaken, of his book of Optics, where he explore the view that human perception often depends on mechanisms of judgment and coherence instead of providing access to straight to the world. So you can see that very early in our Western thinking, we have this notion that we do not have direct access to the world, that there is some inference gain on.</text:p>
      <text:p text:style-name="P23">25:19 Okay.</text:p>
      <text:p text:style-name="P23"/>
      <text:p text:style-name="P23">25:23 Daniel:</text:p>
      <text:p text:style-name="P23">Brea.</text:p>
      <text:p text:style-name="P23"/>
      <text:p text:style-name="P23">25:24 Maria:</text:p>
      <text:p text:style-name="P23">All right, so jumping to the 18th century, we can find two important philosophers, okay, the English COVID Hum and the German Emmanuel Cup in 40 explore the active coherence and causation. The problem of introduction that he brought was an analysis of cause and effect in perception. And the conclusion that he got is that all our mental life could be traced back to the effects of self experience because since we do not have direct contact with the world, we could never have one to one relationship with the objects there. And therefore it is possible to have one effect with many possible causes and one causes with many effects.</text:p>
      <text:p text:style-name="P23">The solution here would be then extracting statistical regularities and imagining what happens when the word is intervened upon a controlled manner as the flaws.</text:p>
      <text:p text:style-name="P23">26:30 For Jacob how he developed in his book the predictive mind in 2014. Equally important in the critique of peer reason in 1781, ant will add and important element to the story, among countless other elements to the story. He will add that the brain uses existing information regarding space and time to make sense of the chaotic sensory data it constantly receives to provide an organism the perception as they know. So all of these scholars would tell us, right in the early ages that we do not have direct access to the things in the world and we need preexisting information to make sense of all the data we constantly receive.</text:p>
      <text:p text:style-name="P23">Lots of predictive coding stuff.</text:p>
      <text:p text:style-name="P23"/>
      <text:p text:style-name="P23">27:30 Daniel:</text:p>
      <text:p text:style-name="P23">It really makes me wonder why it's sometimes still so ineffable or poorly understood or even seen as controversial. Some of these perspectives which have been, as you are describing, like thought of and convergently come to for many thousands of years in different cultures. So really interesting.</text:p>
      <text:p text:style-name="P23"/>
      <text:p text:style-name="P23">27:55 Maria:</text:p>
      <text:p text:style-name="P23">Yes, and well, in the late 19th century, the German scientist Herman von Helmholtz in 1860 depicted perception as evolving probabilistic inference. Yeah, he is one of our gods and he was really inspired by Ant.</text:p>
      <text:p text:style-name="P23"><text:soft-page-break/>With that inspiration, he developed the idea of the brain as a hypothesis tester and that perception is a process of unconscious inference. Okay? And more specifically, this idea that he developed in experiments with that perception has to be inferred by combining sensory signals with the brain expectations and beliefs about their causes. And such inferences happen without the subjects awareness. I mean, it has to happen without the subjects awareness because imagine all the chaotic sensory data encoding and you open your eyes and you have to try to organize everything.</text:p>
      <text:p text:style-name="P23">29:03 It doesn't happen that way. You just open Harrison, everything is still stable and so it's unconscious. And you need to keep track of the causes in the world by updating perceptual best guesses or you can say hypothesis as new sensory signals arrive. So here he built the idea that we use sensory signals with the brain expectations to update the hypothesis for the causes of the effect we receive in the world. And this means that he somehow turned humes and comma inside scientifical, claiming that we can only infer things out there in the world behind a sensory veil, which if I'm not mistaken, will be eventually called Markov blanket.</text:p>
      <text:p text:style-name="P23">30:05 Is that right?</text:p>
      <text:p text:style-name="P23">Maybe unveiled. I thought it was crucial to many different works in machine learning, one that was even nicely named as Helmholtz machine. He was crucial in psychology, in neuroscience, cognitive science and so on, particularly in psychology. Helmholtz in evidence inspired Irish Knighter in 1967 and later Richard Gregory in 1980 and Eve Brain Rock in 1983 to develop the analysis by synthesis approach, which is the process that analyzed a signal or image by reproducing it using a model. There, there is a picture of Nysos analysis based Hinton this approach, some schema available in this link.</text:p>
      <text:p text:style-name="P23">And in fact, Gregory built some kind of neurohypothesis testing model based on his Hampshire understanding of the brain as continually formulated perceptual hypothesis about the world and testing them by acquiring data from sensory organs.</text:p>
      <text:p text:style-name="P23">31:21 Okay, so many things happened after the analysis by synthesis stuff, but I will just jump to what we have in philosophy today because we will touch the formalisms and the computation stuff afterwards. Okay? So I will just make a jump and go to what we have in philosophy today. So recent work in philosophy and cognitive evidence have attributes to the expanse of predictive encoding framework and the Beijing paradigm in the brain. And many of the seminar works we have address predictive encoding as predictive processing without, you know, any relevant difference in the first instance and well, for instance the philosopher Jacob Hohwy, that is based in Monash University, Australia aimed to the aim down the improvement of predictionary minimization mechanism and the concept of winning hypothesis for conscious perception.</text:p>
      <text:p text:style-name="P23">32:27 Also he is interested in what PP predictive processing studies can bring to people with mental disorders such as autism and schizophrenia, actually the three of them of the philosophers you are interested in what people can bring to improvements in psychiatry and medicine general. So in 2014 he published an important textbook on the matter that is The Predictive Mind the Red book you can see where he tries to solve the problem of perception inspired on humans induction problem with Bayesian Coherence and predictive processing. Later in 2016, the philosopher Andy Clark, based on University of Sussex, England carefully developed what he called action oriented predictive processing in his book Surfy Uncertainty, where he adds and advances the crucial role of action in our perception. And he makes a lot of interesting connections between recent works in computational neuroscience, artificial intelligence and he's and eclectic philosophy of mind.</text:p>
      <text:p text:style-name="P23"><text:soft-page-break/>33:35 And last year in 2021, the Neuroscientist and USAF, one of the authors of this paper we're talking here and also by the University of Susacs made an amazing contribution to the feud with his book Being New where he claims that we are beast machines whose perception is a controller hallucination.</text:p>
      <text:p text:style-name="P23">And he improves consciousness descriptions using predictive processing framework and establishing the real problem of consciousness. That in his own words requires explaining why a particular pattern of brain activity or other physical process maps to a particular kind of conscious experience, not merely establishing that it does. Philosophers and scientists work here they are.</text:p>
      <text:p text:style-name="P23">Okay, all right, so I was talking about predictive coding and then I went to predictive processing.</text:p>
      <text:p text:style-name="P23">34:41 Is there a difference? Well, many authors would use the terms freely. Okay, but then I found Clark saying in his book the difference that he understands from predictive coding to predictive processing. So he puts as the fact that predictive processing is not simply the use of the data compression strategy known as predictive coding, rather it is the use of that strategy in a very special context of hereaftical motilevel systems deploying probabilistic generative models.</text:p>
      <text:p text:style-name="P23">Such systems exhibit powerful forms of learning and deliver rich forms of context generative process and are able flexibly to combine topdown and bottom up flows of information within multilayer cascade. Predictive processing does combine the use within a multilevel bidirectional cascade of topdown probabilistic generative models with the core predictive coding strategy of efficient encoding and transmission.</text:p>
      <text:p text:style-name="P23">35:54 Okay, from this I'm not sure if you agree with me, Daniel, but reading this paragraph makes me wonder. I mean, okay, predictive encoding is a local bottom up, top down briscade and stuff, but it also is multilayer. Yes. It also has some hierarchy. So I'm not sure what he Dean, I'm not sure if I understand the difference between predictive coding and predictive processing, as he puts.</text:p>
      <text:p text:style-name="P23"/>
      <text:p text:style-name="P23">36:33 Daniel:</text:p>
      <text:p text:style-name="P23">Yeah, very insightful. And it made me think about the difference between coding like programming and data coding, like Python coding for data and data processing, which is a little bit like it could be multiple computer languages. And so you're really highlighting something important, which is that when the data are compressed according to a strategy where the errors are being transmitted rather than the actual sort of estimate itself, that's like that information chance is in a predictive coding way. And then this helps us use predictive processing for the bigger picture for systems that implement predictive coding modules, but that's not like the only module they're deploying. So that will be something cool to, like, hear people's perspective on.</text:p>
      <text:p text:style-name="P23">Really nice distinctions here, though.</text:p>
      <text:p text:style-name="P23"/>
      <text:p text:style-name="P23">37:29 Maria:</text:p>
      <text:p text:style-name="P23">Yep.</text:p>
      <text:p text:style-name="P23">Okay, so I wrote something here that, just like you said, that maybe coding would be better to use for formalism and implementation of processing for the fault of understanding that prediction is the basis of signal interpretation as opposed to descriptive.</text:p>
      <text:p text:style-name="P23">Okay, so jumping back to formalism predictive coding and information theory and signal processing. Okay, so another deep intellectual influence in predictive coding comes from information theory from <text:soft-page-break/>Channel Force Eight, and especially the minimal redundancy principle of Barlow in 61 Two.</text:p>
      <text:p text:style-name="P23">38:32 Information theory tell us that information is inseparable from a lack of predictability. If something is predictable before observing it, it cannot give us much information. I loved this sentence.</text:p>
      <text:p text:style-name="P23">Conversely, to maximize the rate of information transfer, the message must be minimally predictable and hence minimally redundant. Predictive encoding as a means to remove redundancy in a signal was first applied in signal processing, where it was used to reduce transmission bandwidth for video transmission and do you want to say something?</text:p>
      <text:p text:style-name="P23"/>
      <text:p text:style-name="P23">39:18 Daniel:</text:p>
      <text:p text:style-name="P23">I'll just describe this without reading it. It was a common and effective, although it can be improved on by other methods. It's a method for video encoding known as frame differentiate, where basically one frame gets described and then subsequent frames, only the pixels that change have to be described.</text:p>
      <text:p text:style-name="P23">So that is a lot like an analogy to predictive coding in the sense that it's able to connect the differences between subsequent time steps and use that to give really only the informative pieces. Like I have about 100 digit number and then I'm just going to tell you the third digit changed. Now it's an eight. Instead of having to repeat the same number and then 99 of those digits, they're informative, like in the sense that they're good info, it's true, but they're not informative in the information theory context because they were quite predictable before observing it.</text:p>
      <text:p text:style-name="P23"/>
      <text:p text:style-name="P23">40:18 Maria:</text:p>
      <text:p text:style-name="P23">Okay, so initial schemes used a simple approach of subtracting the new to be transmitted frame from the old forage. In effect, using a trivial prediction that the new frame is always the same as the old frame, which works well in reducing bandwidth in many settings where there are only a few objects moving in the video against the static background. And more advanced methods often predict each new frame using a number of past frames weighted by some coefficient and approach known as linear predictive coding.</text:p>
      <text:p text:style-name="P23">Okay, so now encoding in the eye and the brain. The first concrete dimension of predictive coding in the neurosystem arose as a model of Neuropropeties of the retina with Srinive, specifically as a model of center surrounded cells which fire when presented with either a light spot against the dark backgrounds on center of surround or alternatively, a dark spot against a light background of center on surround cells.</text:p>
      <text:p text:style-name="P23">41:43 It was argued that this coding scheme helps to minimize redundancy in the visual scheme, specifically by removing the spatial redundancy in natural visual scenes, that the intensity of one pixel helps predict quite well the intensity of neighboring pixels and then the first picture related to it.</text:p>
      <text:p text:style-name="P23">Do you want to talk about it?</text:p>
      <text:p text:style-name="P23"/>
      <text:p text:style-name="P23">42:14 Daniel:</text:p>
      <text:p text:style-name="P23">We're just going to look at two different tissues of the nervous system that have some predictive elements. And this is referring to some of the photosensitive cells that are on the retina and that's work that had been done qualitatively and empirically for hundreds of years but then was connected to predictive perspectives in the we're also going to look, as you'll now unpack at what's happening in the cortex of the brain amongst different layers.</text:p>
      <text:p text:style-name="P23"><text:soft-page-break/></text:p>
      <text:p text:style-name="P23">42:47 Maria:</text:p>
      <text:p text:style-name="P23">With manfrode was perhaps the first to extend this theory of the retina and the LGM to a fully fledged general theory of cortical function. His theory was motivated by simple observations about the neurophysiology of cortical cortical connections, specifically the existence of separate feed forward and feedback paths where the feedforward path is originated in the superficial layers of the cortex and the feedback pathways originated primarily in the deep layers.</text:p>
      <text:p text:style-name="P23"/>
      <text:p text:style-name="P23">43:25 Daniel:</text:p>
      <text:p text:style-name="P23">Great. So we kind of had this philosophy development happening over thousands of years and then in the 1900s, people were starting to connect the neuroanatomy and the histology to some of these predictive Dean and then now let's kind of close the loop and bring it back to the critical work that Friston highlighted in his 2018 Casper.</text:p>
      <text:p text:style-name="P23"/>
      <text:p text:style-name="P23">43:50 Maria:</text:p>
      <text:p text:style-name="P23">Hesp. And our predictive coding in the brain gets computational mathematical. While Mountforth's theory contained most aspects of classical predictive coding theory in the cortex. It was not accompanied by any simulations or empirical work. And so its potential as a framework for understanding the cortex Beren not fully appreciated.</text:p>
      <text:p text:style-name="P23">And so, again, the similar work of Ronen Ballard in 99 Nine had its impact precisely by doing this. And so they created a small predictive coding network encoding to the principles I'm sorry. They created a small predictive encoding network encoding to the principles identified by Mumford and empirically investigated its behavior, demonstrating that the complex and dynamic interplay action prediction and prediction errors could explain several otherwise perplexing neurophysiological phenomena, specifically, extra causal receptive field effects, such as and stopping neurons.</text:p>
      <text:p text:style-name="P23"/>
      <text:p text:style-name="P23">44:59 Daniel:</text:p>
      <text:p text:style-name="P23">Yeah, this is pretty interesting because even the idea that the neurons that are active while a certain stimuli is being presented, that those are neurons that are receptive to that stimuli, that's within the paradigm of signal reception. And then it's like there's classical signal reception.</text:p>
      <text:p text:style-name="P23">You know, the pitcher throws the ball, the catcher catches the ball. It's classic. But unfortunately or not, there's all these so called extra classical effects. And so this paper proposed a simple architectures that was able to encompass the so called classical as well as some of the important extra classical effects under this predictive processing framework. And so that really led to a lot of developments in neuroscience in the last 20 plus years, and that's exactly what we're going to go into now.</text:p>
      <text:p text:style-name="P23">So thanks for providing that awesome context. It really helps, I think, situate some of the details that we're about to look into.</text:p>
      <text:p text:style-name="P23">46:03 Okay, so let's get a little technical. What happened after round ballard's 1999 synthesis. So remember that Karl Friston said that that was like one of those once in a decade papers for him.</text:p>
      <text:p text:style-name="P23">So how did he change his action selection publication policies after reading that paper? Well, anyone could guess, but what Friston did was that he Costa the predictive coding algorithm as approximate Bayesian coherence upon generative models. And this is going to be connected. This is all in the paper <text:soft-page-break/>for people to read, but this connects basically all of the previous themes that we had been talking about, like the information theory minimum redundancy and the Helmholtzian idea of perception as inference come together in the Bayesian perspective on the predictive coding architecture by Rao and Ballard.</text:p>
      <text:p text:style-name="P23">47:06 So the author's right.</text:p>
      <text:p text:style-name="P23">Fristen's approach reformulates the mostly heuristic Rau and Ballard model in the language of variational Bayesian inference, which we're going to look more at. Karl Friston showed that the energy function in Row and Ballard can be understood as a variational free energy of the kind that is minimized through variational inference. So that really connected the dots between predictive coding architectures and the empirical biological findings to all this work on variational Bayesian coherence. And those are the 2003 five and eight single author papers by Karl so what is variational and Bayesian and variational Bayesian approaches? And we're just going to look at the author's words and there's many, many awesome places to look for educational materials and also check out some of the live streams like 263-2343, seven and 39.</text:p>
      <text:p text:style-name="P23">48:07 So to be brief about it, the author's right variational inference approximates an intractable coherence problem with a tractable optimization problem. So like a super hard problem to solve just by thinking about it and then guessing at the right answer with a tractable optimization problem. So it's like 20 questions, it's going to be hard to guess on your first question, but if you take this generative optimization approach, maybe there's a way to actually resolve it. So it's not exactly like that, but it's like kind of again, flipping out something that's hard to solve in one shot with an approach. And this iterative gradient descent type improvement that actually gets you to a good evolution.</text:p>
      <text:p text:style-name="P23">And so this is where we're going to introduce some of the variables and the letters that we're going to use. Following a lot of perceptual work in Bayesian statistics, we're going to use O for observations which are like data, either the actual data that the sensor provides us or generated data of the kind that we would expect the sensor to give us.</text:p>
      <text:p text:style-name="P23">49:15 And then X are the latent or the unobserved states of the system. So like X would be the temperature in the room and O is what the thermometer reading is. And that's sort of a Bayesian approach that helps us have a generative model of the data, generative process, which is also known as the joint distinctions because it is jointly over both the observations and the latent states.</text:p>
      <text:p text:style-name="P23">Where variational inference comes into play is that it's hinted at in this paragraph on bays. So in order to do exact bays, one would have to find this normalizing factor. However, that can be intractable because it requires basically integrating or summing over all latent variable states and that's not always easy or known. So the approach of the variational method is aiming to approximate the posterior using an auxiliary posterior using a different set of parameters, y.</text:p>
      <text:p text:style-name="P23">50:23 So the Q is going to be reflecting like the distribution, the variational distribution that we control that is of like a family of function that is more amenable to optimization.</text:p>
      <text:p text:style-name="P23">So P could be like a super messy function, but Q is going to be constructed by the modeler to be a lot simpler and so it is going to have its own parameters. And those parameters phi are mu and sigma. And so it's kind of like we would be interested in the mean and the variance of the x, the actual temperature in the room given the thermometer. But what if it were too hard to even get that? Well, what we might want to do would be imagine that the temperature were normally attributes like a Gaussian distinctions with this mean mu and the variance of sigma.</text:p>
      <text:p text:style-name="P23">So even if the temperature in the room weren't actually Gaussian distributed maybe it's approximatable <text:soft-page-break/>enough.</text:p>
      <text:p text:style-name="P23">51:24 And so the variational approach to the Bayesian method is to introduce this variational distinctions queue that's going to have like a lot of good features moving forward. Here's how that cue comes into play. This equation one is expressing using the variables that we've seen it's saying and also introduction this divergence d. So first just the definition of d and then what this formalism says.</text:p>
      <text:p text:style-name="P23">So d of p and double line Q. So any double line means between this and that. D is a function that measures the divergence between two distributions. So for example, p and Q. And here the divergence is going to be calculated as the KL emergence, although other divergences are possible.</text:p>
      <text:p text:style-name="P23">So when the divergence between the one that we simplified and controlled Q and that intractable true posterior, if that divergence were minimized to zero, we would be like fitting p as well as we could with Q.</text:p>
      <text:p text:style-name="P23">52:32 And this is saying in one it's saying Q star the best Q of x, the latent states given the data and the variational parameters. So the best possible room temperature prediction given thermometer readings and variational parameters are a minimization over all the variational parameters of the divergence between the Q distribution that we control of exactly what we want the best answer for, and the P generative models of exactly what would be the best to compute, like the temperature given the observations on the thermometer. And so that goes a long way towards rewriting an Coherence problem as a divergence problem. But they write however, merely writing the problem this way does not solve it because the divergence that we need to optimize still contains the intractable true posterior.</text:p>
      <text:p text:style-name="P23">So it's rewritten as a divergence between like something we control and something that we kind of set out to do this because we couldn't calculate it.</text:p>
      <text:p text:style-name="P23">53:35 So we have prepared it. But still this is intractable. So this is not usable alone. They're right.</text:p>
      <text:p text:style-name="P23">The beauty of variational inference is that it instead optimizes a tractable upper bound on this divergence called the Variational Free Energy VFE to generative model bound. We apply Bayes rule to the true posterior to rewrite it in the form of the generative model and the evidence. So here's the P of x given O that's rewritten as now not of x given O, but p of O comma x. That's the joint distribution divided by the observations. So this, by the Bayes rule, p of x given O is equivalent to this.</text:p>
      <text:p text:style-name="P23">That's why this is the first line here they provide some rewritings and then they write in the third line the expectation around p of O. So the actual likelihood of the observations themselves, like how likely is the thermometer saying 21? It vanishes since the expectation is over the variable x, which is not in p of O.</text:p>
      <text:p text:style-name="P23">54:42 So it's like, what is the expectation of this coin flip over the temperature tomorrow? It's like because they're different variables.</text:p>
      <text:p text:style-name="P23">It makes them very easy to separate out if we're only interested in one of them. And then they write that this F, the free energy, is a tractable quantity. Since it's a divergence between two quantities, we assume that we, as the modeler, know the variational approximate posterior Q of X. Given O, that's the distribution that we control, and the generative joint distribution P of O comma X. So we traded out this intractable true posterior, where it's like, if we knew it, then we would just stop there, but we don't know it.</text:p>
      <text:p text:style-name="P23">So we've traded it out for a divergence between something that we totally control, Q of X, conditioned on these other parameters, and a joint distribution which we might have uncertainty over, but at least can be modeled.</text:p>
      <text:p text:style-name="P23"><text:soft-page-break/>55:43 So that's one of the key pieces of variational Bayes. And that's not specific to predictive coding. It's just an important way that the authors are introduction it here. Anything to add?</text:p>
      <text:p text:style-name="P23">All right, so let's kind of continue on this theme. Since F is an upper bound, by minimizing F, we drive the variational distribution that we control closer to the true posterior. As an additional bonus, under certain conditions, f can be used for model selection. So that means it can be used not just to kind of fine tune a model that we've already chosen, but it can actually do. Choosing from parametrically or structurally different models, we can gain an important intuition about F by showing it can be decomposed into a likelihood maximization term, the KL emergence term, which penalizes deviation from the Bayesian prior.</text:p>
      <text:p text:style-name="P23">These terms are often called accuracy and complexity.</text:p>
      <text:p text:style-name="P23">56:44 And this decomposition is often used in different machine learning algorithms. So that's one rewriting of free energy as this divergence between the Q and the P, and then rewriting that as in accuracy and a complexity, which we'll go into maybe more another time. And they write, in many practical cases, we must relax the assumptions that we know, the generative model P of O and X, the joint distribution. Luckily, this is not fatal.</text:p>
      <text:p text:style-name="P23">Instead, it is possible to learn the generative models alongside the variational posterior on the fly and in parallel using expectation maximization. So this is basically the alternation shown by equations three of how we can be setting one side of this KL dimension fixed and optimizing the other side and then going back and doing it the other way.</text:p>
      <text:p text:style-name="P23">57:46 And so that kind of back and forth expectation maximization, we're going to be like, reducing this divergence from both sides. And so formalism three are saying the variational parameters phi at the next time. Step T plus one, ari Kahn optimization argument of those parameters holding the theta constant.</text:p>
      <text:p text:style-name="P23">And then the second part of instrumentalism three is the exact opposite. Now, the generative models parameters theta at T plus one are minimization over literally the same thing, but holding the variational parameters constant. So there's a lot more to say about expectation maximization, but this is like converging to a small divergence by whittling away at both sides and kind of alternating there. So that's how expectation maximization can be used as a heuristic algorithm for variational Bayesian optimization.</text:p>
      <text:p text:style-name="P23">58:53 How do we go from variational inference, which all of those previous slides are things that we've basically talked about before and that are not applying to predictive encoding specifically. So how are we going to get to predictive coding? They write, Having reviewed the general principles of variational coherence, we can see how they relate to predictive encoding. First, to make any variational inference algorithm concrete, we must specify the force of the variational posterior and the generative models. It's like if you want to do formalism three, those are the two pieces you need.</text:p>
      <text:p text:style-name="P23">You need like the phi stuff and the theta stuff. And so they specify it here. N means a normal distribution with like a mean comma variance format. And so they're going to define a Bayesian form to the generative model. The mean of this likelihood, Gaussian, is assumed to be some function of hidden states which can be parameterized with theta, while the Dean of the prior Gaussian distribution is going to be a g of mu.</text:p>
      <text:p text:style-name="P23">59:58 So we're going to have like F of theta and g of mu. The variances of these two Gaussian distributions of the generative models are sigma one and Sigma two.</text:p>
      <text:p text:style-name="P23"><text:soft-page-break/>This is a slight technical detail, but they're going to assume that the variational posterior is a Drock delta, which is like a spiking function distribution that's centered at the Dean. However, they explore that differently with LaPlace assumption. So this is basically taking what we discussed about variational inference and preparing it to be entered into a predictive encoding way. So they're setting up the problem with which parameters you're gain to want to do variational inference on in order to implement predictive coding. And there's of course more to say, but we're just giving a first pass in Appendix A is where they describe the difference between using the Laplacian approximation and the Dr delta.</text:p>
      <text:p text:style-name="P23">1:01:02 So it's footnote eight, which suggests moving to Appendix A and looking at the Buckley 2017 for a walkthrough. But this on the bottom right is kind of like a summary of the difference between the Dirac delta approach and the LaPlace method approach. So the Dirac delta is like we're trying to find the spike that's at the mean or the median. There's some other details in play. That is where the bulk of the probability distribution mass is, whereas the LaPlace method tries to fit a polynomial like just a second degree polynomial like a quadratic over the probability distribution also in the way that is best fitting.</text:p>
      <text:p text:style-name="P23">So there's some similarities and some differences and it's explored more in the Buckley 2017 paper on the FEP for Action Perception mathematical Review. So let's continue with our exploration of how we do variational bays and make it a predictive coding model.</text:p>
      <text:p text:style-name="P23">1:02:08 At the top they write we define the prediction errors epsilon o, that's like the error on observation and epsilon x, that's the error on the mean states. So the epsilon o is like o minus f of some function f of some parameters. And then there's also the epsilon x.</text:p>
      <text:p text:style-name="P23">So how much prediction errors do you have about the observation? How much prediction errors do you have about the hidden states? Epsilon's are the prediction errors and they're parameterized by these theta one and two variances. Given all of this, we can Deneve dynamics for all the variables of interest so that's the actual underlying hidden states, the temperature in the room that we want to be actually predicting mu and then with a variational parameter of it. And then theta one and theta two, which are the variances.</text:p>
      <text:p text:style-name="P23">You can think of it as like the variance of the room temperature and the variance of the thermometer.</text:p>
      <text:p text:style-name="P23">1:03:12 I hope that's not wrong or an oversimplification, but those are like the two variances and we want the real temperature of the room. They're right. We can derive dynamics for all these variables of interest by taking the derivatives of the variational free energy F. The update rules are as follows.</text:p>
      <text:p text:style-name="P23">And so this is change in mu theta one and theta two over time DMU DT, d theta one over DT and d theta two over DT. And that has some equivalence with some FS. So it's going to be going from just the change in the mu estimate through time to something involving free energy and then that's defined more formally. Importantly, these update rules are very similar to the ones derived in Rao and Ballard 1999 and therefore can be interpreted as recapitulating core predictive coding update rules. For instance, the muse are typically interpreted as rapidly changing neural firing rates while thetas are slowly changing synaptic weight values.</text:p>
      <text:p text:style-name="P23">1:04:16 So they're weaving together, connecting the biology with the formalisms here. And they write also that mu can be understood as the process of perception. That's like how hot is it in the room? Since mu is meant to correspond to the estimate of the latent state of the environment, generative the observations on the thermometer. And by contrast, the dynamics of thetas can be thought of as <text:soft-page-break/>corresponding to learning since theta effectively defined the mapping between the latent state and the observations.</text:p>
      <text:p text:style-name="P23">So it's like you think you know how the thermometer is related to the temperature in the room and then you see your thermometer changing, you're changing how hot you think the room is. That happens over a shorter time scale and then over a longer time scale you might come to learn the variability of the temperature or how noisy the thermometer is. But that's more like learning than perception. However, they're on a continuum using this model.</text:p>
      <text:p text:style-name="P23">1:05:17 So actually this up to formalism nine completes the core formalism of predictive encoding, which is it's a variational Bayesian approach to having this ongoing prediction error minimizing approach to latent state estimation that is the heart of predictive coding.</text:p>
      <text:p text:style-name="P23">And now we're going to jump into like a few different elaborations that we're going to be moving through a little bit more quickly. Anything to add, Maria?</text:p>
      <text:p text:style-name="P23">Awesome. The previous examples great focus on predictive coding with a single level of latent variables mu one. However, the expressiveness of such a scheme is limited. Deep neural networks in machine learning have demonstrated that having hierarchical sets of latent variables is a key to enabling methods that learn powerful abstractions and handle intrinsically hierarchical dynamics of the sort that humans intuitively perceive.</text:p>
      <text:p text:style-name="P23">1:06:17 Predictive coding schemes introduced can be straightforwardly extended to handle hierarchical dynamics of arbitrary depth equivalent to deep neural networks in machine learning.</text:p>
      <text:p text:style-name="P23">This is done through postulating multiple layers of latent variables x sub one through X sub l and then defining the generative model as follows. So like P, the generative model is going to be basically over all the layers. So just as the generative models and the variational distribution had to be defined for the single layer model, here they're going to define the p distribution and now they need the Q. We define a separate variational posterior for each layer. So they define the PS and the QS just like they did in a single layer and then that allows them to calculate the variational free energy which is the sum of the prediction errors of each level.</text:p>
      <text:p text:style-name="P23">And so this is F now, not just over one layer but multiple levels.</text:p>
      <text:p text:style-name="P23">1:07:20 So the variational posteriors that need to be calculated are partitioned across the layers, which allows them to be summed in a very straightforward way. Given that free energy divides nicely into the sum of LayerWise prediction errors, it comes as no surprise the dynamics of the mu and the theta are similarly separable across layers. That allows different layers of this prediction hierarchy to be like precise or imprecise and allow those movements to happen in a way that's uncorrelated. Which is not just because the real world presents itself with settings where there's like confidence at lower and higher and vice versa, but it makes this calculation of the free energy of the whole system more like a simple sum.</text:p>
      <text:p text:style-name="P23">Whereas if there was these really complex interactions with the first layer, by the third layer, if the fifth layer is this way, then doing the statistics would be a lot more challenging. So visually, here's what that looks like.</text:p>
      <text:p text:style-name="P23">1:08:22 We have the mu, which is the mean estimate of what's happening at that level and then there's passing of these epsilon error terms. So they write this is the architecture of and inferior one multilayer predictive coding network shown here with two value and error neurons in each layer. The value neurons project to the errors neurons of the layer below and the error neurons represent the current <text:soft-page-break/>activity.</text:p>
      <text:p text:style-name="P23">So this is like starting to walk us back towards that cortical layout where there's a cortical column where there's some socalled upwards and downwards signaling, but also there's lateral signaling. So this is a graphical model that's reflecting the way that predictive encoding can be arranged almost like in series and in parallel to have like wide models and deep models. Just like you could have a neural network where it was four neurons, four neurons, four neurons, four neurons, or you could have 64 and then 64 that would be like a shallower but wider model.</text:p>
      <text:p text:style-name="P23">1:09:32 And so that notion of shallowness and depth is also going to come into play with predictive coding.</text:p>
      <text:p text:style-name="P23">Here we're in formalism twelve and 13 and so now we're looking at the rate of change, the derivative of Mu sub l, so the estimate of the mean at that layer and theta l, the variance at that layer. So these are the update rules, the gradients for the mean and the variance of different levels and they're also written as free energy functionals of those layers. And the dynamics of the variational means depends only on the prediction errors at their layer and the prediction errors on the layer below. So again, we don't have this epsilon at l minus one connecting up all the way to Mu. It's only through these local connections within and between layers by which we're encoding to calculate anything.</text:p>
      <text:p text:style-name="P23">1:10:32 We can think of the muse as trying to compromise between causing errors by deviating from the prediction from the layer above and adjusting their own prediction to resolve errors at the layer below. So it's kind of like a hierarchy of bosses or tasks and there's like top down expectations and there's the bottom up reality which might be like ahead or behind schedule and then it puts each person in this compromise situation crucially for concept readings of predictive coding. And this is where there's like a doorway to the philosophy and some of the broader discussions. This means that sensory data is not directly transmitted up through the hierarchical as is assumed in much of perceptual neuroscience. And so it totally returns us to these questions like what is perception, what is cognition?</text:p>
      <text:p text:style-name="P23">What is action? What is coming from the eye to the brain? Or what goes from the brain to the eye? What is the eye doing? What is the brain doing with respect to the eye and how does it relate to predictive coding?</text:p>
      <text:p text:style-name="P23">1:11:38 Any quick answers on those?</text:p>
      <text:p text:style-name="P23"/>
      <text:p text:style-name="P23">1:11:43 Maria:</text:p>
      <text:p text:style-name="P23">Not really cool.</text:p>
      <text:p text:style-name="P23"/>
      <text:p text:style-name="P23">1:11:45 Daniel:</text:p>
      <text:p text:style-name="P23">So after introducing the kernel of the predictive coding formalism and taking it into the multilevel context, now we can look at another elaboration or generalization. So they write in 2.3 we have considered the modeling of just a single static stimulus, O. However, most interesting data that the brain receives comes in temporal sequences, o bar, which is O through time. To model such temporal sequences it's often useful to split the latent variables into states which can vary with time and parameters which cannot in the case of sequences, instead of minimizing the variational free energy, we must instead minimize the free action, which is the path integral of the variational free energy through time.</text:p>
      <text:p text:style-name="P23">We're not going to go into the formalisms related to the generalized coordinates 14, 1516 and 17, but <text:soft-page-break/>it's something that we can explore later.</text:p>
      <text:p text:style-name="P23">1:12:45 And just as a reminder, just to kind of excite somebody who might want to explore it, we explore the idea of the generalized coordinates of motion a lot in ActInf Lab Livestream number 26 with Costa et al. And so here was a model where we have from left to right time at different time steps and then there's the observables of something and then it is part of this like column of higher derivatives of its motion. So it's like position, its velocity, its acceleration and so on. And so at each time step moving forward, you're computing the generalized coordinates of motion for like the movement of a baseball.</text:p>
      <text:p text:style-name="P23">And that is what ties generalized coordinates of motion to PID control, which will also come back at the end, also known as integrated chaos. And this is all happening within this discussion of Bayesian mechanics. Just like if we had been talking about the baseball, we would be talking about physical mechanics or statistical mechanics.</text:p>
      <text:p text:style-name="P23">1:13:53 Well, it's Bayesian. So it's Bayesian mechanics and the physics of action and control.</text:p>
      <text:p text:style-name="P23">That's what they explore in section two three. Section two four introduces and goes into a little bit more detail on precision. One core aspect of predictive coding absent in the original Raw and Ballard 1999 formulation is the notion of precision or Andersen variance. So precision and variance are like one over each other. So if someone said it's very high precision, that's a very narrow, very sharp distribution.</text:p>
      <text:p text:style-name="P23">And one over the variance is another way to write that. So sometimes it's used with like a beta and a gamma. In other models, precision serve to multiplicatively modulate the importance of the prediction errors and thus possess a significant influence in the overall dynamics of the model. And so we won't go into every detail of how the precisions are themselves fit, but just wanted to note that this big sigma is the free energy being summoned over the layers.</text:p>
      <text:p text:style-name="P23">1:15:03 So big sigma is a multiplicative sum.</text:p>
      <text:p text:style-name="P23">Sorry, it's just a sum. But then this smaller sigma inside is sigma as the precision matrix at a given level. So it's kind of like different uses of sigma. But this is a way where the variances and the prediction errors at a given level are being summoned across levels and that's helping fit these precision terms statistical detail. But it's important for making it work in real inference.</text:p>
      <text:p text:style-name="P23">Okay? In Section 2.5, they pull back from elaborating action prediction coding and they talk more about how it has some biological plausible bases. So this was quite interesting. While technically predictive coding is simply variational inference and filtering algorithm under Gaussian assumptions from.</text:p>
      <text:p text:style-name="P23">1:16:04 The beginning, it has been claimed to be biologically plausible theory of cortical computation and also for other brain regions like the eye.</text:p>
      <text:p text:style-name="P23">And for other cognitive systems. The literature has consistently Dean close connections between the theory and potential computations that may be performed in brains. For example, Rao and Ballard explicitly claimed to model the early visual cortex and Friston explicitly proposed predictive coding as a general theory of cortical computation. This is like the realism and instrumentalism discussion. Are we just modeling these systems and the kind of data that they provide us?</text:p>
      <text:p text:style-name="P23">And it just fits really well as a model. But we're not saying that the architecture of the statistical model has anything to do with the architecture of the physical pieces of the brain or is it a little bit in the gray zone where it's kind of like, wow, that model fits so well and the anatomy looks so good, maybe there's something there to it. And so in this section, they review empirical work that has attempted to validate <text:soft-page-break/>or falsify key tenets of predictive coding in the cortex, as well as some issues with the approach.</text:p>
      <text:p text:style-name="P23">1:17:16 So it's mainly focused on the mammalian brain and the neural cell type. But as always, we can sort of think about what is the adjacent here like, what are the roles of other cell types in predictive coding in the mammalian brain and then how might like, the insect nervous system or how might other nervous systems or non nervous systems perform predictive coding?</text:p>
      <text:p text:style-name="P23">And then they just provide one example where they take what they had shown in figure one with this multilevel predictive coding scheme that was sort of predictively programming, as they say, one to think about cortical cognition. And now they're going to make that connection clear in figure two. So on the right side is there figure two, and that's the canonical microcircuit model of Boston et al. Mapped on to the connectivity of a cortical region. And so then in red are those parameters that we've been discussing, the muse and the epsilon, the means, and then the prediction errors.</text:p>
      <text:p text:style-name="P23">1:18:24 And then here's just a few other representations of what others have written about, like that cortical column. So here's like an evolutionary perspective that connects some of the mammalian cortex with the avian pallium brain region. And so just the way that people work out these kinds of circuit diagrams, like by looking at the actual tissue. And then here's the statistics. And so how does the tissue relate to the statistical model?</text:p>
      <text:p text:style-name="P23">But that's what they explore and figure too. Okay, any thoughts?</text:p>
      <text:p text:style-name="P23">Okay, in section three, they continue to review empirical work, but with more of a focus on machine learning of the unsupervised and supervised setting. And they're going to also explore how the predictive coding architecture can be made more biologically plausible by relaxing certain assumptions implicit in this canonical model and introduce action into the picture.</text:p>
      <text:p text:style-name="P23">1:19:33 Figure three, they summarize a few different what they call paradigms of predictive coding. Summary of the input output relationships for each paradigm of predictive coding. So it's the input and the prediction, the output of different paradigms.</text:p>
      <text:p text:style-name="P23">So here's the classical predictive coding. Observation data are coming, action prediction about those observations are coming out. It's an instantaneous realtime snapshot. The realtime anticipatory unfolding is still getting data as input, but it's predicting the observation at the next time step, which is a similar problem action prediction at this time step. But it's like a little bit different.</text:p>
      <text:p text:style-name="P23">That can happen not just through time, but also in the concept of space with a spatial predictive coding. And then these two on the right, supervised predictive coding in the generative and in the discriminative direction have to do with the relationship with reading in labels and giving out observations or vice versa.</text:p>
      <text:p text:style-name="P23">1:20:38 Make me a cat. Here's a picture of a cat, here's a picture that's a cat. So these are some of the ways that predictive encoding models have been applied.</text:p>
      <text:p text:style-name="P23">Three. One, they explore the way that unsupervised training relates to predictive coding. So that is machine learning on unlabeled data. Like here's 100 0 hour of human speaking, learn how to speak. That's like an unsupervised approach.</text:p>
      <text:p text:style-name="P23">Whereas the supervised approach would be here's 1000 hours of human speaking, here's 1000 hours of a river, here's 1000 hours of some other noise. And so by the label, then the algorithm would learn what is speech versus nonspeech versus the unsupervised. But there's also a lot of like continuum and complexity and it's a whole topic in some of the subsections of three Ronen. They go a little bit deeper into the temporal predictive and the auto encoding aspects, but we're not going to go into those right <text:soft-page-break/>now.</text:p>
      <text:p text:style-name="P23">1:21:46 In figure four.</text:p>
      <text:p text:style-name="P23">In section three, two, they look at supervised predictive coding and look at it in that forwards and backwards direction. And so here they're looking at the classic m NIST data set for evaluation where there's some pictures of handwritten digits and then it's predicting. And so here's the generative predictive coding and the discriminative direction where here the data are coming in like the picture of the five with the pixel intensities. And that is relating to the more high level estimate of it being a five. So this is observation in label out.</text:p>
      <text:p text:style-name="P23">That's a five here's label in pixels reflecting it out. So that's connecting machine learning to predictive coding. In section three, they're also exploring some relaxed predictive coding.</text:p>
      <text:p text:style-name="P23">1:22:48 And it has to do with relaxing certain mathematical assumptions that they had introduced earlier for simplicity and for clarity. We're not going to go into it, but it has to do with making it more useful in the real world by relaxed in certain assumptions.</text:p>
      <text:p text:style-name="P23">And then in three, four, they explore deep predictive Coda. So they write, so far in this review we've only considered direct variations on the Friston round forward model of predictive coding. Which are relatively pure and use only local biologically plausible learning rules. There also exists a small literature experimenting with these models often achieve better performance on more challenging tasks than the pure models can achieve. So pure again here, meaning that it uses only local biologically plausible learning rules, so only connected entities locally.</text:p>
      <text:p text:style-name="P23">And so these models, they suggest provide vital threat of evidence about scaling properties and performance of deep and complex predictive coding networks.</text:p>
      <text:p text:style-name="P23">1:23:56 And they write the first major work in this area is Prednet, which uses multiple layers of recurrent convolutional LSTMs neural networks to implement a deep predictive coding network. So here is what Prednet looked like.</text:p>
      <text:p text:style-name="P23">This is the original Prednet architectures. And so they have convolutional LSTMs that are passing information in a top down way and in a bottom up way. So maybe we could look at it more later. And then I also just found this 2019 2020 paper where they also explored like whether Dennett actually is doing predictive coding, but again a whole nother rabbit hole. So section three, reviewed through figure three and some discussions on the subsections, a few of the different paradigms and the ways that this predictive coding architecture has been applied.</text:p>
      <text:p text:style-name="P23">1:24:57 In section four, they're going to connect it to other algorithms. So we're going to basically speed through all of the connections except for active inference. First, they connect predictive encoding in section four one to the back propagation of error. This is really important, like for neural network training, but we're not going to talk about it here. But it sounds like really interesting to discuss.</text:p>
      <text:p text:style-name="P23">One that we'll introduce but then skip over most of the details is the relationship between linear predictive encoding and calm and filtering. So we can remember that the linear predictive coding is not just the frame differentiate, it's where there's like that coefficient of how much you should forget each of the previous frames. And this is known in signal processing as the column filter. The Conor filter, as this slide shows, is an generative mathematical process to quickly estimate true values, cognition and velocity. So that's also like getting towards the generalized coordinates of motion.</text:p>
      <text:p text:style-name="P23">1:26:00 And so the XS are like our observations that's the thermometer and then here's the red is our calm and filtered temperature encoding through time, so our initial estimate gets quickly corrected. And <text:soft-page-break/>then even though there's a lot of noise in the observations, the common filter is like giving a good prediction on the actual temperature. And this has been implemented in a ton of Bayesian approaches. It's a totally standard signal processing Bayesian approach. And in the following sections, in four two, they have a lot of formalisms about the Conor filter and in appendix D they provide even more formalisms on the common filter.</text:p>
      <text:p text:style-name="P23">So we're not going to really go into either of those. In section four three, they introduction this idea of normalization and normalizing flows. And so they wrote the deep link between predictive coding and normalization has been extended by Marco by situating predictive coding with a general recipe for building or representing a complex distribution from a simple intractable one.</text:p>
      <text:p text:style-name="P23">1:27:12 So we encourage people to look at this Merino 2020 paper if they want to learn more about predictive encoding, variational, auto encoders and biological connections, but not going to discuss today. One other model that they connect predictive coding to is known as the Biased Competition model, and that is unpacked in 4.4.</text:p>
      <text:p text:style-name="P23">But I just wanted to pull up one example of this biased competition model. And so this is from the Spratling paper of 2008. Within each processing stage, nodes compete to be active in response to the current pattern of feedforward activity received from the sensory input or previous processing stage. So it's like there's competitions amongst the subunits to be activated by certain kinds of inputs and then there's some technical details. Okay, now, finally, active inference lab.</text:p>
      <text:p text:style-name="P23">1:28:15 As we're near the end of the discussion, this will be a little fun to explore also in the coming weeks, of course. So they write in four, five. Predictive coding can also be extended to include action, allowing for predictive coding agents to undertake adaptive actions without any major change to their fundamental algorithms. The key insight is to note there are two ways of minimizing prediction errors. The first is to update predictions to match sensory data, which corresponds to classical perception.</text:p>
      <text:p text:style-name="P23">I thought that the ball was going to be here, but I guess it's over here perception. The second is to take action in the world to force the incoming sensory data to match the prediction. I'm going to move the ball to where I expect it to be, or I expected the ball to be in the left side of my visual field, so I'm going to move my eyes to the right so that it's in the left side of my visual field.</text:p>
      <text:p text:style-name="P23">1:29:18 So its action is not always like reaching out and moving the ball. It can also be the action of choosing where to look, for example.</text:p>
      <text:p text:style-name="P23">And this is what is really fascinating because we spent so long in the earlier sections in the first 50 equations without action. So it's like, oh no, are there going to be like another 250 equations with action coming? Hinton the picture. But actually it's quite a simple introduction. The basic approach to including action in predictive coding is to minimize the variation of free energy with respect to action.</text:p>
      <text:p text:style-name="P23">Although free energy is not explicitly a function of action, it can be made so implicitly by noticing the dependence of sensory observations on actions. So what you see is going to depend on where you look. We can make this implicit dependence explicit using the chain rule of calculus active inference. It's coherence about action.</text:p>
      <text:p text:style-name="P23">1:30:21 So here's the rate of change of action through time is the rate of change of a free energy function of previously it was of observations and of states through time.</text:p>
      <text:p text:style-name="P23">And now o is o of A. Observations are a function of action. They're partially or completely dependent on action and that is being understood as a generative of change in action. O of A over a partial o of A over A is a forward model which makes explicit the dependence of the observation upon action and <text:soft-page-break/>must be provided or learned by the algorithm because that is how do observations which are a function of action change as actions change? So that is like a layer that hadn't been brought up.</text:p>
      <text:p text:style-name="P23">So they're saying because you do need to solve that ratio or that derivative, you do need to learn that or be provided that and it's a separate thing to learn in addition to this generative model for exteroception.</text:p>
      <text:p text:style-name="P23">1:31:32 So we tuck action as being like a dependency of observations which is also what connects active inference to perceptual control theory. So that's how we introduce action into the picture just from a first pass.</text:p>
      <text:p text:style-name="P23">Let's go one more level in and then any thoughts you have would be great. So if we were talking about just the inference case prediction error minimization would be like the picture that we're seeing is exactly the one that we're predicting or vice versa. So what does that look like for action? The prediction error simply becomes the difference between the current observation and the target or set point already bringing in this kind of homeostasis allostasis perspective. However, this raises the question of where the Seth points comes from.</text:p>
      <text:p text:style-name="P23">Where do the targets come from and how are they computed whence prior?</text:p>
      <text:p text:style-name="P23">1:32:32 A generic answer to the question is that set points can be inherited from evolutionary or onto genetic which are developmental generative or supplied by other neural circuits involved in goal directed behavior and planning. For present purposes we can simply take them as exogenously given variables. So what isn't addressed in this review is this big question of priors and learning on preferences like how do you know what to prefer? How do you know how much to change how you prefer, how tight should your preferences be?</text:p>
      <text:p text:style-name="P23">Those are like really, really important areas but they're just like opening the door but not going to go into it in 4.5.1. It's also straightforward to model the potential costs of action. In biological organisms there's different costs of action and so how can that be modeled mathematically?</text:p>
      <text:p text:style-name="P23">Well, they say by explicitly including action within the generative models as follows.</text:p>
      <text:p text:style-name="P23">1:33:34 And so now they've added in this extra term with a cost of action. So it just shows how like once action has been introduced as a dependency of the conversation function then there can be other things that can be calculated related to action. Any thoughts on action or like in your readings? Where has action been integrated well or not with predictive coding?</text:p>
      <text:p text:style-name="P23"/>
      <text:p text:style-name="P23">1:34:10 Maria:</text:p>
      <text:p text:style-name="P23">Well, I think that from my perspective predictive encoding wasn't really about action before this text. So it was new to me because I always relate action to predictive processing and active inference, not really predictive coding. So it was new. And from all of this that we've Beren through, I found fascinating how the complexity grows and how many different applications perceptive coding can be found on, especially in machine learning and all of this mathematical heaviness brings many different evolution to problems that we face for a long time. So fascinating.</text:p>
      <text:p text:style-name="P23"/>
      <text:p text:style-name="P23">1:35:11 Daniel:</text:p>
      <text:p text:style-name="P23">Nice. Yeah, I agreed. It's really interesting. So just one more take on active inference which we explored in 26 as well. Like predictive coding, PID control optimizes the system towards a set point and is ideal for simple regulatory systems like thermostats action A of T.</text:p>
      <text:p text:style-name="P23">So we're taking that same notion of A as being like something that influences observations. So that's <text:soft-page-break/>how we introduce action into the model is we make observations depend on action. Action is determined by three terms a proportional term which minimizes the distance between the current location and the set point p an integral term which minimizes the integral of this error over time I and a generative term which minimizes the derivative of the errors. D the communication of the three terms produces a robust and simple control system which can be applied with some tuning to control. Almost any simple regulatory process and higher coordinates of motion could do even better.</text:p>
      <text:p text:style-name="P23">1:36:16 But as we explored in 26, often the PID is sufficient. And so that's a very common engineering method. And so it connects the Bayesian mechanics of action and perception and cognition of active inference on generalized coordinates to PID control in the engineering setting. And then they provide a bunch of other formalisms. In appendix B they give some detail on this idea of natural gradients, which I think we could go into in the dot one and in the dot two.</text:p>
      <text:p text:style-name="P23">So we won't talk about it here, but appendix B is about precision as natural gradients and Appendix C are providing some challenges for the neural implementation of back propagation by predictive coding. So also we're not gain to explore it here, but those are both really interesting short and very topical appendices in section five.</text:p>
      <text:p text:style-name="P23">1:37:16 It's a quite good length and we're not going to COVID actually any of it today because it's been a great and long enough dot zero zero. But in the dot one and the dot two and beyond, we hope to unpack the discussion and the future directions. So we have a lot of room and space for questions and I think we both or all walk out of this with more questions than answers.</text:p>
      <text:p text:style-name="P23">But what would be your closing thoughts, Maria?</text:p>
      <text:p text:style-name="P23"/>
      <text:p text:style-name="P23">1:37:53 Maria:</text:p>
      <text:p text:style-name="P23">I'm not sure what to think now. I have to digest all the information we have here today. But I have this wish to continue with the understanding of formalism. I want to understand better what you said here and I'm really excited about the biological part of predictive Coding implementation and predictive processing. So as it is not really developed in this paper.</text:p>
      <text:p text:style-name="P23">I think that the author said that it's not really explore. Actually. I have this idea of looking to it to see what's Beren doing in the past years.</text:p>
      <text:p text:style-name="P23"/>
      <text:p text:style-name="P23">1:38:51 Daniel:</text:p>
      <text:p text:style-name="P23">Awesome. Yeah, I think it will be some fun upcoming discussions.</text:p>
      <text:p text:style-name="P23">Thanks so much for all the health and for this dot zero and to Brock as well. So see you around. Thanks a lot.</text:p>
      <text:p text:style-name="P23"/>
      <text:p text:style-name="P23">1:39:06 Maria:</text:p>
      <text:p text:style-name="P23">See you.</text:p>
      <text:p text:style-name="P23"/>
      <text:p text:style-name="P23">1:39:07 Daniel:</text:p>
      <text:p text:style-name="P29">Bye.</text:p>
      <text:h text:style-name="P2" text:outline-level="1"><text:span text:style-name="T8">Session </text:span>0<text:span text:style-name="T11">43</text:span>.<text:span text:style-name="T8">1, </text:span><text:span text:style-name="T11">May 4</text:span><text:span text:style-name="T8">, 2022</text:span></text:h>
      <text:p text:style-name="P11"><text:a xlink:type="simple" xlink:href="https://www.youtube.com/watch?v=O4u8PRzk1vY" text:style-name="Internet_20_link" text:visited-style-name="Visited_20_Internet_20_Link">https://www.youtube.com/watch?v=O4u8PRzk1vY</text:a></text:p>
      <text:p text:style-name="P11"/>
      <text:p text:style-name="P22"/>
      <text:p text:style-name="P7"><text:span text:style-name="T4">First participatory group discussion on the</text:span> <text:span text:style-name="T7">2021 paper “Predictive Coding: a Theoretical and Experimental Review” by Beren Millidge, Anil Seth, &amp; Christopher L Buckley.</text:span></text:p>
      <text:p text:style-name="P14"/>
      <text:p text:style-name="P15"/>
      <text:p text:style-name="P16"/>
      <text:h text:style-name="P4" text:outline-level="2">S<text:span text:style-name="T11">ESSION S</text:span>PEAKERS</text:h>
      <text:p text:style-name="P26">Daniel Friedman, <text:span text:style-name="T11">Bleu Knight</text:span></text:p>
      <text:p text:style-name="P16"/>
      <text:p text:style-name="P15"/>
      <text:h text:style-name="P4" text:outline-level="2">CONTENTS</text:h>
      <table:table table:name="Table2" table:style-name="Table2">
        <table:table-column table:style-name="Table2.A"/>
        <table:table-column table:style-name="Table2.B"/>
        <table:table-row table:style-name="Table2.1">
          <table:table-cell table:style-name="Table2.A1" office:value-type="string">
            <text:p text:style-name="P9">00:30</text:p>
          </table:table-cell>
          <table:table-cell table:style-name="Table2.A1" office:value-type="string">
            <text:p text:style-name="P10">Actinf Lab</text:p>
          </table:table-cell>
        </table:table-row>
        <table:table-row table:style-name="Table2.1">
          <table:table-cell table:style-name="Table2.A1" office:value-type="string">
            <text:p text:style-name="P9">01:30</text:p>
          </table:table-cell>
          <table:table-cell table:style-name="Table2.A1" office:value-type="string">
            <text:p text:style-name="P10">Predictive Coding</text:p>
          </table:table-cell>
        </table:table-row>
        <table:table-row table:style-name="Table2.1">
          <table:table-cell table:style-name="Table2.A1" office:value-type="string">
            <text:p text:style-name="P9">02:41</text:p>
          </table:table-cell>
          <table:table-cell table:style-name="Table2.A1" office:value-type="string">
            <text:p text:style-name="P10">Inferring the Earth's gravity from its latent states</text:p>
          </table:table-cell>
        </table:table-row>
        <table:table-row table:style-name="Table2.1">
          <table:table-cell table:style-name="Table2.A1" office:value-type="string">
            <text:p text:style-name="P9">09:59</text:p>
          </table:table-cell>
          <table:table-cell table:style-name="Table2.A1" office:value-type="string">
            <text:p text:style-name="P10">The Cognitive Layer Cake</text:p>
          </table:table-cell>
        </table:table-row>
        <table:table-row table:style-name="Table2.1">
          <table:table-cell table:style-name="Table2.A1" office:value-type="string">
            <text:p text:style-name="P9">12:44</text:p>
          </table:table-cell>
          <table:table-cell table:style-name="Table2.A1" office:value-type="string">
            <text:p text:style-name="P10">Predictive and Information Theory in the Brain</text:p>
          </table:table-cell>
        </table:table-row>
        <table:table-row table:style-name="Table2.1">
          <table:table-cell table:style-name="Table2.A1" office:value-type="string">
            <text:p text:style-name="P9">23:28</text:p>
          </table:table-cell>
          <table:table-cell table:style-name="Table2.A1" office:value-type="string">
            <text:p text:style-name="P10">Predictive Processing vs. Processing</text:p>
          </table:table-cell>
        </table:table-row>
        <table:table-row table:style-name="Table2.1">
          <table:table-cell table:style-name="Table2.A1" office:value-type="string">
            <text:p text:style-name="P9">29:18</text:p>
          </table:table-cell>
          <table:table-cell table:style-name="Table2.A1" office:value-type="string">
            <text:p text:style-name="P10">Bayesian Inference and Action</text:p>
          </table:table-cell>
        </table:table-row>
        <table:table-row table:style-name="Table2.1">
          <table:table-cell table:style-name="Table2.A1" office:value-type="string">
            <text:p text:style-name="P9">31:25</text:p>
          </table:table-cell>
          <table:table-cell table:style-name="Table2.A1" office:value-type="string">
            <text:p text:style-name="P10">Inference with variational coherence</text:p>
          </table:table-cell>
        </table:table-row>
        <table:table-row table:style-name="Table2.1">
          <table:table-cell table:style-name="Table2.A1" office:value-type="string">
            <text:p text:style-name="P9">34:22</text:p>
          </table:table-cell>
          <table:table-cell table:style-name="Table2.A1" office:value-type="string">
            <text:p text:style-name="P10">Bayesian Statistics</text:p>
          </table:table-cell>
        </table:table-row>
        <table:table-row table:style-name="Table2.1">
          <table:table-cell table:style-name="Table2.A1" office:value-type="string">
            <text:p text:style-name="P9">45:08</text:p>
          </table:table-cell>
          <table:table-cell table:style-name="Table2.A1" office:value-type="string">
            <text:p text:style-name="P10">Monte Carlo and the variational approach</text:p>
          </table:table-cell>
        </table:table-row>
        <table:table-row table:style-name="Table2.1">
          <table:table-cell table:style-name="Table2.A1" office:value-type="string">
            <text:p text:style-name="P9">50:47</text:p>
          </table:table-cell>
          <table:table-cell table:style-name="Table2.A1" office:value-type="string">
            <text:p text:style-name="P10">Monte Carlo vs Variational Bayesian Inference</text:p>
          </table:table-cell>
        </table:table-row>
        <table:table-row table:style-name="Table2.1">
          <table:table-cell table:style-name="Table2.A1" office:value-type="string">
            <text:p text:style-name="P9">56:31</text:p>
          </table:table-cell>
          <table:table-cell table:style-name="Table2.A1" office:value-type="string">
            <text:p text:style-name="P10">Why do we want to do Bayesian statistics?</text:p>
          </table:table-cell>
        </table:table-row>
        <table:table-row table:style-name="Table2.1">
          <table:table-cell table:style-name="Table2.A1" office:value-type="string">
            <text:p text:style-name="P9">1:01:03</text:p>
          </table:table-cell>
          <table:table-cell table:style-name="Table2.A1" office:value-type="string">
            <text:p text:style-name="P10">The Bayesian Problem of Coin Flipping</text:p>
          </table:table-cell>
        </table:table-row>
        <table:table-row table:style-name="Table2.1">
          <table:table-cell table:style-name="Table2.A1" office:value-type="string">
            <text:p text:style-name="P9">1:05:09</text:p>
          </table:table-cell>
          <table:table-cell table:style-name="Table2.A1" office:value-type="string">
            <text:p text:style-name="P10">Common Filter and Bayesian Statistics</text:p>
          </table:table-cell>
        </table:table-row>
        <table:table-row table:style-name="Table2.1">
          <table:table-cell table:style-name="Table2.A1" office:value-type="string">
            <text:p text:style-name="P9">1:14:10</text:p>
          </table:table-cell>
          <table:table-cell table:style-name="Table2.A1" office:value-type="string">
            <text:p text:style-name="P10">Bayesian statistics and generative models</text:p>
          </table:table-cell>
        </table:table-row>
        <table:table-row table:style-name="Table2.1">
          <table:table-cell table:style-name="Table2.A1" office:value-type="string">
            <text:p text:style-name="P9">1:22:31</text:p>
          </table:table-cell>
          <table:table-cell table:style-name="Table2.A1" office:value-type="string">
            <text:p text:style-name="P10">Predictive coding in the brain</text:p>
          </table:table-cell>
        </table:table-row>
        <table:table-row table:style-name="Table2.1">
          <table:table-cell table:style-name="Table2.A1" office:value-type="string">
            <text:p text:style-name="P9">1:28:21</text:p>
          </table:table-cell>
          <table:table-cell table:style-name="Table2.A1" office:value-type="string">
            <text:p text:style-name="P10">Machine Learning: Error propagation and training</text:p>
          </table:table-cell>
        </table:table-row>
        <table:table-row table:style-name="Table2.1">
          <table:table-cell table:style-name="Table2.A1" office:value-type="string">
            <text:p text:style-name="P9">1:30:32</text:p>
          </table:table-cell>
          <table:table-cell table:style-name="Table2.A1" office:value-type="string">
            <text:p text:style-name="P10">Predictive Processing and Intelligence: The Bayesian Triad</text:p>
          </table:table-cell>
        </table:table-row>
        <table:table-row table:style-name="Table2.1">
          <table:table-cell table:style-name="Table2.A1" office:value-type="string">
            <text:p text:style-name="P9">1:35:13</text:p>
          </table:table-cell>
          <table:table-cell table:style-name="Table2.A1" office:value-type="string">
            <text:p text:style-name="P10">Inactive Inference: Action and Inference</text:p>
          </table:table-cell>
        </table:table-row>
        <table:table-row table:style-name="Table2.1">
          <table:table-cell table:style-name="Table2.A1" office:value-type="string">
            <text:p text:style-name="P9">1:42:07</text:p>
          </table:table-cell>
          <table:table-cell table:style-name="Table2.A1" office:value-type="string">
            <text:p text:style-name="P10">Active Inference Systems and the Bayesian Mechanics</text:p>
          </table:table-cell>
        </table:table-row>
        <table:table-row table:style-name="Table2.1">
          <table:table-cell table:style-name="Table2.A1" office:value-type="string">
            <text:p text:style-name="P9">1:44:01</text:p>
          </table:table-cell>
          <table:table-cell table:style-name="Table2.A1" office:value-type="string">
            <text:p text:style-name="P10">If this Paper is a Sandwich</text:p>
          </table:table-cell>
        </table:table-row>
        <table:table-row table:style-name="Table2.1">
          <table:table-cell table:style-name="Table2.A1" office:value-type="string">
            <text:p text:style-name="P9">1:45:45</text:p>
          </table:table-cell>
          <table:table-cell table:style-name="Table2.A1" office:value-type="string">
            <text:p text:style-name="P10">Covered the Bread: The Brain and Machine Learning</text:p>
          </table:table-cell>
        </table:table-row>
      </table:table>
      <text:p text:style-name="P17"/>
      <text:p text:style-name="P11"/>
      <text:p text:style-name="P23"/>
      <text:h text:style-name="P5" text:outline-level="2">TRANSCRIPT</text:h>
      <text:p text:style-name="P23"/>
      <text:p text:style-name="P23"/>
      <text:p text:style-name="P23">00:30 Daniel:</text:p>
      <text:p text:style-name="P23">Hello and welcome, everyone. It is just adjusting things. It is May 4, May the fourth of 22 be with you. And we're here in ActInf Lab, Livestream number 43 one, Bleu. I don't know how you do it with always joining during the theme song.</text:p>
      <text:p text:style-name="P23"><text:soft-page-break/>Welcome to the ActInf lab. We're a participatory online lab that is communication, learning, and practicing applied active inference. You can find us at links on this slide. This is recorded in an archived Livestream, so please provide us with feedback so we can improve our work. All backgrounds and perspectives are welcome and will be following video etiquette the live streams.</text:p>
      <text:p text:style-name="P23">Check out Active Inference.org if you want to learn more about what's happening in the lab and get involved and participate in the live streams or any other activity.</text:p>
      <text:p text:style-name="P23">01:30 All right, well, we're here in Livestream number 43, one, and are continuing the discussion of the paper, predictive Coding a Theoretical and Experimental Review by Baron Millidge, Neil Seth and Christopher Buckley in 430 with Maria. We went over some of the background and context and did, like, a first pass on various aspects of the paper, but by no means exhausted it because it's a long and very intricate paper and also it touches on a ton of other areas of more general interest. So there's a lot to discuss. And in the 43.1 today, we'll see where things go.</text:p>
      <text:p text:style-name="P23">If you're watching live, it would be awesome to have any questions in the live chat. Otherwise, we will just start with some introductions and pick up with whatever people are finding salient and exciting. So we'll just start by saying hello and going from there.</text:p>
      <text:p text:style-name="P23">02:34 I'm Daniel and I'm a researcher in California. And thanks a lot, Bleu, for joining.</text:p>
      <text:p text:style-name="P23"/>
      <text:p text:style-name="P23">02:41 Bleu:</text:p>
      <text:p text:style-name="P23">I'm Bleu, I'm a researcher in New Mexico, and yeah, I'm excited to be here today. This paper was really intricate and detailed and provided a lot of background that I don't have because there are so many active papers that I want to read, but I don't have time to get to them all because I like to read things very thoroughly and slowly and carefully and look up the things that I don't know and back references travel down the scientific rabbit hole, so to speak. So, yeah, this was a good paper that kind of helped me shirk all those ant in responsibilities that I have and came out with more, like, questions than answers, which is always a good sign of a good paper.</text:p>
      <text:p text:style-name="P23"/>
      <text:p text:style-name="P23">03:35 Daniel:</text:p>
      <text:p text:style-name="P23">Awesome. Well, how about going into the paper, what questions did you have?</text:p>
      <text:p text:style-name="P23">And maybe we'll get to how our questions evolved, but what were you expecting to find in the paper and what questions were motivating you to seek it?</text:p>
      <text:p text:style-name="P23"/>
      <text:p text:style-name="P23">03:49 Bleu:</text:p>
      <text:p text:style-name="P23">So I always have had a hard time, like, what is the difference between predictive encoding, variational bays and actants, right? And, like, I was really hoping that the paper would kind of lay that out for me and, like no. So, I mean, I kind of got a good historical overview of how they all are interlocking and overlapping, which I didn't know before because all these things, none of them are simple. And there are intricate details in all of them that I don't know, all the details ins and outs.</text:p>
      <text:p text:style-name="P23">But I think that this gave a very good historical overview of how these things kind of layer into a nice little sandwich.</text:p>
      <text:p text:style-name="P23"/>
      <text:p text:style-name="P23">04:41 Daniel:</text:p>
      <text:p text:style-name="P23">Great. Definitely a good starting place. Let's also add Bayesian brain there to the mix and start to look <text:soft-page-break/>at maybe some similarities too because they're not exactly like addressing the same area and they're compatible, often more compatible than not. So getting at what distinguishes them is very important. And one way that that happened and it came up in the dot zero, was so much of the paper was dealing with coherence on the relationship between observations and unobserved latent states.</text:p>
      <text:p text:style-name="P23">So think like trying to infer the temperature of the room given the thermometer readings and that was so much of the paper. And then action comes into the picture in section four five.</text:p>
      <text:p text:style-name="P23">05:44 It's like predictive coding. The authors right, can also be extended to include action allowing for predictive coding agents to undertake adaptive actions without any major change to their fundamental algorithms. But that's 50 equations deep and so it's very interesting to see like if those 50 equations are kind of like the stem.</text:p>
      <text:p text:style-name="P23">I know that the equations are not sequential and building on each other in all of these cases, but then action gets tucked into a bigger picture very seamlessly and I think that speaks to the relevance of distinguishing how they're similar and difference and why it matters, I guess. So how should we even begin to look at that?</text:p>
      <text:p text:style-name="P23"/>
      <text:p text:style-name="P23">06:29 Bleu:</text:p>
      <text:p text:style-name="P23">Even action actually came up earlier in the paper before 4.5. So action came up in section 2.3 with dynamics, predictive encoding and generalized coordinates. And this I thought was a really good example I was craving and still I'm craving a really simple example.</text:p>
      <text:p text:style-name="P23">It's one thing we talk about the equations, we go through all the letters, we compare this and that. But it would be really great to see a super simple example works through like from start to finish using all of these observable states, latent states, complexity, accuracy. It would be really great to see that at some point. And if you're listening to this live stream and want to come on and give a guest tutorial on how do we actually work these equations into some very simple problem that we can solve in real life, I would be more than happy to facilitate that presentation because I can't jump from all these equations into, like, how does that apply?</text:p>
      <text:p text:style-name="P23">07:45 But even in 2.3, this was kind of a good example, a real life example about inferring the velocity and the acceleration and the jerk just given the observed coordinates and it talks here about also free action which I've not heard before.</text:p>
      <text:p text:style-name="P23">Instead of minimizing the variational free energy, it says we must instead minimize the free action, which is F bar. And I've not seen or heard it referred to in that way, but it's modeling like time series of observations. So, like, you know the coordinates that's time one, time two, time three of a swinging pendulum, for example. If you know those coordinates, then you can kind of guess how fast is the object moving and you can infer these other variables. So I haven't seen that free action, but it did even come up before force five.</text:p>
      <text:p text:style-name="P23"/>
      <text:p text:style-name="P23">08:48 Daniel:</text:p>
      <text:p text:style-name="P23">Yes, and it speaks to that expected free energy EFE, which is what do you expect the free energy to be? And then there's the free energy of the expected future, which one of the authors has worked on, which is kind of a slightly different variant. And then here's another way to look at the free energy of some future time steps. And it speaks to that difference between the variational free energy, which is like what you're able to calculate right now with the information at hand and looking backwards. And so the <text:soft-page-break/>more perceptual aspects of coherence can be calculated using the variational free energy approach.</text:p>
      <text:p text:style-name="P23">But then any time the future is coming into play, there's uncertainty about the observations, as well as even uncertainty about what actions one will take, let alone the consequences of the actions that one will take in the future. So we do need a different way to calculate it.</text:p>
      <text:p text:style-name="P23">09:51 And then, as you're kind of getting at, this is a different way than we've seen it before with the minimization of free action. But let's return to this page and think about how we can distinguish with like, a Venn diagram or something that helps us understand how these core ideas are linked.</text:p>
      <text:p text:style-name="P23">One couple that we can highlight is predictive coding and predictive processing. Do you have any thoughts or questions on that?</text:p>
      <text:p text:style-name="P23"/>
      <text:p text:style-name="P23">10:26 Bleu:</text:p>
      <text:p text:style-name="P23">Yeah, so maybe not a Venn diagram, but like, maybe we should build perhaps like a pyramid or like a multi level building. Because I think, based on what I read in the paper, I think really predictive coding kind of starts it all off. And also it makes sense to make a layer cake, like being that these all kind of start off with the layers of cortical processing that happen quite literalist in the brain.</text:p>
      <text:p text:style-name="P23">So I think making a layer cake maybe makes the most sense.</text:p>
      <text:p text:style-name="P23"/>
      <text:p text:style-name="P23">11:09 Daniel:</text:p>
      <text:p text:style-name="P23">Okay, so we're in the kitchen, we're in the active restaurant kitchen, and what are we gain to build in or what is the bottom of this layer cake?</text:p>
      <text:p text:style-name="P23"/>
      <text:p text:style-name="P23">11:22 Bleu:</text:p>
      <text:p text:style-name="P23">So I think the bottom at least, so there might be two layers on the bottom one from Helmholtz. So we can start with, like, the perception as unconscious coherence view of Helmholtz and then predictive coding as described by Rao and Ballard in their description of the visual system in the visual cortex okay.</text:p>
      <text:p text:style-name="P23"/>
      <text:p text:style-name="P23">11:56 Daniel:</text:p>
      <text:p text:style-name="P23">And again, kind of calling back to the dot zero, the two qualitative philosophical ideas that the authors invoke and that Maria helped us unpack were Tomholtz's notion of perception as unconscious inference and Kant's Kant's notion that apriori or beforehand structure, like prior structure, is needed to make sense of sensory data.</text:p>
      <text:p text:style-name="P23">So we're going to have one bottom layer of the cake with Helmholtz and then also with the continuum. So this is going to be our qualitative philosophical layer of the cake, these two notions. And then you mentioned another critical work, which was Round Ballard's 90 99 work, building on a broader history of applying predictive and anticipatory approaches to different neural systems.</text:p>
      <text:p text:style-name="P23">12:59 And in the dot zero, the two neural systems that we looked at were, first the retina system with the Shinivasan 1982. And this is looking at retinal physiology and like the electrophysiology of photons hitting the retina.</text:p>
      <text:p text:style-name="P23">And then another area where predictive approaches, especially early on, were getting built out around and towards was the cortical hierarchical and the exafferent layers in the mammalian cortex. So these two anatomical exemplars of some microcircuitry, some histology that is compatible with a predictive <text:soft-page-break/>approach. Okay, so we have these two basal layers, but we might even add more basal layers. But we have biological systems that are doing predictive things and that includes the retinal as well as the cortex.</text:p>
      <text:p text:style-name="P23">14:05 Also, of course, if anyone has like, questions, we'll get to it in the right way. So please ask any questions or doing any comments. So we have the retina, the cortex as examples, but there's others. Okay. And then if there's a third layer that we can add to the bottom, I think it would just Bayesian statistics physics, because I think it comes maybe.</text:p>
      <text:p text:style-name="P23"/>
      <text:p text:style-name="P23">14:32 Bleu:</text:p>
      <text:p text:style-name="P23">Before that also, or maybe now, maybe Bayesian statistics is like a layer two. But I think before the basic statistics and even before biological systems doing prediction, there's the information theory component that I think is important also.</text:p>
      <text:p text:style-name="P23"/>
      <text:p text:style-name="P23">14:54 Daniel:</text:p>
      <text:p text:style-name="P23">Okay, so, well, we have this is qualitative and philosophical. Then we have biological and actual, and then we have a formal area, and that'll be information and Bayesian information.</text:p>
      <text:p text:style-name="P23"/>
      <text:p text:style-name="P23">15:18 Bleu:</text:p>
      <text:p text:style-name="P23">Yeah, the information goes under the Bayes, I think, just like the homeholds comes under the Conor.</text:p>
      <text:p text:style-name="P23">Right. I think it's really the relationship between information and probability, which we started to explore, or we explore a lot in the FEP of generic quantum systems. Livestream number 40. That was 40, I think, so many streams ago.</text:p>
      <text:p text:style-name="P23"/>
      <text:p text:style-name="P23">15:49 Daniel:</text:p>
      <text:p text:style-name="P23">Okay, this is fun.</text:p>
      <text:p text:style-name="P23">And I think we're going to start building this into a tasty structure. So we have the philosophical coming in on the left and that's one onramp that. Just like we had discussed earlier, this is something that has been almost imminently available to thinkers for thousands of years. These are the kinds of qualitative claims that anyone can experience, whether by thinking about the blind spot or about how their sensemaking in response to some stimuli. This is just the idea that the sensory observations are, first off, not the direct contact with the world.</text:p>
      <text:p text:style-name="P23">Like, we're not seeing the lightning strike event. We're seeing photons hit the retina and sound hit the eardrum, and so we're receiving sensory input. That's that kind of Plato's cave. Anil and then Conor and Helmholtz elaborated on that to include this idea of unconscious inference that requires a priority structure or like what we would call like, a Bayesian prior.</text:p>
      <text:p text:style-name="P23">16:56 Then we have this biological area, and these are just reflecting natural systems that are exhibiting some kind of behavior.</text:p>
      <text:p text:style-name="P23">Like, we can think about the 1999 paper of Round Ballard themselves about the functional interpretation of extra classical receptive field effects. And we talked about that in the Dot Zero. Like, the classical effects are kind of the simple normative ones. Like the joke is it's classical because of the papers in the order they were published. But that doesn't make it even true, let alone the best model.</text:p>
      <text:p text:style-name="P23">The classical is just like it's like classic rock. You might like other genres, but then there's the classics <text:soft-page-break/>or whatever. So that's the biological systems that are exhibiting certain kinds of outcomes. And then we have these two formal or quantitative areas, and those are the Bayesian statistics and probability as well as information theory.</text:p>
      <text:p text:style-name="P23">18:01 And they're definitely linked as well, but we'll just leave them as kind of two conjoined layers here.</text:p>
      <text:p text:style-name="P23">Okay, now where do we go from here?</text:p>
      <text:p text:style-name="P23"/>
      <text:p text:style-name="P23">18:16 Bleu:</text:p>
      <text:p text:style-name="P23">Well, isn't that the question? So maybe predictive encoding and predictive processing and like, really, what's the difference between these two? I think predictive coding came from neuroscience, so maybe that layers on top of the biological part, the biological piece of the cake, and then predictive processing might go on to the quantitative piece.</text:p>
      <text:p text:style-name="P23"/>
      <text:p text:style-name="P23">18:50 Daniel:</text:p>
      <text:p text:style-name="P23">Awesome. Yeah, and it really is what Maria highlighted and drew out in the Dot Zero, which was using a quote from an and Clark book.</text:p>
      <text:p text:style-name="P23">And Clark wrote that predictive processing is not simply the use of the data compression strategy known as predictive coding. So at least in this take, predictive coding is like MP4. It's like an encoding strategy, which is also why we connected it to frame, differentiate and video encoding. But predictive coding is going to be something that's data oriented and it's related to information theory compression, information encapsulation. And then Clark is writing, predictive processing is not simply that.</text:p>
      <text:p text:style-name="P23">And so Maria spoke to how another way to think about the difference between predictive coding and predictive processing is to use coding for the formalisms and implementations and processing for the philosophical understanding that prediction is the basis of signal interpretation as opposed to merely cognition or descriptive models.</text:p>
      <text:p text:style-name="P23">20:01 So if anyone has a thought on that, then put it in live chat or come get involved. But let's work with that delineation going forward. So predictive processing is going to be somehow related to the formal or sorry, predictive coding is going to be more close to the formal whether it's predictive coding in a biological context or whether it's going to be in a philosophical context or something. It's going to be more on the formal side.</text:p>
      <text:p text:style-name="P23">Whereas predictive processing is going to be where a little bit closer to the philosophical?</text:p>
      <text:p text:style-name="P23"/>
      <text:p text:style-name="P23">20:40 Bleu:</text:p>
      <text:p text:style-name="P23">Yeah, I think so. And then maybe like, does the Bayesian brain, like, make up the third part of our, like, predictive coding layers over the Bayesian statistics and predictive processing layers over the philosophical? Then does the Bayesian brain somehow make the in between sandwich that goes over the biological?</text:p>
      <text:p text:style-name="P23"/>
      <text:p text:style-name="P23">21:04 Daniel:</text:p>
      <text:p text:style-name="P23">Okay, so let's see, we have predictive processing as being a philosophical approach and consideration of these philosophical memes and themes. In the biological case, which we're certainly bound to, then we can have predictive coding as kind of the formal way that these predictive anticipatory systems are <text:soft-page-break/>implementing predictive processing. And then what is the Bayesian brain? Seems pretty fair to put it at like the introduction between Bayesian and brain. But what is the Bayesian brain to you?</text:p>
      <text:p text:style-name="P23"/>
      <text:p text:style-name="P23">22:01 Bleu:</text:p>
      <text:p text:style-name="P23">So to me the Bayesian brain is kind of I'm trying to look back through the paper to their description, but in my recollection of the Bayesian brain, which was like probably my first introduction to Bayesian statistics, I was like, oh, this is great. And it wasn't even the Bayesian brain. It was like the Jay Zen interpretation of the Bayesian brain paper. But like, that paper was like, probably my turn on Bayesian statistics physics and implementing this. So in my mind, the Bayesian brain is just this idea that the brain uses Bayesian reasoning or Bayesian updating to process information and go forward.</text:p>
      <text:p text:style-name="P23">But that's probably a very simplified interpretation.</text:p>
      <text:p text:style-name="P23"/>
      <text:p text:style-name="P23">22:56 Daniel:</text:p>
      <text:p text:style-name="P23">I think there's going to be one more realist interpretation. Like the brain is doing Bayesian stuff and then there's the more instrumentalist interpretation. We can use Bayesian statistics to model what it is that the brain is doing. So is Bayesian the territory or the map of the brain?</text:p>
      <text:p text:style-name="P23">But we'll just leave it as an edge for now. So I'll read a question from Dean and then I think we're going to be exploring a lot where action and active inference comes into play. So, Bleu, Dean writes, what do you think of this as coding? You are doing something in coding as processing. You determine by comparing processing and or not processing as you're doing.</text:p>
      <text:p text:style-name="P23">So process entails processing types.</text:p>
      <text:p text:style-name="P23">23:58 What I'm hearing there is encoding doesn't require two arguments. It just takes Ronen, you take one field and you zip it. You've encoding that in a way. So predictive encoding can encode or implement some type of informational algorithm without a reference or a comparator. Whereas Dean saying as processing you determine not with this single agreement plug and chug, but you determine by comparing as you're doing.</text:p>
      <text:p text:style-name="P23">And so predictive processing, it does have that sort of top down and bottom up as it's often visually represented. But processing is entailing that full stack. And therefore the processing is requiring something like a minimum of two to have consideration. If you're processing nuts, then you're sorting them into two different kinds, or you're removing something from something else about those, like you're doing something that has compositionality or some type of multiplicity to it.</text:p>
      <text:p text:style-name="P23">25:10 It's not just something you can take that one file and just zip it.</text:p>
      <text:p text:style-name="P23">So that's a great point. Dean, I think I'll add two little arrows here. Yes. Okay. Yes.</text:p>
      <text:p text:style-name="P23">Bleu. Let me share the slides.</text:p>
      <text:p text:style-name="P23"/>
      <text:p text:style-name="P23">25:26 Bleu:</text:p>
      <text:p text:style-name="P23">Thank you. I'm left in the dark. Beren I definitely agree with Dean's point about the coding versus processing.</text:p>
      <text:p text:style-name="P23">Like, I can write a whole lot of things, right? Like, I can take a whole lot of notes, and that's encoding. That's like encoding the information from our conversation, this live stream. But like, until I do something with those notes, like turn them into elements of a paper that I want to write or something like this, I have not processed what I have encoded until I take them forward to a forward step. So I <text:soft-page-break/>think there is kind of this temporal implication with processing versus coding.</text:p>
      <text:p text:style-name="P23"/>
      <text:p text:style-name="P23">26:10 Daniel:</text:p>
      <text:p text:style-name="P23">Yeah. Also, like the timeliness of processing, like you want to process the food before it has become bad or something. So, okay, we have predictive coding. Again, these are just generative slide play. If anyone thinks differently, they can join or write a coherent but victim coding might entail something of a unidirectionality, just like a dodzip.</text:p>
      <text:p text:style-name="P23">And you say, well, somebody will unzip it later, but we can encode it without hae park of the loop being acquired. And then we have this two directional relationship with predictive processing being like top down and bottom up.</text:p>
      <text:p text:style-name="P23">Okay, what do you see now? Or I can bring up something.</text:p>
      <text:p text:style-name="P23"/>
      <text:p text:style-name="P23">26:59 Bleu:</text:p>
      <text:p text:style-name="P23">Yeah, so I'm not really seeing anything. So why don't you bring up what is on your mind? Or what are you thinking of?</text:p>
      <text:p text:style-name="P23"/>
      <text:p text:style-name="P23">27:08 Daniel:</text:p>
      <text:p text:style-name="P23">Where is action? And then I think that will start to walk us towards where active coherence is.</text:p>
      <text:p text:style-name="P23"/>
      <text:p text:style-name="P23">27:16 Bleu:</text:p>
      <text:p text:style-name="P23">Because of the temporal nature of processing, I think action might start in the processing elements. Even in something like mental action, people do like thought correlation or thought remediation. So if you have this prediction and it like surfaces in your mind, but then you correct the prediction, or like, you know, you think you see a snake on the floor and then you say, oh, that's a snake, but then let me see that snake.</text:p>
      <text:p text:style-name="P23">And then you have to zoom in and clark at it closer and it ends up being like a coiled up rope. Right. And so it's not really a snake, but like, you direct your attention because of some prediction and then can continue to process that prediction. So possibly action starts in the processing area or maybe it's there in the middle.</text:p>
      <text:p text:style-name="P23"/>
      <text:p text:style-name="P23">28:13 Daniel:</text:p>
      <text:p text:style-name="P23">Well, I'm going to start it in the middle.</text:p>
      <text:p text:style-name="P23">We can see where it goes because I think it's going to have an important edge to each of these three areas. So there's a few ways to represent it, of course. So how does action relate to biological systems? Or first, let's start with some philosophical frameworks that highlight the importance of action. So this includes enactivism, embodied, the four Es, five E's, seven E, S, etc, etc, etc.</text:p>
      <text:p text:style-name="P23">Everything involving like this sort of embodied, enacted culture, extended, etcetera. Approach to cognition and philosophy. And those can be qualitative. So I'm putting that edge here. These are different qualitative and philosophical areas.</text:p>
      <text:p text:style-name="P23">Yes, they can be formalized, we'll get to that edge. But these are qualitative memes that come from this philosophical area and they're going to draw us to action.</text:p>
      <text:p text:style-name="P23">29:18 Okay. Now how about biological systems and action? What do you think about when you think <text:soft-page-break/>of biology and action?</text:p>
      <text:p text:style-name="P23"/>
      <text:p text:style-name="P23">29:29 Bleu:</text:p>
      <text:p text:style-name="P23">I don't know. I think those things are kind of inextricably linked in my mind because you can't have life without having some action. I mean, cells replicate.</text:p>
      <text:p text:style-name="P23"/>
      <text:p text:style-name="P23">29:44 Daniel:</text:p>
      <text:p text:style-name="P23">Yes, I think this is going to be just something that doesn't demand to be that, but is totally true. Biological systems are active there. It's active matter. And life is this multi scale organization of activity. So there's many ways biological systems are doing action.</text:p>
      <text:p text:style-name="P23">And what are some areas that are formal, whether or not they have to do with biology or any philosophy? Can you name a few areas of like formal theory and science that you think relate to action?</text:p>
      <text:p text:style-name="P23"/>
      <text:p text:style-name="P23">30:24 Bleu:</text:p>
      <text:p text:style-name="P23">So, I mean, I think just that maybe more related to processing. But as I said earlier, I think processing is related to action, but like Bayesian inference and variational inference, I think, which also tie in a lot active inference lab. I think that they come in there in the processing, processing through action, or action through processing.</text:p>
      <text:p text:style-name="P23"/>
      <text:p text:style-name="P23">30:52 Daniel:</text:p>
      <text:p text:style-name="P23">Okay, great. So Bayesian planning as inference as well as areas like cybernetics control theory and different formal ways of modeling active systems and modeling decision making, these could be related to a biological system or not. And they can be drawing on a philosophical framework implicitly, explicitly or not. Alright, so now this is starting to get fun. You added another term there and I think this will merit a detour, but then a return to here, which is the variational Bayesian approach.</text:p>
      <text:p text:style-name="P23">So what do you think variational is meaning or doing? Beren.</text:p>
      <text:p text:style-name="P23"/>
      <text:p text:style-name="P23">31:49 Bleu:</text:p>
      <text:p text:style-name="P23">So it's interesting and part of what makes this complicated paper and also like a complicated detour.</text:p>
      <text:p text:style-name="P23">Like the authors cast predictive coding as variational inference, even though we've kind of made this distinction between predictive coding and predictive processing, where coding does just like a one way street and processing is like two way street, the authors nevertheless use the term predictive coding as variational inference, or this variational coherence. I think the key construct here, and that's probably, I don't know, it overlaps with Bayesian brain. Maybe too is the idea of having a model of the data generating process.</text:p>
      <text:p text:style-name="P23">32:50 And so I think variational inference kind of throws the idea of a model into the loop.</text:p>
      <text:p text:style-name="P23"/>
      <text:p text:style-name="P23">33:00 Daniel:</text:p>
      <text:p text:style-name="P23">Okay, so let's zoom in on this Bleu Conor of formal and quantitative areas.</text:p>
      <text:p text:style-name="P23">And so these can be taken in an action independent way. They can be explicitly about action, like planning as inference, or they could just more implicitly rest on inference, I'm sorry, more implication rest upon action. For example, in the case of we're inferring the hidden state of the temperature of the <text:soft-page-break/>room and we're observing the thermometer that doesn't have pi, it doesn't have a, it doesn't have action in that model. It might just have those two parameters of like, the room's temperature hidden states and the observations of the thermometer, but then we can kind of take a step back and see, all right, well, there's the person who's engaging in this experimental action, the person's ocular motor, zooming in on the thermometer. Maybe we can just abstract away, but action is always baked into it because we're talking about active states.</text:p>
      <text:p text:style-name="P23">34:03 But let's just put some of that aside for a second and take a quick detour to talk about variational inference because it's a really important topic. Let's think about and we've also explore this in active Livestream 26 and 37 and a lot of other times. So let's look at three different ways of doing Bayes areas as they were, and maybe there are more, but the three that we can list up here are exact Bayesian, Monte Carlo, and variational bays. So pick one. And then what is something important to know about that way of doing Bayesian statistics?</text:p>
      <text:p text:style-name="P23"/>
      <text:p text:style-name="P23">34:51 Bleu:</text:p>
      <text:p text:style-name="P23">Well, so I'm by no means an expert in Bayesian statistics, actually cracked out my Bayesian data analysis book while I was reading this paper, because it was one of those papers, like I said I'm analyzed, and I was like, what does that mean? I have to look up every little thing I don't understand. Okay, so let me start with exact base. So exact DAGs. When I think about exact bays, it's like the probability of a given b, like the probability of rain given clouds or something like that.</text:p>
      <text:p text:style-name="P23">And so it's like an alternate alternative to frequentist statistics where the probability of rain and the probability of clouds, or like a coin flip is easier to talk about, right? So each flip of the coin is half. And so like the idea that what are the chances that you're going to get rain?</text:p>
      <text:p text:style-name="P23">36:09 And frequent statistics, the probability that you're going to get rain and the probability that you're going to get clouds is the probability of rain times the probability of clouds. That's a great way to put it.</text:p>
      <text:p text:style-name="P23">And then Bayesian statistics physics, it evaluates the probability of rain with clouds. Given what you already have observed before. If it's raining, it's usually cloudy this percent of the time, and it takes into consideration the probability of rain with clouds. Probability of rain, probability of clouds, all those things separately. So it gives you a prior estimation.</text:p>
      <text:p text:style-name="P23">I think so. I don't know. That's probably super confusing.</text:p>
      <text:p text:style-name="P23"/>
      <text:p text:style-name="P23">36:47 Daniel:</text:p>
      <text:p text:style-name="P23">Great. You mentioned a lot of really important points, which is it's an alternative to frequentist statistics analysis.</text:p>
      <text:p text:style-name="P23">So we're not getting a Pvalue out of this, and we're able to explicitly say our priors and not to go down this rabbit hole, but a lot of frequentism implicitly has a uniform prior, and we'll just leave it at that for now. So the Exact Bayesian is using the Bayes equation essentially as written. And just as you said it, there's the probability of something given something else, and then you kind of find the probability of that other thing given the first thing multiplied by these other terms, and then you fill out all of those variables and you literally do that division. And so we explored like this in the case of Axel Costa paper with the bacteria. And so there was the Exact Bayesian bacteria that was having its prior and then taking in new information and updating how it thought about what was out there based upon the new incoming information.</text:p>
      <text:p text:style-name="P23"><text:soft-page-break/>37:53 And it was like in a formula, and it was like dividing exactly the numbers that you see here in this way. Okay, so that's exact base. Now, what are some issues with Exact Base? It might be straightforward when you're talking about that coin flip, but if you're talking about a high dimension space or something that is just bigger than the Ram or whatever of your computer, when it comes to the implementation, there's often challenges with Exact Bayes. And so there's several techniques that have been developed to approximate what an Exact Bayesian approach would be in a more tractable way.</text:p>
      <text:p text:style-name="P23">So there are two alternatives to Exact Bayes implementation, and the spirit is going to be exactly the same of taking in new information and updating our priors as specified. But it's going to be done in a few different ways. So first, what about Monte Carlo?</text:p>
      <text:p text:style-name="P23">38:55 What is Monte Carlo?</text:p>
      <text:p text:style-name="P23"/>
      <text:p text:style-name="P23">38:57 Bleu:</text:p>
      <text:p text:style-name="P23">So Monte Carlo, you probably know more about the history than I do, but Monte Carlo is like a sampling technique.</text:p>
      <text:p text:style-name="P23">So instead of trying to calculate the probability of rain and clouds using exact days, you just sample like, out of Ronen thousand rainy days, how many of them were cloudy, and out of a thousand cloudy days, how many of them were rainy? And so instead of like, getting an exact measurement of your distribution, like, where is the overlap between clouds and rain, you just randomly pick out from all of the possible days. You estimate your sample that way.</text:p>
      <text:p text:style-name="P23"/>
      <text:p text:style-name="P23">39:50 Daniel:</text:p>
      <text:p text:style-name="P23">Great. So it's based upon sampling. And so it's like, we might not know one of these terms, but we can at least draw a sample. And so this does a few different things. It connects us first to empirical and specific data as implemented in a row of a program, not just B subi.</text:p>
      <text:p text:style-name="P23">Or some sort of analytical representation. But like, this is where we're getting into. This specific sample was pulled by this algorithm at this time. And one method that's a common thing is the Markov chain, Monte Carlo. And this is using a local resampling approach like assessing local maneuvers of a given chain that's engaged in sampling.</text:p>
      <text:p text:style-name="P23">And you kind of drop these chains into different parts of the probability distribution and then have them evaluate different aspects of that distribution. So it's as easy or hard as dropping those paratroopers into different parts of the physical landscape and then having them accept or reject different proposed moves.</text:p>
      <text:p text:style-name="P23">41:01 So that's sort of a two dimensional landscape with the height being elevation. And maybe that's what you want to map because you might want to know is there one central peak? Are there two peaks that are very similar?</text:p>
      <text:p text:style-name="P23">And take that into the statistical case. And this is especially helpful for when there's no sense, no idea, but there is not the desire to explicitly formalize what shape the distinctions looks like. So we might want to do like, Bayesian phylogenetics and so we need to talk somehow about the likelihood of a given DNA sequence being that way. But like, where do you go from there? And so that's where the Monte Carlo sampling based approach really comes into play.</text:p>
      <text:p text:style-name="P23">And then because it's based upon sampling, the advantages are you can run that sampling for three iterations or 3 million. So it's very flexible with the amount of computing power that you bring to bear <text:soft-page-break/>on this challenge.</text:p>
      <text:p text:style-name="P23">42:05 But also there are the risks of oversampling, which is that you have used some unneeded electrical power and computational power, which is really non trivial. But also there's the risk of under sampling. And you might even be like in a regime where you think that you've sampled because you're getting samples that are just confirming what you already know.</text:p>
      <text:p text:style-name="P23">But, you know, there's a whole other island that you didn't do the peridrop to. So one can be lulled into a false precision with bootstrapping and sampling based approaches because they can give ultra high precisions but that can be based upon actually more like a biased sampling approach or all these other features. And just the one anecdote that I have on that is in the Bayesian phylogenetics case. I remember this one professor in undergrad, Professor Moore, and he'd always say fuzzy caterpillar, you want it to look like a fuzzy caterpillar. And there's some technical details, but it's like you want it to be exploring the full range of a parameter.</text:p>
      <text:p text:style-name="P23">43:11 Like if something could be zero to one, you want to be exploring the full range but returning to the best estimate. And that shows that you're sampling, like, the diversity of what that parameter can be, but also spending more or most of your time in the most likely and in the best regions. And so if the value Beren at .5 and the range of what's possible was, like, zero to one. That looks like a fuzzy caterpillar with more thickness in the middle and then a lot of fluctuation, but it's not like it's spending a ton of time at one, and then it drops suddenly to zero because that would suggest that you're not converged yet. Whereas when you see that fuzzy caterpillar, it's like you're sampling the extremes and getting novelty and testing different combinations, but you're also returning to something that is working.</text:p>
      <text:p text:style-name="P23">So Monte Carlo sampling based approach brings in all these opportunities and challenges associated with sampling.</text:p>
      <text:p text:style-name="P23"/>
      <text:p text:style-name="P23">44:08 Bleu:</text:p>
      <text:p text:style-name="P23">I was under the impression, like, you talked about oversampling, but I think over sampling, as sampling goes to infinity, your accuracy increases, you're closer able to get the true posterior. But I think it's uneven sampling. That's the danger in the Monte Carlo method. Like, if you're sampling too far in.</text:p>
      <text:p text:style-name="P23"/>
      <text:p text:style-name="P23">44:32 Daniel:</text:p>
      <text:p text:style-name="P23">One under the other, and perhaps, like, asymptotically if you exhausted the state space, then you would know that you had the right answer.</text:p>
      <text:p text:style-name="P23">But the whole reason why we're using any kind of heuristic approach rather than exact Bayes is because we don't have the full state space. So, yeah, there's relatively low Costa to over sampling, but we don't always know when that is. And then under sampling can be just totally misleading if we take that as our only representation of that distribution. And so there's all kinds of cool techniques that involve multiple chains happening in parallel. And some of them are, like, higher temperature and less temperature.</text:p>
      <text:p text:style-name="P23">So for one of those paratrooper teams, it's very cold. And so they're only making the best very local moves. It's like the elevation is sharpened for them. It's very hard to get out of a local rut. And there might be another team with its very high temperature.</text:p>
      <text:p text:style-name="P23">And for them, the landscape is flat, maybe even completely flat.</text:p>
      <text:p text:style-name="P23"><text:soft-page-break/>45:37 And then they're like a hot molecule that's able to move over something that might be a barrier for another team. So that team is going to, like, fill in the details and locally explore quality solutions, whereas there's another team that's like or another chain. And so that's the multiple chain Monte Carlo approach. And there's a lot to that in phylogenetics, which is where I've seen it the most, but also probably many other areas.</text:p>
      <text:p text:style-name="P23"/>
      <text:p text:style-name="P23">46:03 Bleu:</text:p>
      <text:p text:style-name="P23">Okay, I've run it in phylogenetics, too. And the programs can take forever to run because there are too many parameters and whatever, they can really take a long time. The computational power is no joke. Like what goes into the Monte Carlo sampling. So we have exact phase, which is calculating the true posterior, and then we have the Monte Carlo, which is estimating the true posterior through sampling.</text:p>
      <text:p text:style-name="P23">And then we come to the variational, which is trying to minimize the divergence between the true posterior and your approximation of the posterior.</text:p>
      <text:p text:style-name="P23"/>
      <text:p text:style-name="P23">46:46 Daniel:</text:p>
      <text:p text:style-name="P23">Great minimizing divergence between the true posterior. Like what we would really have wanted to actually know what is the actual temperature in the room conditioned upon the noisy thermometer estimates that we're getting. So are we going to sample our way out of that one? The variational approach is going to be very different.</text:p>
      <text:p text:style-name="P23">And in 26 I think we had like the cat and then one approach was like the Monte Carlo was like pointilism, it was like dots. So we're sampling pixels from the cat and then it becomes like a pointless picture of a cat that if you do sample densely enough, it looks like a cat or it's recognizable as a cat. And the variational approach was like a clip ant template. And so let's just say that you had a template of different curves or of like you knew that it wanted to be a cat, you knew you were looking at a cat. So then you have like a cat template that can get stretched or zoomed in or out.</text:p>
      <text:p text:style-name="P23">And so that might be very straightforward to optimize because you're just trying to minimize the divergence between these very limited parametric changes that you can implement.</text:p>
      <text:p text:style-name="P23">47:56 But then of course, you run into a situation which will explore various aspects of variational coherence what if you try to stretch that cat emoji onto a different animal? Or what if it's a totally different kind of data set? So you will find some divergence minimizing evolution. That doesn't mean it's sufficient or even in the right ballpark, just like doing and l two least squares.</text:p>
      <text:p text:style-name="P23">Minimizing linear aggression will always find a best fitting linear aggression. But that best fitting linear aggression can be like hilariously inaccurate. Like if the data are like a parabola, like a U, the best fitting regression might be like a flat line through the middle. Or if 80% of the points are here and 20% are over here, there might be a regression. That's very misleading.</text:p>
      <text:p text:style-name="P23">That's like the Simpsons so called paradox. So invariational we're not going to use sampling, we're going to use the minimization of a divergence, which is a KL divergence.</text:p>
      <text:p text:style-name="P23">49:04 But they mentioned in this paper it can also be a different kind of divergence. And the rainy divergence has been explored in some recent work of Sage et al. So we're going to minimize the divergence between the true posterior and a distribution queue that we control and is tractable to optimize.</text:p>
      <text:p text:style-name="P23">So it's like instead of that sampling based approach, we are dropping the teams at different parts of the <text:soft-page-break/>landscape and then they were going to report back on information here. In the variational approach, it's like we have a template and then we're going to just do stretching and bending. Again, this is kind of a tortured metaphor, but we're going to stretch and bend and there's only a few parameters on the stretching and bending and we're going to find the best fit of those stretching and bending parameters.</text:p>
      <text:p text:style-name="P23">50:04 Like if it were a linear regression, y equals MX plus b. The two dials that you get to change are like the M, the slope of X and B, like how high or low the regression is.</text:p>
      <text:p text:style-name="P23">And then you're finding M and B that are the best fitting about the data. Why? And so you're kind of like minimizing the least squares error term here. It's not a linear regression that we're fitting by minimizing the least squares. It's a variational Bayesian approximation that we're fitting by minimizing the divergence between the true posterior and the distribution queue that we control and is optimal or is able to be optimized.</text:p>
      <text:p text:style-name="P23">What else would you add on that?</text:p>
      <text:p text:style-name="P23"/>
      <text:p text:style-name="P23">50:56 Bleu:</text:p>
      <text:p text:style-name="P23">I think that's it so the true posterior and the distribution that is tractable and we can optimize over yeah, that's it.</text:p>
      <text:p text:style-name="P23">Computational intensity on variational is like much less right, because instead of calculating all of the parameters for every little dot, every little point on the sample, we are calculating for, like, a big Blob. It's like one big Blob instead of several little points, but we calculate for that big Blob. This is the density of that function, and these are the parameters of that.</text:p>
      <text:p text:style-name="P23"/>
      <text:p text:style-name="P23">51:47 Daniel:</text:p>
      <text:p text:style-name="P23">So now we're going to back out of this formal cul de sac that we've been in and just remember to ourselves, even if it's your first time hearing variational coherence and or your kind of like Bleu or eye words, like we've read it in how many papers? But still every time we kind of start on square zero.</text:p>
      <text:p text:style-name="P23">So why do we use variational Bayesian inference? So the first thing is it allows us to use Bayesian statistics and probability, which we might prefer over, for example, frequentism okay. Variational Bayes then allows us to use a heuristic Bayesian implementation. So if there's something that's too challenging or implausible for exact Bayes, now we can approach it like Monte Carlo or variational. These are both heuristics.</text:p>
      <text:p text:style-name="P23">Unlike Monte Carlo, it's not based upon sampling. Variational is based upon a family of equation fitting. And so it can be implemented very efficiently, which isn't always the case for Monte Marco. It rests upon inappropriate factorization of the problem.</text:p>
      <text:p text:style-name="P23">52:51 And one other piece is this connects to analytical equations in physics.</text:p>
      <text:p text:style-name="P23">So it's almost like Monte Carlo is like a computer scientist's approach. It's like, how much Ram do we have? How many processors do we have? How big is this data Seth going to be? And then there's no analytical equation or closed form for Monte Carlo.</text:p>
      <text:p text:style-name="P23">It's like engineering. It's kind of like you have to have some art and skill and science coming together for the Monte Carlo to be the best it can be. And then it's more about like an adequacy and an efficacy question because you're not converging to the infinite asymptote again, otherwise you could have done something else. And then the variational is like the physicist approach, and it draws on the variational calculus of Feynman and others. And this is the part that's very amenable and connected to the <text:soft-page-break/>equations of least action and all these other things like factorizing equations.</text:p>
      <text:p text:style-name="P23"/>
      <text:p text:style-name="P23">53:47 Bleu:</text:p>
      <text:p text:style-name="P23">So it's funny that you bring up the computer scientist approach in Monte Carlo.</text:p>
      <text:p text:style-name="P23">I am a horrible computer person. I mean, I will brute force wrangle my data. Like, just give me more ram. Just give me more processing power. Like, I just want to make things work.</text:p>
      <text:p text:style-name="P23">I don't have any patience for finesse, right? So in my mind, I think about the Monte Carlo like the brute force, just shove your data through the algorithm no matter how much ram it takes. I think about Monte Carlo like that, and I think about the variational base more like the people that can do very simple things in code to make it run much faster than have that very good skill with. Like, oh, well, we can just run this little factorization or we can make the problem run so much better on the computer. So I think about it about variational like that.</text:p>
      <text:p text:style-name="P23">But you're right, it does have that connection to statistical physics and to definement.</text:p>
      <text:p text:style-name="P23">54:51 But I think about it as, like, a highly optimized way to run Bayesian statistics. But why, Daniel, would someone want to run Bayesian statistics in the first place? So maybe you want to give us an example. Why would that happen?</text:p>
      <text:p text:style-name="P23"/>
      <text:p text:style-name="P23">55:04 Daniel:</text:p>
      <text:p text:style-name="P23">We will pull back just the last point. There is the variational methods. We might even have a heuristic for those or an algorithm or approximation of those. For example, message passing and force factor graphs. Those draw an equivalent between Bayes graphs where nodes are random variables and edges are statistical relationships.</text:p>
      <text:p text:style-name="P23">Bayes graphs can undergo variational inference. And there's a tractable way to use toolkits like that developed by the Bias Lab and use message passing and a 40 factor graph representation to have, like, a level of implementability for even the variational. Whereas it's not possible to imagine, like, a heuristic for Monte Carlo, it is the heuristic. Sampling is sampling. You can do better sampling, but that's the game that you have chosen.</text:p>
      <text:p text:style-name="P23">Whereas in variational, even this question of minimizing divergence does require kind of like a proximate or an computational approach, because how can we minimize the divergence between the true posterior and something we control?</text:p>
      <text:p text:style-name="P23">56:10 And we don't know what the true posterior is, so there have to be a little bit more added. But this is, like, very awesome discussion because it's helping us pull out. Like, this is the sort of exact approach. And then there's a more computer science like sampling approach and then a more analytical and physics related approach.</text:p>
      <text:p text:style-name="P23">Okay, so why do we want to do Bayes? Let's pull back to our triangle here. Why do we want to do Bayesian? And thinking about the concepts here, why do we want to do bays?</text:p>
      <text:p text:style-name="P23"/>
      <text:p text:style-name="P23">56:48 Bleu:</text:p>
      <text:p text:style-name="P23">I asked you.</text:p>
      <text:p text:style-name="P23">You're not allowed to turn the question around on me. That was me asking you. You're not allowed to just talk and then ask me.</text:p>
      <text:p text:style-name="P23"/>
      <text:p text:style-name="P23"><text:soft-page-break/>56:57 Daniel:</text:p>
      <text:p text:style-name="P23">Well, there's a few ways to take it, I guess. One would be what is the alternative policy selection? If we're doing research or application, what is our alternative to picking some Bayesian approach? So if we take the Bayesian road, we know that there's going to be some sort of trivergence later, exact Bayesian Monte Carlo variational bays, something else. Or we could go down a different statistical path.</text:p>
      <text:p text:style-name="P23">Like we could use frequent statistics and maybe that's totally adequate and effective for the situation. And both are just maps. So a well fitting linear model of heightened weight doesn't make heightened weight a linear model. A really good fitting action perception loop, whether it rests upon a kernel of frequency statistics or Bayesian statistics, doesn't make those systems that way that you modeled it. So I would say Bayesian statistics is useful when we want to do some kind of formal or quantitative coherence, where we want to be specific and explicit about our prior beliefs and how we want incoming information to update those beliefs.</text:p>
      <text:p text:style-name="P23"/>
      <text:p text:style-name="P23">58:16 Bleu:</text:p>
      <text:p text:style-name="P23">So I agree, and it's what I always try to tell people when I'm explaining, like, what is Bayesian statistics? Which a lot of people have never heard of, like in college, at least when I graduated, there's no Bayesian Statistics course now many schools have them and I'm outdated already. But it's really like when you're doing frequent statistics, you go out to a desert and count mice every year, right? Every year you go and count how many mice you see in the desert, or something like this. You expect to see some mice in the desert, otherwise you wouldn't be there counting them.</text:p>
      <text:p text:style-name="P23">So you expect a nonzero answer, right? So every year you go out, you find ten mice, 20 mice, 50 mice, 30 mice, 20 mice, ten mice, and every year you go count mice. So if you were to go like, you have some expectation that you will find mice, you also have some expectation that there is going to be less than 1000 mice, because every year you go sample this one place, right?</text:p>
      <text:p text:style-name="P23">59:18 And so what Bayesian statistics does is it takes actually that prior, like frequency statistics, I don't care if you ever found mice there before. Like your probability of finding zero mice and 30 mice and 50 mice and 100 mice and 10 mice is all the same.</text:p>
      <text:p text:style-name="P23">Doesn't matter how many years you've been there before. Like you are starting with nothing. In frequent statistics, you don't get to have any guess that there's even going to be one mouse in the desert where with Bayesian statistics, obviously you think that there are going to be some ice and you think it's going to be some number you can count reasonably. So with whatever area. And so what Bayesian statistics allows for is that prior belief or that expectation that you have as the experimenter.</text:p>
      <text:p text:style-name="P23"/>
      <text:p text:style-name="P23">59:59 Daniel:</text:p>
      <text:p text:style-name="P23">Awesome. And that's kind of what we were getting at with that idea of frequentism having this implicit uniform distinctions. You flip the coin ten times, you get three heads. Your maximum likelihood estimate is it comes up 30% of the time on heads zero three. However, if you want to take like a bigger picture view, you might have some sort of precision about where it's likely to be like is it likely to be .5?</text:p>
      <text:p text:style-name="P23">And you're going to be surprised if it were .3 because you just pulled it out of a cash register. And then in that case you still might say I ant to have a uniform prior and if it is zero three then it's zero three. Or <text:soft-page-break/>you might want to say I'm very confident it's something else. But Bayesian statistics opens up the space to be specific about how we want to use our priors, how confident we want to be, how much precision we want to have in those priors and then how we want to incorporate new information. So any other thought on that or let's continue on that and connect it to some formalisms.</text:p>
      <text:p text:style-name="P23"/>
      <text:p text:style-name="P23">1:01:03 Bleu:</text:p>
      <text:p text:style-name="P23">So I have one more thought on the coin flip with the Bayesian idea. Like if you know it's a fair coin then the probability is 50% and we're flipping coins and we're betting each time like dollar, dollar, dollar. If we flip that coin, you flip the coin ten times in a row and it's heads every single time. Like on the 11th time. Like my bet is on tails because it's a fair coin, it's not going to come up every single time heads.</text:p>
      <text:p text:style-name="P23">And so frequent statistics does never allow for that previous indoctrination. And also like where is that information? Which is something that always baffles me. Like does the coin already know that it's been flipped ten times and it's come up heads all those times and that it then has to come up tails sooner or later? The probability is so low that you're going to get like a thousand coin flips of a fair coin in a row that is heads.</text:p>
      <text:p text:style-name="P23">I don't know if it's ever happens to anyone ever. So like as we increase in the number of flips and if it's heads heads, it becomes increasingly probable that the next flip is going to be tails in my view.</text:p>
      <text:p text:style-name="P23">1:02:05 Right, which is maybe totally wrong, but where is that information stored? And the Bayesian kind of allows for that to be there.</text:p>
      <text:p text:style-name="P23"/>
      <text:p text:style-name="P23">1:02:15 Daniel:</text:p>
      <text:p text:style-name="P23">And I wonder if this even concepts to where is that information stored?</text:p>
      <text:p text:style-name="P23">In the quantum reference frame of the observer and nowhere else. But let's look at how that gets implemented in these formalisms. So you just described that setting where somebody has like a belief that the coin is fair. Maybe that's an empirically grounded belief. Like previously they flipped it a thousand times and they got 50 50 or they have just an apriori belief that is fair.</text:p>
      <text:p text:style-name="P23">If that belief were generated by a real other data set, we would call that parametric empirical bayes because it's the process where you set the priors as well as their confidence based upon some collected data set that's parametric empirical Bayesian. Or one could just take that apriori clients, synthetic Apriori, and just say coins ought to be 50 50. And that's what I'm sticking with.</text:p>
      <text:p text:style-name="P23">1:03:17 Let's just say that then we play this game, we flip it ten times and likely or not ten heads happen. That's the trace of behavior in the niche.</text:p>
      <text:p text:style-name="P23">It actually happened. Now that might be seen as a totally likely outcome by somebody who believes that it always comes up heads, hence they're unsurprised. Or depending on what your priors were, that could be variably surprising. And then you talked about, well, when and how should you update your beliefs on that coin? Maybe something changed while you weren't looking at it.</text:p>
      <text:p text:style-name="P23">And so you want your best estimate to very heavily reflect the recency. And maybe that should be like a moving average of the most recent three flips or maybe the most recent 30. So let's look at two places in the paper where they do something like that. The first one has to do with predictive coding and frame differentiate algorithms in video compression.</text:p>
      <text:p text:style-name="P23">1:04:19 And so in this area, we can think about the way that the video looks.</text:p>
      <text:p text:style-name="P23"><text:soft-page-break/>People who are watching this video, the way that the video looks is like the output. And then we want to encode, how surprised are we what is happening when the frames are changing? And so the simplest method is just count where it's different and convey that information. But it might also be important to use as they write more advanced methods that predict each new frame using a number of past frames weighted by a coefficient and approach known as linear predictive coding. So that's one case where you're determining how many frames back, how many coin flips back should we use for that now casting and how should we wait them?</text:p>
      <text:p text:style-name="P23">So that's one area and then a second area that they bring up and connect is the common filter. So here's the comma filter and this is their formalisms 33 and 34.</text:p>
      <text:p text:style-name="P23">1:05:25 And it has a lot to do with Bayesian statistics. So on this and Bayesian Conor filter is very common, we can see it in two different ways. So on the left side of this slide, the top image shows a prior prediction.</text:p>
      <text:p text:style-name="P23">That's the prediction. And then two is the measurements. And then there's the fusion. So we have the prediction, the measurement here with like, GPS, and then there's the fusion. So that is very similar to having a prior and then some updated sensory information and then the posterior.</text:p>
      <text:p text:style-name="P23">So it's just labeled slightly differently. But we can already see how this is like totally related to Bayesian statistics. What this also brings into the picture is like a pseudocode that unrolls through time. So Bayesian statistics approach doesn't have to be about time. It can be about a static data set and then you could be modeling like okay, per extra sample of the population of their height and weight.</text:p>
      <text:p text:style-name="P23">1:06:28 We're going to update our inference on that relationship. But that's a timeless analysis. It doesn't incorporate some sort of unfolding through time that can be incorporated into the column filter using this pseudo code. Down here on the left there's some prior knowledge of state and this is like two dimensions and then there's like a cloud representing a distribution of precision or uncertainty. So a more precise estimate would be like a tighter cloud there or a sharper peak or sharper valley depending on how you want to think about it.</text:p>
      <text:p text:style-name="P23">And then less precision would be like a broader basin or like a more diffuse ink drop. And then there's a prediction that a measurement occurs which can be precise or can also have an associated measurement error term which could be fit with parametric empirical base based upon testing or it could be determined on the fly with expectation maximization and then that prior gets juxtaposed in this update step and that outputs.</text:p>
      <text:p text:style-name="P23">1:07:34 So this takes sort of this timeless phasean update scheme and specifically adapts it to the case of something happening through time. And that's shown on the right side here with this image of like time is happening and we're getting these noisy X measurements and the true temperature is the purple and let's just say it's unchanging in this case, but that could also be changing. One can just imagine it, especially if it's very noisy.</text:p>
      <text:p text:style-name="P23">It's hard to get increasingly complex dynamical patterns, but that's all part of the game. And then the prior starts high and then the prior is weighted, it's kind of like a spline. It's weighted through all of these x's and you can imagine one extreme case is like move to the last one that you saw and so that would be like basically recapitulating the measurements distribution through time. The other extreme case would be wait all the time points evenly so that we're kind of converging to a moving average.</text:p>
      <text:p text:style-name="P23">1:08:42 So if we have 100 hours of video that is like at a two and then all of a sudden it switches to an eight and then your moving average would very, very slowly start moving up from a two.</text:p>
      <text:p text:style-name="P23"><text:soft-page-break/>And then one could imagine that there's some intermediate evolution that doesn't use like the whole data set because that's too slow to adapt and maybe takes up too much memory, but isn't just like a one step instantly switched to the nearest measurements. And that parameter of how fast should you update your common filter is a parameter in the model. And so that is exactly what is being statistically optimized is how much through time should we update our ongoing estimate. And so in the static or the timeless Bayesian case, that's where we talk about precision, how much should we update our inference as new information is added to our data set. But that doesn't mean appended in a temporal way.</text:p>
      <text:p text:style-name="P23">1:09:43 The common filter is making it explicit that these data points are being added sequentially and that is providing us with this pseudo Coda by which the blanket states up to data. The latent state is updated not just as a function of adding data, but actually adding data in a sequential and unrolling way. What do you think, Bleu?</text:p>
      <text:p text:style-name="P23"/>
      <text:p text:style-name="P23">1:10:08 Bleu:</text:p>
      <text:p text:style-name="P23">Yeah, great. I think that that was a super good explanation and very clear. My first interaction with common filtering was in imaging and image processing. And so I think that's maybe where people come across that a lot, especially like doing laser scanning microscopy or video, I guess the video update also is like that.</text:p>
      <text:p text:style-name="P23"/>
      <text:p text:style-name="P23">1:10:35 Daniel:</text:p>
      <text:p text:style-name="P23">Yes.</text:p>
      <text:p text:style-name="P23">So let's just look at some of their writing. But these are like the smaller the formalism, the less we've paid attention to it and the more that we would love to know about what it actually means. But let's kind of pick up above there 35. They write common filtering proceeds in two steps. First the state is projected forwards using the dynamics model or prior.</text:p>
      <text:p text:style-name="P23">And that's the p of mut plus one. That's the mean at the next time step, conditioned upon the mean at this time step. So that's like what is going to happen next, conditioned upon how it is now, these estimates are corrected or sort of compromised, coming to a compromise by new sensory data by inverting the likelihood mapping p of observations at the next time point, conditioned upon our estimate of where the latent state will be.</text:p>
      <text:p text:style-name="P23">1:11:37 So this is what temperature will the room be conditioned upon how it is now? At the next time step, what will it be conditioned upon?</text:p>
      <text:p text:style-name="P23">What it is now? This likelihood mapping, which is like the a matrix in the POMDPs, is what is the probability of the outcome in the next time step being a certain way conditioned upon how we think the room's temperature is going to be? And so these are the equations and some of the variables and then they kind of conclude, or in this little section, the derivation of the rules is relatively involved and that's in appendix A and some other places. But also the common filtering can be interpreted as finding the optimum of a maximum a posterior estimation problem. So this is almost like we have Conor with the expectation of the apriori.</text:p>
      <text:p text:style-name="P23">What information are we bringing to the table? Qualitatively Conor or quantitatively bayes, that's the a priori and then Bayes kind of Bridges the a priori, the prior with the a posteriori.</text:p>
      <text:p text:style-name="P23">1:12:49 Not sure if that's the Latin for that one, but it's the posterior. What happens after the sensory update and then that space between like the before and the after is the during and that's the during of <text:soft-page-break/>the now that we're doing action and inference within, let's look at how they introduce anything. Otherwise we'll.</text:p>
      <text:p text:style-name="P23">Look at how they introduce action and then connect it back to active inference.</text:p>
      <text:p text:style-name="P23"/>
      <text:p text:style-name="P23">1:13:19 Bleu:</text:p>
      <text:p text:style-name="P23">So I think the common filtering and the updating so I think we kind of skipped over updating when we were talking, when we were making our layer cake earlier and just how messages in the nervous system, biologically and in predictive coding are passed forward and backwards. So it might be helpful to back up and talk about error propagation and propagation of back propagation and propagation of signal through time just as like a very basic way because I think the common filter is kind of an advanced way to do that. Okay.</text:p>
      <text:p text:style-name="P23"/>
      <text:p text:style-name="P23">1:14:13 Daniel:</text:p>
      <text:p text:style-name="P23">We'Re back ant the triangle and so now we've added variational as like a little badge to the Bayesian and also we're going to add calman as a badge.</text:p>
      <text:p text:style-name="P23">Where have we visited on this journey? And one can imagine that they could take a Monte Carlo or a variational or an exact approach to Coleman filtering and so on. And then you mentioned a few more biologically inspired or compatible features like error propagation and so on. So what is an area in the paper or an idea that's relevant here?</text:p>
      <text:p text:style-name="P23"/>
      <text:p text:style-name="P23">1:14:51 Bleu:</text:p>
      <text:p text:style-name="P23">I think the signal propagation and bottom up prediction errors. How does errors propagate through visual systems, through neural networks? I think that there's implication here and is it the error that's fed forward or is it the signal that's fed forward or where does the error go in the system? So I think these are some confusing things that maybe they touched on in the beginning of the paper. So let me see if I can find exactly where there's some debate.</text:p>
      <text:p text:style-name="P23"/>
      <text:p text:style-name="P23">1:15:35 Daniel:</text:p>
      <text:p text:style-name="P23">Okay, while you're looking. So I've pulled out this right edge of the triangle. So we're going to just leave some of the baggage at home and take out to the table just this link between Bayesian statistics and probability and biological systems. And then you raise this really important question about like how do we think about error estimation and also some related terms. There would be like precision ambiguity, risk.</text:p>
      <text:p text:style-name="P23"/>
      <text:p text:style-name="P23">1:16:08 Bleu:</text:p>
      <text:p text:style-name="P23">Compression.</text:p>
      <text:p text:style-name="P23"/>
      <text:p text:style-name="P23">1:16:12 Daniel:</text:p>
      <text:p text:style-name="P23">Those are errors estimates. And then how are error estimates propagated and communicated? How are they propagated and communicated in language? I'm not sure if I had to guess in power error estimates communicated in systems and so we might be interested in mathematical systems. So then the way that you communicate the error is just you multiply the two variables.</text:p>
      <text:p text:style-name="P23"><text:soft-page-break/>You have a precision matrix and then you have some sort of hidden state matrix and then you basically just fuzz this kind of pristine matrix by some error matrix. And so if your error on something is like zero, this is not exactly how the multiplication would work because multiplying by zero. But if the error were zero on something, one would want their estimates to be passed through without being blurred.</text:p>
      <text:p text:style-name="P23">1:17:15 If the estimate of the uncertainty were super high in the extreme approaching total noise and uncertainty and variance estimate then no matter where that pristine estimator were, you'd want it to be like totally fuzzed over. And then one could imagine that in a per variable ongoing way you'd ant to be updating these variance estimators.</text:p>
      <text:p text:style-name="P23">And that is exactly what happens in the common filter which is this unrolling and ongoing estimate of observations, latent states and the variance that links them. And that's done like through matrix multiplication. But how does it happen in biological systems is a different question.</text:p>
      <text:p text:style-name="P23"/>
      <text:p text:style-name="P23">1:18:00 Bleu:</text:p>
      <text:p text:style-name="P23">So I think some things come into play here like redundancy and signal compression and then error propagation forward and backward. And so there is this in predictive coding, predictive processing because I'm still not 100% on the difference there. But I do think this is a predictive. It seems like it's a predictive processing thing. But the authors do say predictive coding there is like a bottom up construction of a model.</text:p>
      <text:p text:style-name="P23">So the authors say that, but it's not only that. The authors say that perception is not the result of an unbiased feed forward or bottom up processing of sensory data, but is instead of process of using sensory data to update predictions generated internally by the brain.</text:p>
      <text:p text:style-name="P23">1:19:03 So the idea of a model comes in here.</text:p>
      <text:p text:style-name="P23"/>
      <text:p text:style-name="P23">1:19:07 Daniel:</text:p>
      <text:p text:style-name="P23">Yeah, generative models. Where do you see generative models in these discussions?</text:p>
      <text:p text:style-name="P23"/>
      <text:p text:style-name="P23">1:19:18 Bleu:</text:p>
      <text:p text:style-name="P23">It's kind of threaded throughout. So I think the idea of variational coherence brings in a model because the model constructs the estimate of the posterior. Like where we're consistently there's a consistent effort to update the estimate to minimize the divergence between the actual posterior and the estimate of the posterior. So the estimate of the posterior is like trying to make the model match reality. So trying to make the picture of the cat match, stretch, bend field into the model of the cat.</text:p>
      <text:p text:style-name="P23"/>
      <text:p text:style-name="P23">1:20:00 Daniel:</text:p>
      <text:p text:style-name="P23">Yes. Awesome. So generative model with no implication is being put into the Bayesian statistics area because if you specify a model that's generating thermometer outputs given the temperature, it's quite literally the generative models. And we know that there's kind of two directions there's like the recognition model and the generative models that's the tail of two densities because a distribution can also be understood as a density. And so in the realm of statistics, generative model is quite literally the approach that is taking parameters of a model and using it to generate, for example, observations.</text:p>
      <text:p text:style-name="P23">In this case, no need to complicate that. But then there's a few ways that we hear different people in <text:soft-page-break/>different papers talking about the relationship between biological systems and generative models as well as recognition models. But we're focused on the generative model here and sometimes these are even coherently or coherent used differentiate in the same paper or the same sentence, which is our favorite and will eagerly await the kind of automated detection systems that will enable us to do high throughput analysis.</text:p>
      <text:p text:style-name="P23">1:21:12 But here's just a few of the kinds of ways that people can talk about that. We hear sometimes that the biological organism or cell is a generative model, has a generative model enactivism a generative model, or the more instrumentalist, we can model that system with a generative model.</text:p>
      <text:p text:style-name="P23">And so this bottom one is kind of like saying, I'm just planning to use Bayesian statistics to model biological system. And perhaps we could say that this is the least bringing assumptions to the table of what that system is doing. Because by saying we can model it using a generative model, we can use or fit drive a generative model for this behavior cognitive system. We're just remaining purely with both feet in scientific, instrumentalism and empiricism.</text:p>
      <text:p text:style-name="P23">1:22:12 We're making only claims about the map and not about the territory per se, which might be throwing out the whatever with the whatever, however these ones are when people are making claims that are about the territory.</text:p>
      <text:p text:style-name="P23">What is the brain? Is Bayesian brain what the brain is doing? Well, it's not passing around screenshots of Bayes equation like we are. So what is it that it is doing? Or again, is it on the instrumental side?</text:p>
      <text:p text:style-name="P23">It's just something that we can use to model the brain.</text:p>
      <text:p text:style-name="P23"/>
      <text:p text:style-name="P23">1:22:53 Bleu:</text:p>
      <text:p text:style-name="P23">Going back to predictive coding and also linking to what is the brain doing. And really, this is why I wanted to stop here. I found the stop in the paper. But when we were talking about common filtering and image processing and then error propagation in a system, they talk early in the paper about predictive coding as a means to remove redundancy and applied it to signal processing to reduce transmission bandwidth for video.</text:p>
      <text:p text:style-name="P23">The authors say here Barlow applied this principle to signaling in neural circuits, arguing that the brain faces considerable evolutionary pressure for information theoretic efficiency. Since neurons are energetically costly and redundant, firing would be potentially wasteful and damaging to an organism's evolutionary fitness.</text:p>
      <text:p text:style-name="P23">1:23:58 Because of this, we should expect the brain to utilize a highly optimized code, which is minimally redundant. And they say predictive coding minimizes this redundancy by only transmitting errors or residuals of sensory input that cannot be explained by action prediction. And so they remove redundancy ant every point of the layer.</text:p>
      <text:p text:style-name="P23">So it's like when you're watching a video or even like the flipbook. So we see like the flipbook of a little figure kicking a ball. The point that changes is the point that's prioritized, the point that's different in each frame, not the point that stays consistent because that is where the action is here, where the motion is happening. So that's what's prioritized here.</text:p>
      <text:p text:style-name="P23"/>
      <text:p text:style-name="P23">1:24:47 Daniel:</text:p>
      <text:p text:style-name="P23">And that totally connects to information theory.</text:p>
      <text:p text:style-name="P23">Informative updates are the ones that update your prior to move it to a different posterior. That's the <text:soft-page-break/>Bayesian Information concept. As opposed to, for example, the Shanna entropy, which is like based upon symbol entropy. They're totally compatible. And if this seems like a technical detail, it is.</text:p>
      <text:p text:style-name="P23">But also, this is the Bayesian concept of surprise and information but that was a great section you pulled out. So here we're really highlighting as following Barlow applying this principle of redundancy removal, but already we can caveat how much redundancy to remove because a more redundancy removed system is also potentially more fragile. Like if we only have one copy of each saved file now, our threat of losing it is very high.</text:p>
      <text:p text:style-name="P23">1:25:50 So redundancy is always in a tradeoff with like resilience and other system features. So this is one principle, but it's not the only principle at play.</text:p>
      <text:p text:style-name="P23">So redundancy doesn't mean we're going to pare it down to nothing. It just means that for an organ like the brain, which is using like 20% or however much of an organism's energy budget, changes in its efficiency by several percent can be really important. So that principle of redundancy removal is being applied and the argument is that the evolutionary pressure is for information theoretic efficiency. So if you don't have anything to update, you don't want to spend the energy to do something extraneous, nor do you want to spend any more energy than you might have to on updating. And that's again, because of the wastefulness of potentially excess signaling.</text:p>
      <text:p text:style-name="P23">And then with evolution, there's always a twist like what if it is wasteful? And that's just some second level reason why.</text:p>
      <text:p text:style-name="P23">1:26:51 So it's not the whole story. This is just sort of short sentences. Because of this, we should expect the brain to utilize a highly optimized neural signaling neural firing code, which is minimally redundant, and then they connect it back from what the brain ought to be doing normatively at a first pass to the formalisms that were being described with predictive coding.</text:p>
      <text:p text:style-name="P23">So in the frame differentiate in case it was like, only tell me about the pixels that are changing. And then if nothing's changing, just send me like a little beep. And I'll just know with just one piece of information just to keep it exactly the same, even if it's four K video and it's a gigabyte per second or whatever, but we don't have to change anything for that video. And then as pixels are changing, update me on how to change them. And so that would be like the maximum efficiency encoding.</text:p>
      <text:p text:style-name="P23">1:27:51 And so you would give a full evolution of the first frame in the movie that's the prior that's d, and then all one has to do is think about how to encode how the subsequent frames change. And sometimes they introduce things like a key frame, so every second or every minute, it starts with a fresh prior. And so these are the kind of computational things that one can do when they're not bound by the constraints of biological systems. But this is an awesome connection. Any other thoughts on that theme?</text:p>
      <text:p text:style-name="P23">Or where does error propagation come into play? Or we'll turn back to the triangle.</text:p>
      <text:p text:style-name="P23"/>
      <text:p text:style-name="P23">1:28:30 Bleu:</text:p>
      <text:p text:style-name="P23">So I don't know. The error propagation is interesting. It would be great to have the input of somebody who is more like verse in machine learning.</text:p>
      <text:p text:style-name="P23">Because I think the idea of back propagation, this is an error and sending that back to the previous layer in the neural network is super interesting and part of what enhances the efficiency of neural networks like, hey, fix this. And I can't really find in the paper where they say that. But there's like a local correction for error within each layer of processing. So in the visual system and signal processing itself, <text:soft-page-break/>it's like each layer prioritizes just fixing their own errors and then that contributes to the overall efficiency and accuracy of the system at large.</text:p>
      <text:p text:style-name="P23"/>
      <text:p text:style-name="P23">1:29:24 Daniel:</text:p>
      <text:p text:style-name="P23">Yes, back propagation is mentioned 45 times in the paper with a quick search.</text:p>
      <text:p text:style-name="P23">So it's definitely an important concept and also something the authors have worked in a lot. So good error propagation and back propagation.</text:p>
      <text:p text:style-name="P23">And also that reminds me of when Professor Levin was here in 40.2 with the back propaganda and the imperatives for, like, the different parts of the neural network and the kind of information that they want or expect or prefer. And then how they want to escape being trained and engage in learning, but not being trained, but still updating. So that learning and being trained both involve like, updating priors, potentially appropriately. But in the case of training, there's a feeling like another entity or agent is imposing their will versus learning can also be associated with behavioral and cognitive changes but has a different sense potentially than being trained.</text:p>
      <text:p text:style-name="P23">1:30:32 Anyways, let's go back to the triangle as we're sort of not quite landing the dot one plane. The check has not arrived at our restaurant, but maybe we're working our way up to our first star. Where do we sit on where action is? And then we have a few terms that we want to put which is message passing and then active inference. Oh, yeah.</text:p>
      <text:p text:style-name="P23">So what is another term that we can add in or something that we're seeing differently in a new light? Or where do you see message passing or active inference?</text:p>
      <text:p text:style-name="P23"/>
      <text:p text:style-name="P23">1:31:23 Bleu:</text:p>
      <text:p text:style-name="P23">Are we happy with where action is sitting?</text:p>
      <text:p text:style-name="P23"/>
      <text:p text:style-name="P23">1:31:30 Daniel:</text:p>
      <text:p text:style-name="P23">It could be anywhere.</text:p>
      <text:p text:style-name="P23">Have you used every feature of Google Slides sufficiently? I like action as sort of a fulcrum. In the center of the merrygoround is action. And yes, more arrows could be drawn, but we'll keep it a little sparse. But go ahead.</text:p>
      <text:p text:style-name="P23"/>
      <text:p text:style-name="P23">1:31:53 Bleu:</text:p>
      <text:p text:style-name="P23">So I think maybe message passing sits between predictive processing and action. And then that's exactly where I was going to put active inference was right where you just typed in inference. Because I think it's hard to say where active coherence really goes. Maybe not right where inferences, but like somehow if action and the Bayesian brain and biological systems could form a triad, maybe active coherence would sit in the middle of those things.</text:p>
      <text:p text:style-name="P23"/>
      <text:p text:style-name="P23">1:32:35 Daniel:</text:p>
      <text:p text:style-name="P23">So added message passing to Bayesian statistics and probability because it's something that we can do on a Bayesian graph.</text:p>
      <text:p text:style-name="P23">It's an implication approach. But it's also leaning a little bit towards the biological because when people talk about like how does a given piece of information or signaling or stimulus in the toe end up having <text:soft-page-break/>an effect on the other side of the body or on the brain? Like there's some kind of now it's being used in a technical Bayesian sense with message passing, whereas in a more just sort of like conversational way with biological message passing. But whether it's a synapse, an immune synapse, or a neural glial synapse or it's a mechanotransduction or a hormone, broadly, we can just consider these different biological mechanisms that convey information or updates or anything to be like past messages.</text:p>
      <text:p text:style-name="P23">1:33:40 Message passing is going to be a formal technique, but it does lean towards modeling the ways in which different biological nested entities are exchanging information.</text:p>
      <text:p text:style-name="P23"/>
      <text:p text:style-name="P23">1:33:48 Bleu:</text:p>
      <text:p text:style-name="P23">Yeah, and so why I would put it with predictive processing is because when I think about the things that we were talking about, like how are signals compressed, how is redundancy eliminated, how is error propagated through a system or back propagated? Which is why I liked it there in the processing because you can't legitimately process that information without knowing how the message is going to be passed. If you're only going to get every fourth letter of the message I pass, well, I'm going to encoding my message in every fourth letter, not in every single letter. And that changes. Right.</text:p>
      <text:p text:style-name="P23"/>
      <text:p text:style-name="P23">1:34:28 Daniel:</text:p>
      <text:p text:style-name="P23">Okay, thanks. Yes. So we have message passing now as part of the philosophical concept of systems that engage in holistically considered predictive processing because it connects what biological systems are doing with some idea about information sharing without any formalism. But then message passing via the four knee factor graphs is going to be in the Bayesian side because that's like the implementation. So maybe message passing here, it's like on the sort of predictive coding implication side.</text:p>
      <text:p text:style-name="P23">Whereas we're not saying biological systems are doing 40 factor graphs and message passing in the technical sense, but for sure we can think about it in this qualitative way. Okay, so we have action in the sensor and then kind of bifurcated it to include action and inference, aka active inference, for a few reasons. First off, action is not just blindfoling action when we talk about planning as coherence and inference on action and inference about future late and states and observations, that agent explicitly about action.</text:p>
      <text:p text:style-name="P23">1:35:47 But we know active inference lab that they actually do condition on action. So inference and action, how we think and how we act, how the entity's cognitive model is and how the entity's behavior is through time, those two are like an inseparable duel.</text:p>
      <text:p text:style-name="P23">And that's active inference lab says it all in the title. It's about action and inference and all of the ways that they are related to each other. Again, whether it's like planning as coherence about future action or inference on the consequences of action or it's coherence about something that isn't explicitly action itself, like what is the temperature? But it requires or is conditioned upon policy selection in this framework. Not the only way to look at it, but that's how they come together in active inference and like let's peep over to four five, where they introduce action formally.</text:p>
      <text:p text:style-name="P23">1:36:49 The basic approach to encoding action within the predictive coding framework is to simply minimize the variation of free energy with respect to action. Free energy is not explicitly a function of action up until equation 51. It can be made so implicitly by noticing the dependence of sensory observations on action. So if your future sensory observations don't depend on action or don't depend <text:soft-page-break/>on that kind of action, this is like an extraneous calculation. Like if you have a coin flip and you're rolling a dice and they don't influence each other, then they're conditionally independent.</text:p>
      <text:p text:style-name="P23">And so there's no need to calculate the joint distribution if you're just interested in the coin flip because it's not having a causal relationship with rolling the die. However, if we're going to have agency or model systems that appear to have agency, then there's some kind of dependence on future sensory observations related to action.</text:p>
      <text:p text:style-name="P23">1:37:54 In the visual case, the visual input is conditioned upon the Ocular motor decisions and those are actions of a musculoskeletal system. And then the way that it gets tucked into the equations is the change in action with respect to time is gain to be related to a gradient, so like a partial differential equation, but then it's amenable to gradient descent. It's going to be like a partial derivative of free energy and how it changes with respect to action.</text:p>
      <text:p text:style-name="P23">So like am I minimizing free energy by steering the wheel more to the left or by steering the wheel more to the right? That's like DF over DA chance in free energy over change in action and then free energy f here is a function not just of the joint distribution of O and mu, not just a joint distribution of the observations on the thermometer and the mean estimate of temperature in the room.</text:p>
      <text:p text:style-name="P23">1:38:56 That's kind of the pure inference take. But again, we're suggesting that sensory observations have a independent, could be partial, could be complete on action. And so now observations themselves are a function of action and then that can be unpacked a little bit more in 51.</text:p>
      <text:p text:style-name="P23">And they discuss it further, of course, in the paper and elsewhere. But that's like how this inferential framework gets built in predictive encoding and then action becomes introduced as something that inference can be about. And that's what they say allows for predictive coding agents to undertake adaptive actions without any major change to their fundamental algorithms. It's not like there was the temperature, thermometer module, and then now there's this totally ad hoc decision making module that's bringing in all these things about what is the reward of different temperatures, what is the reward of different thermometer observations?</text:p>
      <text:p text:style-name="P23">1:40:01 Rather within the same parsimonious and first principles inference framework, we can model active inference, which is inference, including action.</text:p>
      <text:p text:style-name="P23">Let's kind of continue on this action theme, but then we'll end in a few minutes. So under such a scheme, the prediction errors becomes active inference between the current observation and the target or set point that raises the question of where these set points and targets come from. And that's where they just sort of have that road leading off into the distance saying well, in the evolutionary case it's inherited, in the computational case it's just simply there. It could be just a priori speculated or it could have been a parametric empirical phase. So that's one really interesting point is that when you do introduce action, you have to discuss not just the target or the set point and how it's generated, but also you have to make explicit in the forward model as they write the independent of the observations upon action.</text:p>
      <text:p text:style-name="P23">1:41:14 And that has to be provided or learned because just that temperature thermometer model is not going to include a forward model of what happens when you turn on the heater or when you put on a jacket. So that's something that has to be learned. And then a second interesting thing that starts to come out of their framing here is like the costs of action. And that closes the loop really well with discussion that you raised of like bar flow and the information efficiency argument for why the brains ought to be doing something, something like predictive coding, efficient signal transfer and hence why <text:soft-page-break/>it's either what they ought to or are doing or and how we ought to or could model it. So that's why the Costa of this are important, cost of action are important.</text:p>
      <text:p text:style-name="P23">And then just one last piece in four or five was active inference in the PID control which is related to the generalized coordinates of motion.</text:p>
      <text:p text:style-name="P23">1:42:16 And we unpack that a lot in Livestream number 26 with the Bayesian mechanics paper of Costa et al. And this connects control in active inference systems to a very commonly used engineering framework for controller process which is PID control, which is framing action through time as being related to these three terms which are described above. So that's how they brought action into this paper was by spending many of the early sections providing the single layer predictive coding model and connecting that to variational bays. That was in like sections two and then in action three.</text:p>
      <text:p text:style-name="P23">And also in section two, they explored all these different interesting generalizations, the spatial case, the hierarchical case and then they also connected it to biological systems and reviewed some evidence for predictive coding of different kinds.</text:p>
      <text:p text:style-name="P23">1:43:22 And then instance in section four when they connect to several other coherence algorithms like predictive coding and the back propagation of air linear predictive coding and the comma filter normalization and the normalizing flows which we didn't talk about. Predictive coding is biased competition, also something we didn't talk about. And then after all that action gets tucked into the picture and it's just like very clean and a very elegant way to think about it and helps us understand maybe even how active inference is similar or exafferent to some of these other frameworks.</text:p>
      <text:p text:style-name="P23"/>
      <text:p text:style-name="P23">1:44:01 Bleu:</text:p>
      <text:p text:style-name="P23">So in the spirit of our layer cake, I think today we covered if this paper is a sandwich, we covered both slices of bread, like the very beginning and the very end, but we left out like, all of the things that kind of come in between the meat and potatoes. Have you had potatoes on a sandwich ever?</text:p>
      <text:p text:style-name="P23"/>
      <text:p text:style-name="P23">1:44:26 Daniel:</text:p>
      <text:p text:style-name="P23">They do it with some French fries sometimes, but I know what you mean.</text:p>
      <text:p text:style-name="P23"/>
      <text:p text:style-name="P23">1:44:32 Bleu:</text:p>
      <text:p text:style-name="P23">Go to Subway. I'm going to go to Subway and be like, yeah, can I get some potatoes on myself?</text:p>
      <text:p text:style-name="P23"/>
      <text:p text:style-name="P23">1:44:37 Daniel:</text:p>
      <text:p text:style-name="P23">I have a predicting coding special.</text:p>
      <text:p text:style-name="P23">And then they go, what do you expect is going to be on the sandwich?</text:p>
      <text:p text:style-name="P23"/>
      <text:p text:style-name="P23">1:44:46 Bleu:</text:p>
      <text:p text:style-name="P23">It would be cool next week to really kind of dive in more, to back propagation protections are sent up and error is sent down, or is it the other way around and really kind of discuss these computational graphs that they start to talk about. So I think next week would be really cool to kind of dive into what's inside of the sandwich.</text:p>
      <text:p text:style-name="P23"/>
      <text:p text:style-name="P23">1:45:13 Daniel:</text:p>
      <text:p text:style-name="P23"><text:soft-page-break/>Awesome. Okay, so we'll definitely go into some what's inside the sandwich back propagation of error, of biological evidence and examples.</text:p>
      <text:p text:style-name="P23">So I think there's a ton of exciting stuff that we'll be able to talk about next week, like the different paradigms.</text:p>
      <text:p text:style-name="P23"/>
      <text:p text:style-name="P23">1:45:38 Bleu:</text:p>
      <text:p text:style-name="P23">Like we could cover figure three, the paradigms of predictive encoding and the normalizing flows. So we covered the bread today?</text:p>
      <text:p text:style-name="P23"/>
      <text:p text:style-name="P23">1:45:49 Daniel:</text:p>
      <text:p text:style-name="P23">Yes.</text:p>
      <text:p text:style-name="P23">Well, anyone who's listening, we really appreciate it. Look forward to your comments on the video or joining us next week if that's going to work. And Bleu, this was like super interesting and very helpful. So I think it's a great one and it's funny because one, it's the meat and potatoes of the zero one two sandwich. So it's like our middle of the bottom of the bathtub phase, the dot one, where we're opening up all these ideas and just trying to, like, give a second coat of paint on a few things, go into a few technicalities, rerepresent some knowledge.</text:p>
      <text:p text:style-name="P23">It's like that was in a very paradoxical or delightful way about not the potatoes itself, but rather about the beginning and the end.</text:p>
      <text:p text:style-name="P23"/>
      <text:p text:style-name="P23">1:46:46 Bleu:</text:p>
      <text:p text:style-name="P23">Well, to be fair, for those of you who haven't yet read the papers, there's like 60 equations and like 55 pages plus and appendix. So no surprise that we covered the bread. But it would be cool to tear apart a little bit of what's inside of the paper because I think that these layers are cool and important and the paradigms of predictive coding were super interesting to me. And I love the intersection between the brain and machine learning.</text:p>
      <text:p text:style-name="P23">And I learned a lot reading this paper, especially like I was taking neuroscience classes. I'm going to say how old I am right now, but I was taking Nero in college in 2003, probably, maybe 2004 with no idea learning about the work of Row and Ballard and Kuble and Weasel and all of these center surround visual experiments with no idea, like, how new they were. No idea, like, how new of an idea was.</text:p>
      <text:p text:style-name="P23">1:47:48 Like the processing through the visual cortex. Really, I didn't know how cutting edge the work I was learning about was.</text:p>
      <text:p text:style-name="P23">So it's cool to kind of have that framed for me and put in perspective and all the building upon that <text:span text:style-name="T12">that's been done. It's nice.</text:span></text:p>
      <text:p text:style-name="P27"/>
      <text:p text:style-name="P27">1:48:07 Daniel:</text:p>
      <text:p text:style-name="P20"><text:span text:style-name="T11">E</text:span>xcellent! <text:span text:style-name="T11">T</text:span>hank you very much, <text:span text:style-name="T11">Bleu</text:span> and everybody else who's participating, and see you <text:span text:style-name="T11">next week.</text:span></text:p>
      <text:p text:style-name="P21"/>
      <text:h text:style-name="P2" text:outline-level="1"><text:span text:style-name="T8">Session </text:span>0<text:span text:style-name="T10">43</text:span>.<text:span text:style-name="T9">2</text:span><text:span text:style-name="T8">, </text:span><text:span text:style-name="T13">May 11</text:span><text:span text:style-name="T8">, 2022</text:span></text:h>
      <text:p text:style-name="P11"><text:a xlink:type="simple" xlink:href="https://www.youtube.com/watch?v=X0Q6JLDYWJo" text:style-name="Internet_20_link" text:visited-style-name="Visited_20_Internet_20_Link">https://www.youtube.com/watch?v=X0Q6JLDYWJo</text:a></text:p>
      <text:p text:style-name="P11"/>
      <text:p text:style-name="P22"/>
      <text:p text:style-name="P8"><text:span text:style-name="T6">Second</text:span><text:span text:style-name="T4"> participatory group discussion </text:span><text:span text:style-name="T7">on the 2021 paper “Predictive Coding: a Theoretical and Experimental Review” by Beren Millidge, Anil Seth, &amp; Christopher L Buckley.</text:span></text:p>
      <text:p text:style-name="P14"/>
      <text:p text:style-name="P15"/>
      <text:p text:style-name="P16"/>
      <text:h text:style-name="P4" text:outline-level="2">S<text:span text:style-name="T13">ESSION S</text:span>PEAKERS</text:h>
      <text:p text:style-name="P26">Daniel Friedman, Dean Tickles, Stephen Sillett</text:p>
      <text:p text:style-name="P16"/>
      <text:p text:style-name="P15"/>
      <text:h text:style-name="P4" text:outline-level="2">CONTENTS</text:h>
      <table:table table:name="Table3" table:style-name="Table3">
        <table:table-column table:style-name="Table3.A"/>
        <table:table-column table:style-name="Table3.B"/>
        <table:table-row table:style-name="Table3.1">
          <table:table-cell table:style-name="Table3.A1" office:value-type="string">
            <text:p text:style-name="P9">00:28</text:p>
          </table:table-cell>
          <table:table-cell table:style-name="Table3.A1" office:value-type="string">
            <text:p text:style-name="P10">Actinf Lab Live Stream</text:p>
          </table:table-cell>
        </table:table-row>
        <table:table-row table:style-name="Table3.1">
          <table:table-cell table:style-name="Table3.A1" office:value-type="string">
            <text:p text:style-name="P9">02:19</text:p>
          </table:table-cell>
          <table:table-cell table:style-name="Table3.A1" office:value-type="string">
            <text:p text:style-name="P10">Talking to Dean on a Live Stream</text:p>
          </table:table-cell>
        </table:table-row>
        <table:table-row table:style-name="Table3.1">
          <table:table-cell table:style-name="Table3.A1" office:value-type="string">
            <text:p text:style-name="P9">05:34</text:p>
          </table:table-cell>
          <table:table-cell table:style-name="Table3.A1" office:value-type="string">
            <text:p text:style-name="P10">Predictive coding in the real world</text:p>
          </table:table-cell>
        </table:table-row>
        <table:table-row table:style-name="Table3.1">
          <table:table-cell table:style-name="Table3.A1" office:value-type="string">
            <text:p text:style-name="P9">06:33</text:p>
          </table:table-cell>
          <table:table-cell table:style-name="Table3.A1" office:value-type="string">
            <text:p text:style-name="P10">Predictive coding and its architecture</text:p>
          </table:table-cell>
        </table:table-row>
        <table:table-row table:style-name="Table3.1">
          <table:table-cell table:style-name="Table3.A1" office:value-type="string">
            <text:p text:style-name="P9">09:28</text:p>
          </table:table-cell>
          <table:table-cell table:style-name="Table3.A1" office:value-type="string">
            <text:p text:style-name="P10">Predictive coding and Back propagation of Error</text:p>
          </table:table-cell>
        </table:table-row>
        <table:table-row table:style-name="Table3.1">
          <table:table-cell table:style-name="Table3.A1" office:value-type="string">
            <text:p text:style-name="P9">14:30</text:p>
          </table:table-cell>
          <table:table-cell table:style-name="Table3.A1" office:value-type="string">
            <text:p text:style-name="P10">On the Problem of Coding</text:p>
          </table:table-cell>
        </table:table-row>
        <table:table-row table:style-name="Table3.1">
          <table:table-cell table:style-name="Table3.A1" office:value-type="string">
            <text:p text:style-name="P9">17:20</text:p>
          </table:table-cell>
          <table:table-cell table:style-name="Table3.A1" office:value-type="string">
            <text:p text:style-name="P10">Predictive coding and the brain</text:p>
          </table:table-cell>
        </table:table-row>
        <table:table-row table:style-name="Table3.1">
          <table:table-cell table:style-name="Table3.A1" office:value-type="string">
            <text:p text:style-name="P9">20:25</text:p>
          </table:table-cell>
          <table:table-cell table:style-name="Table3.A1" office:value-type="string">
            <text:p text:style-name="P10">Predictive coding and back propagation of error</text:p>
          </table:table-cell>
        </table:table-row>
        <table:table-row table:style-name="Table3.1">
          <table:table-cell table:style-name="Table3.A1" office:value-type="string">
            <text:p text:style-name="P9">29:19</text:p>
          </table:table-cell>
          <table:table-cell table:style-name="Table3.A1" office:value-type="string">
            <text:p text:style-name="P10">Backprop</text:p>
          </table:table-cell>
        </table:table-row>
        <table:table-row table:style-name="Table3.1">
          <table:table-cell table:style-name="Table3.A1" office:value-type="string">
            <text:p text:style-name="P9">41:45</text:p>
          </table:table-cell>
          <table:table-cell table:style-name="Table3.A1" office:value-type="string">
            <text:p text:style-name="P10">John Holland: Bayesian inference with asyclic graphs</text:p>
          </table:table-cell>
        </table:table-row>
        <table:table-row table:style-name="Table3.1">
          <table:table-cell table:style-name="Table3.A1" office:value-type="string">
            <text:p text:style-name="P9">53:37</text:p>
          </table:table-cell>
          <table:table-cell table:style-name="Table3.A1" office:value-type="string">
            <text:p text:style-name="P10">Bayesian and Computational Intelligence</text:p>
          </table:table-cell>
        </table:table-row>
        <table:table-row table:style-name="Table3.1">
          <table:table-cell table:style-name="Table3.A1" office:value-type="string">
            <text:p text:style-name="P9">1:07:30</text:p>
          </table:table-cell>
          <table:table-cell table:style-name="Table3.A1" office:value-type="string">
            <text:p text:style-name="P10">Dean and Bayesian mean-correction</text:p>
          </table:table-cell>
        </table:table-row>
        <table:table-row table:style-name="Table3.1">
          <table:table-cell table:style-name="Table3.A1" office:value-type="string">
            <text:p text:style-name="P9">1:11:15</text:p>
          </table:table-cell>
          <table:table-cell table:style-name="Table3.A1" office:value-type="string">
            <text:p text:style-name="P10">Inference and the minimum of two</text:p>
          </table:table-cell>
        </table:table-row>
        <table:table-row table:style-name="Table3.1">
          <table:table-cell table:style-name="Table3.A1" office:value-type="string">
            <text:p text:style-name="P9">1:16:15</text:p>
          </table:table-cell>
          <table:table-cell table:style-name="Table3.A1" office:value-type="string">
            <text:p text:style-name="P10">The Markov Chain of Temperature Prediction</text:p>
          </table:table-cell>
        </table:table-row>
        <table:table-row table:style-name="Table3.1">
          <table:table-cell table:style-name="Table3.A1" office:value-type="string">
            <text:p text:style-name="P9">1:18:05</text:p>
          </table:table-cell>
          <table:table-cell table:style-name="Table3.A1" office:value-type="string">
            <text:p text:style-name="P10">Inclusion and Action in the Cognitive Model</text:p>
          </table:table-cell>
        </table:table-row>
        <table:table-row table:style-name="Table3.1">
          <table:table-cell table:style-name="Table3.A1" office:value-type="string">
            <text:p text:style-name="P9">1:26:40</text:p>
          </table:table-cell>
          <table:table-cell table:style-name="Table3.A1" office:value-type="string">
            <text:p text:style-name="P10">Inferring from Perception and Learning</text:p>
          </table:table-cell>
        </table:table-row>
        <table:table-row table:style-name="Table3.1">
          <table:table-cell table:style-name="Table3.A1" office:value-type="string">
            <text:p text:style-name="P9">1:34:25</text:p>
          </table:table-cell>
          <table:table-cell table:style-name="Table3.A1" office:value-type="string">
            <text:p text:style-name="P10">PID Control and Predictive coding in 53</text:p>
          </table:table-cell>
        </table:table-row>
        <table:table-row table:style-name="Table3.1">
          <table:table-cell table:style-name="Table3.A1" office:value-type="string">
            <text:p text:style-name="P9">1:39:44</text:p>
          </table:table-cell>
          <table:table-cell table:style-name="Table3.A1" office:value-type="string">
            <text:p text:style-name="P10">Predictive coding and the future of television</text:p>
          </table:table-cell>
        </table:table-row>
        <table:table-row table:style-name="Table3.1">
          <table:table-cell table:style-name="Table3.A1" office:value-type="string">
            <text:p text:style-name="P9">1:52:07</text:p>
          </table:table-cell>
          <table:table-cell table:style-name="Table3.A1" office:value-type="string">
            <text:p text:style-name="P10">Inferring the Future: From Probability to Action</text:p>
          </table:table-cell>
        </table:table-row>
      </table:table>
      <text:p text:style-name="P17"/>
      <text:p text:style-name="P11"/>
      <text:h text:style-name="P5" text:outline-level="2">TRANSCRIPT</text:h>
      <text:p text:style-name="P23">00:28 Daniel:</text:p>
      <text:p text:style-name="P23">Hello everyone. Welcome to ActInf lab Livestream number 43.2. It is May 11, 2022. Welcome to the ActInf lab. We're a participatory online lab that is communicating, learning, and practicing applied active inference.</text:p>
      <text:p text:style-name="P23">You can find us at the links on this slide. This is a recorded and archived Livestream, so please provide us with feedback so we can improve our work. All backgrounds and perspectives are welcome and we'll follow good video etiquette for live streams. If you want to learn more about what's happening at Active Lab greetings. Head over to activity and you can find out more about participating on live streams or other modes of participation.</text:p>
      <text:p text:style-name="P23">And today we're in 43.2, where, as always, it's up to the last minute with what we actually do.</text:p>
      <text:p text:style-name="P23"><text:soft-page-break/>01:30 And welcome also to Stephen. We're going to continue this discussion in our third part of the conversations we've been having on this paper, predictive Coding, a theoretical and experimental review. And we'll begin with the introductions and then we can move around the paper. We brought up some things that we'd like to COVID last week for today, but also we can take any questions or areas or sections that any of them want to talk more about.</text:p>
      <text:p text:style-name="P23">We can absolutely go there. So we'll just start with introductions and say hi and feel free to add anything you'd like, what brought you to the paper or what's, just one thing that you took away from it and then I'm sure we'll have some fun today. So I'm Daniel and I'm a researcher in California and I'll pass it to Dean.</text:p>
      <text:p text:style-name="P23">02:31 How goes, Dean? Oh, sorry, I was muted in Gypsy, so it was on the live stream. But welcome to Dean and Stephen and also share the slides with you here in the chat. But we're live and in the game, so feel free to say hello and anything just to get us going with this discussion.</text:p>
      <text:p text:style-name="P23"/>
      <text:p text:style-name="P23">02:56 Dean:</text:p>
      <text:p text:style-name="P23">I'm getting a bunch of feedback from somewhere.</text:p>
      <text:p text:style-name="P23">Daniel, it's going good.</text:p>
      <text:p text:style-name="P23"/>
      <text:p text:style-name="P23">03:07 Daniel:</text:p>
      <text:p text:style-name="P23">I'll open up another window so that you can see what slides I'm working on. But yeah, how does it or what was interesting to you about this paper?</text:p>
      <text:p text:style-name="P23">Do you hear me, Dean?</text:p>
      <text:p text:style-name="P23">All right.</text:p>
      <text:p text:style-name="P23"/>
      <text:p text:style-name="P23">03:48 Speaker C:</text:p>
      <text:p text:style-name="P23">I couldn't hear you before and it.</text:p>
      <text:p text:style-name="P23"/>
      <text:p text:style-name="P23">03:49 Daniel:</text:p>
      <text:p text:style-name="P23">Was weird sound fine.</text:p>
      <text:p text:style-name="P23"/>
      <text:p text:style-name="P23">03:54 Dean:</text:p>
      <text:p text:style-name="P23">I can hear you, Daniel, but there's a long delay and I could hear feedback, like a second audio loop going off while you were talking.</text:p>
      <text:p text:style-name="P23"/>
      <text:p text:style-name="P23">04:03 Daniel:</text:p>
      <text:p text:style-name="P23">Okay. Did you have the stream open or anything?</text:p>
      <text:p text:style-name="P23"/>
      <text:p text:style-name="P23">04:08 Dean:</text:p>
      <text:p text:style-name="P23">No, I just have the picture of the three of us.</text:p>
      <text:p text:style-name="P23"/>
      <text:p text:style-name="P23">04:12 Daniel:</text:p>
      <text:p text:style-name="P23">Okay. I'll just reload just to be sure. So it goes with live streams. Alright.</text:p>
      <text:p text:style-name="P23">Okay, so is that better?</text:p>
      <text:p text:style-name="P23"><text:soft-page-break/>We'll roll with it then. Okay. Or we'll see what happens. So, yeah. Stephen, how goes it and what do you like about the paper as we start?</text:p>
      <text:p text:style-name="P23"/>
      <text:p text:style-name="P23">04:42 Speaker C:</text:p>
      <text:p text:style-name="P23">Well, I'm just interested in the general scope as per normal, so I'm still going to go with the overall vibe of pushing the boundaries of active input.</text:p>
      <text:p text:style-name="P23">I'm fairly relaxed with this one.</text:p>
      <text:p text:style-name="P23"/>
      <text:p text:style-name="P23">05:00 Daniel:</text:p>
      <text:p text:style-name="P23">Okay. Hey, Dean. Work better?</text:p>
      <text:p text:style-name="P23"/>
      <text:p text:style-name="P23">05:02 Dean:</text:p>
      <text:p text:style-name="P23">Yeah, my bad.</text:p>
      <text:p text:style-name="P23"/>
      <text:p text:style-name="P23">05:04 Daniel:</text:p>
      <text:p text:style-name="P23">All good.</text:p>
      <text:p text:style-name="P23"/>
      <text:p text:style-name="P23">05:05 Dean:</text:p>
      <text:p text:style-name="P23">Thank you for telling me not to have both GC and the YouTube open at the same time. So these little technical things that I should have been more on top of.</text:p>
      <text:p text:style-name="P23"/>
      <text:p text:style-name="P23">05:19 Daniel:</text:p>
      <text:p text:style-name="P23">There'S like some reflex where if your own audio is played back to you at a certain delay, it makes it basically implausible to speak. It's pretty interesting.</text:p>
      <text:p text:style-name="P23"/>
      <text:p text:style-name="P23">05:29 Dean:</text:p>
      <text:p text:style-name="P23">Well, apologies, guys. That's not the start I wanted.</text:p>
      <text:p text:style-name="P23"/>
      <text:p text:style-name="P23">05:34 Daniel:</text:p>
      <text:p text:style-name="P23">All good. So how does it or what brought to you to this paper, or what did you find interesting in what they wrote?</text:p>
      <text:p text:style-name="P23"/>
      <text:p text:style-name="P23">05:41 Dean:</text:p>
      <text:p text:style-name="P23">Well, I'm not really totally up on what predictive coding is.</text:p>
      <text:p text:style-name="P23">I think I know what predictive processing is. And when you and Maria were talking in the dot zero, you were Bleu Beren talking in the dot one. Just sort of the translation of that into operations that you can identify with a certain amount of confidence is the part that I'm really interested in. I'm not really sure what the applications are beyond the psychology realm. I'm sure there are quite a few.</text:p>
      <text:p text:style-name="P23">And that's kind of why I showed up today, was to sort of piggyback on what people who obviously know a lot more about this than I do are saying about it and where it's going and what the potentials of it are.</text:p>
      <text:p text:style-name="P23"/>
      <text:p text:style-name="P23"><text:soft-page-break/>06:33 Daniel:</text:p>
      <text:p text:style-name="P23">All right, well, let's start with a few reminders and recalls. Is there any area or figure or formalism that either of you would like to suggest that we jump to to remind ourselves of anything critical about the paper? Otherwise, I can bring us to some.</text:p>
      <text:p text:style-name="P23"/>
      <text:p text:style-name="P23">06:51 Dean:</text:p>
      <text:p text:style-name="P23">Is it okay to start with the back propagation of errors?</text:p>
      <text:p text:style-name="P23"/>
      <text:p text:style-name="P23">06:54 Daniel:</text:p>
      <text:p text:style-name="P23">Yeah.</text:p>
      <text:p text:style-name="P23">All right, so I'll bring in this was in action four, so I'll be bringing in some, but we're going to ramp into it just as a reminder about the roadmap. So the first section of the paper is an introduction. The second section of the paper describes with quite a lot of detail the core kernel of the predictive coding architecture. This is a computational architecture, and it involves information transmission that is in this predictive coding way. So check out the paper.</text:p>
      <text:p text:style-name="P23">The dot zero, the dot one. That's where we're going into a lot of detail on predictive encoding as an information architecture. And then as Maria was bringing out for us, predictive processing might be used to refer perhaps more holistically to systems engaging in predictive coding. And there's a bidirectionality there to predictive processing, whereas predictive coding might be something that could be done in a bit more of a unidirectional way.</text:p>
      <text:p text:style-name="P23">08:04 That was action two on predictive coding, introducing the kernel and then going into a few specific generalizations of that kernel and modifications that help make it more computationally powerful, as well as linking it closer to certain brain architectures of tissues, like in the retina and in the cortex of the mammal brain.</text:p>
      <text:p text:style-name="P23">In predictive coding, in the brain. There's some exploration on different paradigms of predictive coding and these are referring to kind of like settings where the core and elaborations can be applied. And that's in the supervised and unsupervised cases, as well as thinking about spatial and temporal predictive coding algorithms and connections with Modern machine learning, like with deep predictive coding. Then after that sort of kernel and generalization of the predictive coding kernel and exploring some of the paradigms for where that kernel and its elaborations have been applied.</text:p>
      <text:p text:style-name="P23">09:07 In section four, there's the relationships between and among their algorithms.</text:p>
      <text:p text:style-name="P23">And so that's where we get into this section on predictive coding and the back propagation of errors. So that's where we'll go. And I'll copy in some formalisms or field out which ones would be the best to bring in. But here we are on slide 56, which I'll share in the chaos here. What is interesting to you about back propagation of error and then we'll start there.</text:p>
      <text:p text:style-name="P23"/>
      <text:p text:style-name="P23">09:39 Dean:</text:p>
      <text:p text:style-name="P23">Well, what I'm curious about is that bottom line of that slide, this recursion is identical to the propagation of errors algorithm, which are not, which I never actually encountered before this. So I was wondering, I know a bit about recursion. I think we all have sort of a basic understanding of what's involved in recursive loops. But I was wondering how is this relationship between predictive coding and this other algorithm, which I've heard that I don't know if it's an expression or label back <text:soft-page-break/>propagation of error, but I've never really looked at it from operational standpoint or how it's laid out mathematically. And I'm not sure if either of you have that familiarity, but I was hoping maybe you did.</text:p>
      <text:p text:style-name="P23"/>
      <text:p text:style-name="P23">10:44 Daniel:</text:p>
      <text:p text:style-name="P23">Great. So how does predictive coding relate to the back propagation of error? Let's look at these sections which we didn't annotate to heavily leading up to because there's like many equations in the paper, many areas, even before we introduce the formalism and to give me 15 seconds to read it qualitatively, what would back propagation of error mean to you? Or where is an applied setting where you think this could matter?</text:p>
      <text:p text:style-name="P23"/>
      <text:p text:style-name="P23">11:19 Dean:</text:p>
      <text:p text:style-name="P23">Well, and again, this is me talking out loud, hanging my butt out there because I don't really know what I'm talking about.</text:p>
      <text:p text:style-name="P23">But am I correct in assuming that it's anytime you find yourself in feedback and feed forward loops, I know that they're a cyclical and I know that usually implies a directional, but isn't any time you're getting sort of a looping condition where you get an opportunity to sort of reset? Isn't that the situation that we're examining?</text:p>
      <text:p text:style-name="P23"/>
      <text:p text:style-name="P23">11:59 Daniel:</text:p>
      <text:p text:style-name="P23">Okay, we're in the arena of statistical Bayesian graphs, so we're talking about models here. We're not necessarily talking about what an Attial system is doing, the computer system, nor some sort of biological system. We're talking about a modeling statistical architecture. And it would be a secondary conversation about what systems are actually doing with back propagation. So this isn't just like salt water flowing from the ocean into the river just to sort of forestall any preliminary connections you might want to draw.</text:p>
      <text:p text:style-name="P23">But we can see when we have a bit more sense of what back propagation of errors on this graphical setting, how it could apply. So they're introducing this concept of a computational graph, fancy g, not free energy related, just g for graph. And it consists of two kinds of elements just like all graphs or networks do, which is vertices and edges. The vertices are representing intermediate computation products.</text:p>
      <text:p text:style-name="P23">13:01 For example, the activations at each level, this multilevel predictive processing architecture.</text:p>
      <text:p text:style-name="P23">So we have like nodes within the level and then there's edges that represent influence here as differentiable functions. So this is related to some of the graphical Bayesian approaches we've looked at previously, but also it shares a lot with some neural network representations where the edges are not just like a correlation or mutual information, but the edges are more like a differentiable function. We're going to restrict to looking at specific kind of graphs here, which are computation graphs they're saying are directed asyclic graphs. So that means that it's directed there's an arrow such that the differentiability of the function is going from one way to the other. Like we can think of that as the forward direction and then the acyclicness is just ensuring that there's like sort of one place where we could start and we could just forward propagate everything out to the edges and that wouldn't trap us into an infinite recursion by going forward.</text:p>
      <text:p text:style-name="P23"><text:soft-page-break/>14:12 And we've talked about some of the differences between like cyclic and asyclic graphs with Majid when we were talking about the DCM and all the ambiguities of that African. Okay Steven, anything. And then we'll continue.</text:p>
      <text:p text:style-name="P23"/>
      <text:p text:style-name="P23">14:30 Speaker C:</text:p>
      <text:p text:style-name="P23">Just one quick question ontologically how useful or problematic is the word coding? Now we've moved a bit further down with active inference and in a way that propagation of error needs to be distinguished out even in a descriptive term, just so that the connotations of coding don't confuse all the discourse.</text:p>
      <text:p text:style-name="P23"/>
      <text:p text:style-name="P23">15:00 Daniel:</text:p>
      <text:p text:style-name="P23">What is your conversation of coding?</text:p>
      <text:p text:style-name="P23"/>
      <text:p text:style-name="P23">15:03 Speaker C:</text:p>
      <text:p text:style-name="P23">Well, that it's basically kind of almost like a representational kind of script almost that's been written somewhere like the coding that you get in a computer program or something.</text:p>
      <text:p text:style-name="P23">And I kind of think that that does sort of speak to the nature in a way because this is the the nature of how for the future. But that propagation of error kind of speaks in some ways to the nature of how the code is processed.</text:p>
      <text:p text:style-name="P23">And I may be off topic here, but I just kind of wonder as we're going through this and trying to link it altogether, how much that ontological term is also possibly something that could be thought of in another way, make it easier to understand what's going on.</text:p>
      <text:p text:style-name="P23"/>
      <text:p text:style-name="P23">16:19 Daniel:</text:p>
      <text:p text:style-name="P23">We are dealing here with brain architectures, so I don't think we need to run away from these questions that were brought up more in a philosophical non computational version of the Ants computational perspective. Like we're not fighting for what is happening in the brain here. We're using predictive coding to talk about information coding and transmission approaches. So that's one thing. And yeah, I Dean, we can't just go around flipping exafferent words.</text:p>
      <text:p text:style-name="P23">Predictive coding is what for decades has been coherence by a certain architecture here. And then there's a lot of openness with how that architecture is applied, but I'm not 100% sure, like this is about predictive coding architectures.</text:p>
      <text:p text:style-name="P23"/>
      <text:p text:style-name="P23">17:12 Speaker C:</text:p>
      <text:p text:style-name="P23">Yeah, no, that's cool. I'm just putting that out there, just seeing how that floats a little bit. I think that's a good response.</text:p>
      <text:p text:style-name="P23"/>
      <text:p text:style-name="P23">17:20 Daniel:</text:p>
      <text:p text:style-name="P23">What else could be in this position of encoding? It's about how signals are encoded and what is being transferred between different nodes. Is what is being transferred the raw value? Or in the predictive coding architectures, we have two directions that signals are being passed in this compute graph, not in the brain. And that would be coming from one direction, the expectation, that's the predictive part and then the errors residual.</text:p>
      <text:p text:style-name="P23"><text:soft-page-break/>That's the deviation from the expectation. And so that is what the predictive coding architectures is just about, having graphical systems that are passing expectations and differences or errors rather than passing like just the plain values themselves.</text:p>
      <text:p text:style-name="P23"/>
      <text:p text:style-name="P23">18:20 Speaker C:</text:p>
      <text:p text:style-name="P23">Yeah, I suppose there's also that question of how much is in the dynamics of what's going on and the hyper parameters when looked ant and how much difference that makes to the story. You've got action prediction, the prediction errors being passed down, but coding tends to be like the numbers are there, but in some ways the numbers can kind of evolve once the dynamics of the systems or the dynamics patterns of the system start to force up, so to speak. It takes a little bit of time for the active inference model to start really purring along sometimes.</text:p>
      <text:p text:style-name="P23">So that kind of coding is in a way sort of almost more live than traditional coding, which is kind of sort of baked in.</text:p>
      <text:p text:style-name="P23"/>
      <text:p text:style-name="P23">19:26 Daniel:</text:p>
      <text:p text:style-name="P23">Okay, I got you. We're not even active inference lab yet, so I see some back later. But we're discussing predictive coding back propagation of errors and then action does get brought into the picture in section four five. But up until section four five, there's no action even in the model.</text:p>
      <text:p text:style-name="P23">So we're just looking at the architectures that does computation and then understanding how action could be brought in. And that's kind of the fun surprise that we uncovered in the zero and dot one and in the layout of the paper was when the architectures is sufficiently general and powerful incorporating another variable that is about action, like policy selection becomes fluent. And that's why these architectures are composable with different sensory modalities, with different scopes of action, with different affordance, all these things because there's a level of generalizability that we can pull back to. Okay, so let's return to predictive coding and back propagation of error.</text:p>
      <text:p text:style-name="P23">20:30 We have this graph, the vertices are representing intermediate computational project products.</text:p>
      <text:p text:style-name="P23">So like a number or like a variable because it's kind of like where you're storing the intermediate computation product and then the edge of differentiable functions could be, you know, like y equals two. X is a differentiate function, anything that has smoothness in the graph is differentiate and as the orange part says, we're restricting this to directed a cycle graphs where we're not going to get into an infinite regress just by going forward. Now what happens when we're trying to tune this architectures so that it has a minimized loss function? Loss function, whether we're dealing with least squares errors like a regular linear regression or whether we're dealing with some other loss function, the loss function is like what is trying to be minimized. So when the ball is rolling downhill we're minimizing the loss or the energy function.</text:p>
      <text:p text:style-name="P23">21:33 But the energy function approach and Wording is coming more from like a physics side whereas the loss function is just a purely statistical claim. What is the function that we're minimizing given the output vertex, the out. So this is like the one that we actually want to be reducing the loss around the loss function is gain to be l. L is a function of the outback. Propagation can be performed upon a computation graph.</text:p>
      <text:p text:style-name="P23">So we're going to be minimizing loss at a certain vertex by back propagating upstream a lot of what led to it being the way it is and so that could be done on just the last tip of the spear or it could be done <text:soft-page-break/>throughout the whole system. Backpropagation is an extremely straightforward algorithm which simply uses the chain rule of multivariable calculus to recursively compute the derivatives of children nodes from the derivatives of their parents.</text:p>
      <text:p text:style-name="P23">22:40 Okay, so formalism 28, this fancy d is partial differential. So the change of the loss function with respect to the change in and intermediate variable I is what we're looking at. We're looking at how we're going on that goal.</text:p>
      <text:p text:style-name="P23">Are we dropping on the loss function? Is the model getting better or worse with respect to changes of intermediate computational products vertices? And that overall loss function is the sum of the subset of p which is the parents. So we're looking at VI like the node that we're focused on note of interest or something. And we're going to sum over all of its parents.</text:p>
      <text:p text:style-name="P23">And then for all of its parents we're going to compute something that's basically like the change in loss function over the change in that parents value v subj and how it changes with respect to change in the child.</text:p>
      <text:p text:style-name="P23">23:50 So we're taking something that's like this graphical network with nodes and edges and differentiate and then figuring out which way is the overall downhill based upon all of the back propagation of the gradients. By starting with this output gradient that's the out and if all the gradients are known. So like we're dealing with a model that we specified, then the derivatives of every vertex with respect to the loss can be recursively computed. So because all the edges are differentiable, the big function is also differentiable.</text:p>
      <text:p text:style-name="P23">So like two x is differentiable, x squared is differentiable, x cubed and x to the 11th power are all differentiable functions. So you could also differentiate their concatenation through addition. That would be like the derivative of two x plus the derivative of this. And also the chain rule in calculus allows us to like nest those.</text:p>
      <text:p text:style-name="P23">24:54 So if we can differentiate two x and if we can differentiate x squared, we could differentiate two x inside of parentheses squared.</text:p>
      <text:p text:style-name="P23">That's basically the chain rule in calculus. And then that is what allows this sort of big downhill computational based upon the specification of the graph and then the back propagation of all the relevant nodes and finding out how those need to be tuned so that the final output node that's being optimized can be going downhill defined as going down on the loss function. Less loss is better here. Okay. Yes.</text:p>
      <text:p text:style-name="P23"/>
      <text:p text:style-name="P23">25:40 Dean:</text:p>
      <text:p text:style-name="P23">Excellent. Thank you. Because this was one big opaque Markov blanket to me when I read it. I just couldn't make any sense of it. But is the ability to differentiate what they're saying here?</text:p>
      <text:p text:style-name="P23">Is the ability to differentiate an ability to build relationship, that parentchild thing, is it the capacity to differentiate that allows for the relationship to be identified? Or is it the other way around? Because when they're talking here and saying back propagation affordance graphic propagation is extremely straightforward and uses the chain rule of multivariate stuff. When it's talking about that, it's pointing back to something that you don't necessarily have to see, but you know that there is some relationship just like there is between two x and x squared. Am I getting, is your exploration helping me move closer to a better understanding of that?</text:p>
      <text:p text:style-name="P23">26:43 Because I understand derivatives, but I'm not sure how the derivatives fit into this explanation.</text:p>
      <text:p text:style-name="P23"><text:soft-page-break/></text:p>
      <text:p text:style-name="P23">26:51 Daniel:</text:p>
      <text:p text:style-name="P23">Great. Yeah. I think we're solenoidally exploring now. We haven't even brought action prediction.</text:p>
      <text:p text:style-name="P23">These equations here are for 28 and 29 are about back propagation on computation graphs. So with these papers, it's really important to know like what has not been brought onto this action and there isn't error. This is just about the nodes and edges like the intermediate computation values of the Abstractest kind and their differentiable relationships. So now they're going to show how predictive coding relates to backpropagation of error. So predictive coding can also be straightforwardly extended to arbitrary computation graphs.</text:p>
      <text:p text:style-name="P23">To do this, we simply agent the standard computation graphs with additional error units for each vertex. So let's recall what some of these graphs that we previously looked at.</text:p>
      <text:p text:style-name="P23">27:52 Here in figure one of the paper we have a graph where the nodes are intermediate, computational products represent differentiate relationships and importantly, some of these intermediate products have the semantics or the interpretation of being estimates about mean new at that level or estimates about variance and error at that level. Epsilon. So this is kind of like a subtype of graph.</text:p>
      <text:p text:style-name="P23">Like the Abstract is kind, it's just intermediate computational products. And then predictive coding are specific kinds of computational graphs where some of the nodes represent mean estimates and some of them are error estimates. In contrast, and hopefully not to confuse here's from 26 two where we talked about like integrator chains. So notice that all of these nodes can be interpreted as intermediate computational products, but there's no error term here.</text:p>
      <text:p text:style-name="P23">28:55 So this is an example of a computational graph that doesn't have error terms.</text:p>
      <text:p text:style-name="P23">This is not a predictive coding architecture, not that it's inconsistent with or somehow disjointed from, but this is not having Epsilon's. So it's not a predictive coding architectures, whereas this is sort of a canonical multilevel predictive coding architectures. Great. Hey Jack, good to see you in Chat. Okay, now we're going to return back to the backprop.</text:p>
      <text:p text:style-name="P23">Okay, so we're adding in these additional errors units epsilon sub I for each level of the graph. Formally the augmented graph becomes now G tilde. So previously fancy G was just edges and vertices, nodes and edges and now the vertices is being unpacked so that V can remain for the mean estimators which are ultimately the ones that we would like to have the most accuracy on accounting also for variance estimators.</text:p>
      <text:p text:style-name="P23">29:56 And so this big e chaos been pulled out. It's the set of all error neurons.</text:p>
      <text:p text:style-name="P23">We then adapt the core predictive coding dynamics equations from a hierarchy of layers to arbitrary graphs. Change in v the nodes with respect to time prediction is happening through a sequence of observations in the predictive coding architecture that's that now casting column filter frame differentiate a lot of these other sort of real time algorithms for mean and variance estimation that we talked about. Equals the chance kim f free energy with respect to change in the node. So now the loss function through time is going to be related to the F that had been previously, previously defined in earlier equations and then that is going to be defined as basically the error.</text:p>
      <text:p text:style-name="P23">30:58 This is in formalism 30, the epsilon sub I.</text:p>
      <text:p text:style-name="P23">So the error variance at that last level minus a sum of C. So C are the children. And then there's just some more terms involving basically tuning the nodes, accounting for the fact that we want to like tune the variance estimators and the computer computation nodes that represent the mean estimates. And so <text:soft-page-break/>then the dynamics of the parameters on the vertices V and the advantage function theta, so they kind of slightly evolve. The edge notation towards theta can then be derived as a gradient descent on F or F is the sum of prediction errors of every node in the graph.</text:p>
      <text:p text:style-name="P23">So previously they had specified how the composability of the multilevel predictive coding architectures is such that the levels can be factorized from each other, which allows us to sum their free energy contributions into like a free energy total.</text:p>
      <text:p text:style-name="P23">32:19 And so that is how a multilevel model can be fit because it's finding the free energy minimum for that whole multilevel system which might entail one of the levels not being at its perfect lowest free energy state. And in this section they've connected the way that back propagation in 28 and 29 without any action, without any prediction is able to make a big loss function that's composed because of the tractability of the compute graph. And all of these little loss function can be summoned into a big loss function that you use to train a neural network, for example, and then moving that into the predictive coding in free energy minimizing space by saying, well, this is a special kind of compute graph that has the mean estimators view and the variance estimators to error terms.</text:p>
      <text:p text:style-name="P23">33:22 And then we're going to do something similar where we're going to compute like what amounts to a loss function f the sum of prediction errors of every node in the graph based upon internal prediction errors being minimized.</text:p>
      <text:p text:style-name="P23">So in the nonpredictive coding frame we're minimizing a big loss function that's composed of smaller loss functions. In the predictive coding frame, we're minimizing our divergence from expectations computer of the emergence of many smaller expectations. Okay, yeah, go for it.</text:p>
      <text:p text:style-name="P23"/>
      <text:p text:style-name="P23">34:05 Speaker C:</text:p>
      <text:p text:style-name="P23">Extrapolating hopefully again from this that the predicted coding then like by working with the errors which are kind of almost and I'm making a little bit of a jump here but I kind of implicit to whatever the system of interpretation is on the data. It is quite that's why you're going into this biological world because it's so bottom up in a way because it can start just with whatever the errors are in the nature of the system. Chaos been set up for doing the sensing, even for getting action. Just the nature of how the sensing set up will start to generate the errors at some implicit level. Would that be a fair assumptions?</text:p>
      <text:p text:style-name="P23"/>
      <text:p text:style-name="P23">35:02 Daniel:</text:p>
      <text:p text:style-name="P23">So anytime there's going to be a prediction of observations so yeah, we don't need action here yet. There's two options. Either you have 100% predictive power and your error is zero or there was some errors. So you're always in one of those two cases. And which one are we usually in?</text:p>
      <text:p text:style-name="P23">Not having the total perfect 100% accuracy down to the 100th decimal point, if for no reason other than that's beyond the point of diminishing returns. Or we're also trying to balance accuracy with model complexity. So because we have these metrics like the AIC, the BIC, all these metrics that find us a model that's a balance between accuracy and complexity. So it's not overfitting. The cost of not overfitting the cost of having a simpler model is literally increased errors, because every new parameter that you add into a model, you always explain more variance.</text:p>
      <text:p text:style-name="P23">36:05 The first principle component takes the most variance of the data. The second principle component takes the next most variance of the data. Every principal component on a data set is going to continue to eat more and more variants out of the data, leaving less and less in the error term. But it's <text:soft-page-break/>a situational thing whether you need to explain 80% of the data, or 90% of the data or 95% of the data. But there's always going to be some difference between the prediction and the observation.</text:p>
      <text:p text:style-name="P23">Again, unless one is in this super edge case where it's perfectly known. So yeah, go for it.</text:p>
      <text:p text:style-name="P23"/>
      <text:p text:style-name="P23">36:41 Speaker C:</text:p>
      <text:p text:style-name="P23">Yeah, that's helpful. And it's also implication whatever you Seth that complexity and accuracy too, at this very deflated level is really helpful. So the nature of the model will change the nature of the errors and basically the best it gets to by the most it can reduce will vary a little bit as you change that model and not making too much of an extrapolation, but that is a nice way to be able to unify a lot more complex and verified ideas about models and what is really happening. You can sort of drop back to that complexity accuracy principle.</text:p>
      <text:p text:style-name="P23"/>
      <text:p text:style-name="P23">37:37 Daniel:</text:p>
      <text:p text:style-name="P23">Here's some more sections from 4.1 towards the end of 4.1 on page 30 in the paper. So yeah, hopefully we've been representing this at least mostly accurately. And then for those who want to go deeper, that's why there's a paper and that's why there's like a continued discussion and development on these ideas because they drop many little crumbs of well, we've held this to be zero for simplicity, but they're right. We can think of this as a predictive coding network in which all the error is initially focused at the output of the network where the loss is, and then through dynamics minimization of prediction errors at multiple levels layers. This error is slowly spread out through the network in parallel until the optimum distribution.</text:p>
      <text:p text:style-name="P23">The error at each vertex is precisely the credit that should be assigned to causing the error in the first place. That's pretty interesting. It's kind of like let the chips fall where they may with respect to error and variance attribution Dean.</text:p>
      <text:p text:style-name="P23"/>
      <text:p text:style-name="P23">38:42 Dean:</text:p>
      <text:p text:style-name="P23">This is awesome. So is the way the architecture is and the way the graph is set up as kind of a mirror of what the architectures is of this layering thing, are they also there to kind of contain little fires of mistakes and errors? Is that why it's effective? Because it sort of contains something, you know, suddenly causing a chain reaction and having everything? When we read Majid's paper about, I think it was Matteo, maybe it was Axel's paper about you can, you can make predictions going right off of a cliff and the result is you no longer exist.</text:p>
      <text:p text:style-name="P23">Is this kind of an architectures that. Helps us avoid some of those really consequential prediction consequences.</text:p>
      <text:p text:style-name="P23"/>
      <text:p text:style-name="P23">39:42 Daniel:</text:p>
      <text:p text:style-name="P23">That's an interesting idea. I think we should engage in some slide play and try to get a little bit of clarity on that. And also hopefully we'll hit on a lot of the ideas that we've been bringing up in a more abstract way because I know it's helpful for everyone to see multiple coats of paint on this.</text:p>
      <text:p text:style-name="P23">And the epitome of abstraction is the austerity of those formalisms about compute graphs. So let's think about it. We won't take it to the cafe level even though I remember that being quite fun.</text:p>
      <text:p text:style-name="P23">We're going to be between the cafe and, you know, something else. So we'll be intermediate because <text:soft-page-break/>we're going to be talking about a specific graph, but we're not going to necessarily for the first pass on it, go all the way in.</text:p>
      <text:p text:style-name="P23">40:45 Okay, so the node that we care about being most accurate on is seven. So this is going to be like our focal node. This is like the one that we want to have an image classifier algorithm.</text:p>
      <text:p text:style-name="P23">This is the classifier note. We want to have prediction on what the thermometer is going to say. That's what this is. We want to have prediction on the temperature in the room. That's what this is.</text:p>
      <text:p text:style-name="P23">We want to have inference on action and think about the upstream parents of action. Then that's what this notice. So seven is going to be like the node that we're interested, interested in minimizing our loss function on this can be carried out on multiple variables, but we're going to just look at minimizing on this. Okay, what is the back propagation chain here?</text:p>
      <text:p text:style-name="P23">41:49 Well, let's think about what the forward and the reverse arrows are.</text:p>
      <text:p text:style-name="P23">So first just to clarify that this is a directed asyclic graph. There's no loops in the graph and the arrows are all directed. They reflect differentiable functions, causal influences amongst these variables, these intermediate computational products. So like variable one, then there's some function, differentiable function that translates it into two. Two influences, four and three, three influences five and six, six influences seven.</text:p>
      <text:p text:style-name="P23">We've seen this in the phasing context where the sparsity of the connections allow for the factorization of this graph. Like it allows us to sort of hold one part unchanging and change other parts through factorization. That's a lot of the variational inference stuff that we've talked about.</text:p>
      <text:p text:style-name="P23">42:49 Okay, so what are the parents of seven? Which nodes do you think that we should consider if we're going to back propagate?</text:p>
      <text:p text:style-name="P23">So the forward model, the actual causal chain in the model, not in the world, is like one. You can imagine some perturbation happens to one. Every node is going to be influenced that's the forward perturbation in the forward generative models. What is going to be invoked if we start at seven and do a back propagation?</text:p>
      <text:p text:style-name="P23">Which nodes are not important?</text:p>
      <text:p text:style-name="P23"/>
      <text:p text:style-name="P23">43:27 Speaker C:</text:p>
      <text:p text:style-name="P23">Five and four, right?</text:p>
      <text:p text:style-name="P23"/>
      <text:p text:style-name="P23">43:29 Daniel:</text:p>
      <text:p text:style-name="P23">Yeah, five and four will not be invoked in this optimization scheme. So if we were so we'll make these ones gray that we're going to be back propagating on. But I also hope I'm representing this accurately. But you can imagine that like changing the dials on five or the function between three and five will.edu the loss on seven.</text:p>
      <text:p text:style-name="P23">So it still might be an important thing in the forward model but it's not in the back propagation from seven, it's in the forward propagation from one. Okay, so then this is not a predictive coding architecture because in the predictive coding architecture some of these that's what we saw in like for example in figure two is what we saw in figure one. So there's the means and the variance estimators.</text:p>
      <text:p text:style-name="P23">44:34 So let's bring in figure one and try to adapt it to our graph. So our graph is sort of up to formalism 29.</text:p>
      <text:p text:style-name="P23">Okay, now we want to think about a graph that's not just nodes and edges of the abstract type but it's <text:soft-page-break/>going to be nodes and edges that include these error neurons as they're calling them here. So here's a reminder on what that architecture looked like.</text:p>
      <text:p text:style-name="P23">Jax wrote, how is the back propagation of error related to Holland? John Holland bucket brigade. The bucket brigade in signals and boundaries. It sounds explain a little bit what is the bucket brigade or will look, but sounds like a bunch of people helping and sharing buckets or something like that. Okay, so let's just say that the one that we actually want to minimize is going to be like a mu, it's going to be a mean estimator.</text:p>
      <text:p text:style-name="P23">45:37 Now let's just modify this graph so that this one's going to be error. I'll just use the type of variables. So this is a mean estimator and then we're going to alternate so that this one is an error and this one is a mean, this one's a Dean gain.</text:p>
      <text:p text:style-name="P23">This is not the exact same architectures that they laid out and this might not be traditional or classical standards, but this is getting us towards this idea that within a cortical column, so to speak, we have the forward propagation of alternating layers of means and errors.</text:p>
      <text:p text:style-name="P23">We want this loss function to be minimized by diffusing the uncertainty across these error nodes.</text:p>
      <text:p text:style-name="P23"/>
      <text:p text:style-name="P23">46:48 Dean:</text:p>
      <text:p text:style-name="P23">Okay.</text:p>
      <text:p text:style-name="P23"/>
      <text:p text:style-name="P23">46:51 Daniel:</text:p>
      <text:p text:style-name="P23">That is like letting the chips lie in terms of the variance attribution.</text:p>
      <text:p text:style-name="P23">And as I write precisely the credit it should be assigned to cause the errors in the first place. So if like node two in the forward causal model was causing 90% of the variance and so this was like one is a very tight distribution and it gets blurred a ton on the way to three and then from three it only gets blurred a little bit on the way to seven. So like two is going to be big. This is like a big error estimator and six is small tiny variance estimator. So be like if we were in classical statistics and we were going to do, we were doing brain imaging on a bunch of people from two different categories like with and without this diagnosis.</text:p>
      <text:p text:style-name="P23">47:54 You could imagine that in that two level model, one world there would be like massive variance amongst people and very little differences between those two higher groups. In another world it could be the opposite, there could be big difference between the two groups but very small differences amongst the people within a group. And so this is the parameterization and finding the parameters that are going to minimize the loss function means that we want the variance to be partitioned appropriately across error terms. Just like we would like the average the mean estimators to be accurate. The equivalent in the error world is we want the errors to be appropriate in how they're distributed.</text:p>
      <text:p text:style-name="P23">So if you're doing a mean estimator on something, you don't just want the highest mean possible, you want like the most accurate Dean possible and the most accurate error possible doesn't mean the lowest error possible.</text:p>
      <text:p text:style-name="P23">49:02 That would be the fallacy of well, we're estimating means then let's just make it bigger. So we're estimating errors not because we want bigger errors or want smaller errors. That's the thumb on the scale. Estimating errors accurately entails appropriately distributing the error terms on this graphical architecture.</text:p>
      <text:p text:style-name="P23">And then they're adding in one extra point, which is basically that the dynamics of predictive coding <text:soft-page-break/>are purely local, requiring prediction errors from the current vertex and the child that is, on the computational front, a win for tractability. And for the actual algorithm because you don't need to have the whole model loaded into Ram for examples, because you know which neighborhood of variables you're going to engage when you're doing a certain parameter update. And then on the biological side it starts also leaning towards Plausibility because like they even call it an errors neuron.</text:p>
      <text:p text:style-name="P23">50:05 Well, neurons are signaling forward. Let's just call that the direction that the action potential travels down the axon.</text:p>
      <text:p text:style-name="P23">But there's also retrograde signaling at the synaptic junction. So it's plausible at the multiple neuron architecture level or even at the two neuron biological system level that there is like even if there's a direction which signaling is assumed or perceived to be normatively happening, there's also a retrograde signaling of multiple kinds. We won't go into that like complexity of retrograde synaptic regulation, but that at the circuit level and at even the synapse level, the idea that signaling is happening both ways is something that is seems to strength of the predictive coding architecture. Again, the locality allows it to be more computationally implementable and this sort of bi directionality and signaling is more reminiscent of biological signaling processes, synapses conversations, brain regions, so on.</text:p>
      <text:p text:style-name="P23">51:20 Any thoughts on this?</text:p>
      <text:p text:style-name="P23"/>
      <text:p text:style-name="P23">51:26 Dean:</text:p>
      <text:p text:style-name="P23">I think that's a pretty good explanation.</text:p>
      <text:p text:style-name="P23"/>
      <text:p text:style-name="P23">51:29 Daniel:</text:p>
      <text:p text:style-name="P23">Go for Stephen.</text:p>
      <text:p text:style-name="P23"/>
      <text:p text:style-name="P23">51:31 Speaker C:</text:p>
      <text:p text:style-name="P23">Just checking if you added all the errors up. Are the errors kind of independent of each other or is there like a total error across the chain, so to speak, of how much error there can be? Or is it like kind of contained within the street, like six relatively contained and two relatively contained?</text:p>
      <text:p text:style-name="P23"/>
      <text:p text:style-name="P23">52:07 Dean:</text:p>
      <text:p text:style-name="P23">Can I take a guess, Stephen?</text:p>
      <text:p text:style-name="P23"/>
      <text:p text:style-name="P23">52:09 Daniel:</text:p>
      <text:p text:style-name="P23">Yes, sir.</text:p>
      <text:p text:style-name="P23"/>
      <text:p text:style-name="P23">52:10 Dean:</text:p>
      <text:p text:style-name="P23">I'm guessing. So it just keeps the wild a money part of this field of mine. I think what the graph is telling us, or at least when we formalize it in this way, is that you could always find the cumulative error, but the point of the system is to try and keep the error where it actually exists within each layer.</text:p>
      <text:p text:style-name="P23">So sort of partnering the error at each level with whatever the prior or the hierarchical L plus one or L minus one layer is. But me, again, I'm just guessing, but I'm kind of making sure that I understand completely what Daniel laid out here. And that would be my guess. You can add it all up. But I think <text:soft-page-break/>the point of it is that before it runs away from you, the architecture is set up so that there will be some cumulative effect.</text:p>
      <text:p text:style-name="P23">53:19 But it probably wouldn't be it shouldn't be there's a word I'm looking for. It shouldn't be as abrupt as if you didn't have the layers and you didn't have the ability to differentiate and you didn't have a kind of an understanding of what is happening. I e back propagationally. Now, again, I'm just throwing that out there, but because I don't have a reputation around this, I could be completely wrong.</text:p>
      <text:p text:style-name="P23"/>
      <text:p text:style-name="P23">53:50 Daniel:</text:p>
      <text:p text:style-name="P23">There's a lot to say and the authors do provide many citations, but I believe that's right just as appropriate. Mean determination. We're thinking in a gaussian world there's a dot, two say on gaussian processes, but a Bayesian is a mean and an uncertainty. So there's going to be somewhere where the hump of that distinctions is and then there's going to be some width to it. Now, sometimes the process is actually gaussian.</text:p>
      <text:p text:style-name="P23">Other times we can use nested gaussian processes so that it's like, well, there's some process that's moving it and then there's wiggle around it. So we're going to see that moving as one gaussian and then the other one is like a ripple that's like a smaller gaussian on that. And then even in cases where there's a non gaussian distribution, that's where the LaPlace approximation comes into play, which is the second derivative.</text:p>
      <text:p text:style-name="P23">54:58 We have the Jacobian and then the Hebbian matrix in 26. And then we talked about how when you take the second derivative, you're basically making that bowl and then lying in it.</text:p>
      <text:p text:style-name="P23">So you're going to the bottom of the bowl that you created and you know that it's going to be the sort of hump structure that's amenable to going downhill. Because once you go beyond quadratic, beyond the hump, anything that's like a multi hump distribution or even just X cubed, you're going to have challenges getting globally optimal from local optimization processes because you won't know if you're in a local energy well or not. And so many of these computational tools and approaches that we're discussing, like across these live streams and papers, can be understood as taking something that isn't like a bowl and making it so that it can go downhill and finding, well, what is the appropriate level of how many layers have to be added to this onion?</text:p>
      <text:p text:style-name="P23">56:07 Or how many oven gloves do I have to put on? How many approximations should we carry out in our approximation science so that there can be something like a parabola where we know that we're on parabola territory, and that's what allows us to then minimize a loss function?</text:p>
      <text:p text:style-name="P23">Because if one believe that they were on a rugged landscape, then minimizing something locally would be you'd have no way to know if that was on the right track or not. Yes.</text:p>
      <text:p text:style-name="P23"/>
      <text:p text:style-name="P23">56:41 Speaker C:</text:p>
      <text:p text:style-name="P23">Stephen COVID I say then would I be okay to say that it's almost like each of these errors, say, number six, number two in here, and you could have, like, little mini bowls or mini. And the further up the chain, the bigger the potential impact of the positioning in that bowl or whatever. The landscape is out towards whatever's being the mean.</text:p>
      <text:p text:style-name="P23">That's been understood.</text:p>
      <text:p text:style-name="P23"/>
      <text:p text:style-name="P23">57:12 Daniel:</text:p>
      <text:p text:style-name="P23"><text:soft-page-break/>Okay, let's look at figure one. So this is a cortically inspired so inspired by the cortex. And Bleu wrote Dean, I understand the architecture the same way error correction is retained locally. So let's look at this semi cortically inspired, predictive coding hierarchical system.</text:p>
      <text:p text:style-name="P23">Just like in the example with the two clinical populations doing brain imaging. There's one world where the patients within the group vary a lot and the groups don't differ. There's another world where the groups differ a ton, and then the people within each group do not have any variance amongst them. So depending on how it's parameterized, one could have a model where the highest level has a major influence or not.</text:p>
      <text:p text:style-name="P23">And that's the whole question. It's like in a linear model, is it more important, like the MX part, the slope, or the B, how much it shifted?</text:p>
      <text:p text:style-name="P23">58:19 If the regime of attention is on linear modeling as an architecture, it doesn't make sense because they're both just parameters in a model. Now, for any given data set, it's an empirical question to what extent changes in the slope or the intercept are associated with changes in a loss function. And that's linear regression.</text:p>
      <text:p text:style-name="P23">Here's an architecture that gives us an approach to finding loss functions. But how do we know how many layers? How do we know how many of these side connections to make?</text:p>
      <text:p text:style-name="P23">There's a few ways to go about that. One could just a priori model the structure of the model of the graph around something else, like previous work or some inspiration from a biological system. They might also be interested in this structure being a parameter of a model.</text:p>
      <text:p text:style-name="P23">59:23 And that's the whole structure learning and meta Bayesian approaches and all of that, but that's pulling back another level. And so that's the challenge of structure learning because we can get that loss function within a given static graph, but that doesn't mean that we have the best possible graph architectures. It's like if you have 100 pieces of data, biometric data on people and you're making a multiple linear regression to find out their risk for some condition, do you just use 100? That might be overfitting, it might be too costly computationally. So how many of those variables do you use?</text:p>
      <text:p text:style-name="P23">There's a process for determining that what's at the tradeoff between accuracy and complexity, where it's fitting the outcome well, the loss function on the condition that you're trying to actually predict, but it's not past the point of diminishing return or using variables that are uninformative.</text:p>
      <text:p text:style-name="P23">1:00:28 Or for example, if there's two variables that are perfectly correlation with each other, that's called multilinearity and you wouldn't want to use those variables. So that's the challenge in the linear regression world and this is like taking it into another space. But it has more analogies than not. Which is why SPM Statistical Parametric Mapping, that textbook is for those who want to engage vital prerequisite because it addresses a lot of these questions on model fitting, including on dynamical systems, and it puts it with 6ft on the ground in classical parametric and non parametric statistics.</text:p>
      <text:p text:style-name="P23"/>
      <text:p text:style-name="P23">1:01:12 Dean:</text:p>
      <text:p text:style-name="P23">Dean this just raises the question in my mind, I haven't answered it as to whether or not a mean is constructed or if a mean is actually sculpted or some communication of the two. Being a min two guy, I'm going to assume that it's probably both. Like you can have a figure, but it's your understanding of what the difference is between an edge and a directional link, which you have to kind of carve out from the overall image. But again, that's one of these things now where if you get into this predictive coding piece, I think the product looks like a construct, but in actuality there's got to be a huge element of this <text:soft-page-break/>of being able to isolate the mistakes so that they overwhelm. And if you're isolating something, if you're removing some factor, you're actually sculpting as well.</text:p>
      <text:p text:style-name="P23">1:02:16 So maybe that's a bit of a philosophical overlay on the sort of mathematical operational side. But you know me, I'm always trying to turn it into what's the practical function of this?</text:p>
      <text:p text:style-name="P23"/>
      <text:p text:style-name="P23">1:02:29 Daniel:</text:p>
      <text:p text:style-name="P23">Yeah, it's like statistics as world building because if you just want the mean, then just take the grand average. If you want the mean and the variance, there's a method. Do you want a variance on the variance?</text:p>
      <text:p text:style-name="P23">How confident are you that it's ten plus or minus one? Is it ten plus or minus one plus or minus zero five, or is it ten plus or minus one plus or minus one? So a tight estimator on the error as a parameter and so we're like playing with which parameters are seen as like the things in and of themselves, the means and which ones with respect to means have this interpretation as being errors neurons or being variants descriptors. Now one properly fit model, which you could take into the 50 staffed levels ten plus or minus one. And then on that one variance estimator we have plus or -.1 and then how sure are we about the plus or how sure are we about that point?</text:p>
      <text:p text:style-name="P23">1:03:38 That would be like a well fit model, where as we kept on adding uncertainty parameters, we would be making appropriate estimators. Now what would be like a malfit model. And I hope this is accurate, ten plus or minus one. And you go, how sure are you on that one plus or -50 the variance just exploded it's like but you're saying that the variance could be like zero or the variance could be 50. How much confidence should we then have in the mean estimator?</text:p>
      <text:p text:style-name="P23">And so that's what this appropriate distribution of uncertainty is. Now let's think about node seven, an uninformative node seven. We're predicting temperature, but it's just it's unchanging.</text:p>
      <text:p text:style-name="P23">We don't have a lot of information there to fit a world model because it could just be a single level estimate.</text:p>
      <text:p text:style-name="P23">1:04:41 It's ten and it's not changing. But as we deal with progressively more and more nuanced and informative things that we want to minimize loss functions on, like natural language images from natural scenes action, including the unknown consequences of real time unfolding action. Those because the uncertainty becomes higher and the information content of what you're trying to minimize your loss function on is higher. It not authorizes or licenses, but kind of moves us into potentially having higher levels of model complexity as simple as possible and not simpler with that principle being carried through.</text:p>
      <text:p text:style-name="P23">Again, if you're just trying to predict a constant number, you don't need a six level predictive coding architecture.</text:p>
      <text:p text:style-name="P23">1:05:43 Whereas if there was something that did actually have that many levels of depth, that's the kind of architectures that would do well to predict it. And we talked about this with Par and Pazulo on brain architectures for homeostasis and allostasis. And it was like, yeah, to just recognize if you're out of bounds and then come back in, that's a given model. But then there's a different graph that's going to do something like inner modal or anticipatory or have memory.</text:p>
      <text:p text:style-name="P23">So all of those cognitive or computational features license or engender more complex causal models, but these are being sculpted AB initiate from nothing by the statistician.</text:p>
      <text:p text:style-name="P23">And then we're in sort of brackish or gray waters when we juxtapose the architecture of the graph with <text:soft-page-break/>the architecture of some natural system.</text:p>
      <text:p text:style-name="P23">1:06:53 Okay. Yes, Stephen.</text:p>
      <text:p text:style-name="P23"/>
      <text:p text:style-name="P23">1:06:56 Dean:</text:p>
      <text:p text:style-name="P23">Yeah.</text:p>
      <text:p text:style-name="P23"/>
      <text:p text:style-name="P23">1:06:57 Speaker C:</text:p>
      <text:p text:style-name="P23">And you got this excitory and inhibitory dynamic going on. And even though the arrow is going from the arrow down to the U, the U is exciting.</text:p>
      <text:p text:style-name="P23">The layer above, isn't it it's exciting. It's almost like one bottom up is kind of exciting higher up areas and then things that are further up also sort of say hey, calm down, calm down, I can reduce some of this. You get a bit of hand. They only scored two goals, let's relax.</text:p>
      <text:p text:style-name="P23"/>
      <text:p text:style-name="P23">1:07:36 Daniel:</text:p>
      <text:p text:style-name="P23">Again, I also hope this is not inaccurate. It's almost like there's a suppression of error like a dampening being carried forward with the ultimate dampening being. You predict it perfectly, you have totally quelled all error. Yet in real settings, because of just simply model simplification or uncertainty in the world, error is coming in from the observables which is often what we're trying to reduce our loss function on. And that's this whole difference between reinforcement learning, finding oneself in reinforcing or rewarding states and active inference with reducing surprise about outcomes.</text:p>
      <text:p text:style-name="P23">We're dampening error and carrying that forward in the forward generative model and then also able to run it back in a tractable way because it's like you're dampening the vibration, but then the vibration is still entering in and you'd want that vibration to be appropriately distributed according to where it should be.</text:p>
      <text:p text:style-name="P23">1:08:47 Okay.</text:p>
      <text:p text:style-name="P23"/>
      <text:p text:style-name="P23">1:08:48 Dean:</text:p>
      <text:p text:style-name="P23">Dean yeah, it seems to me that the way what this is saying to me is that because of the way things are organized, two things can live simultaneously at once. One is sort of that local Dean correction and the other is a more generalized Global or the other direction. In the bidirectionality parallel of mean correction, one is kind of reinforced through external evidence while the other one is reinforced through localized.</text:p>
      <text:p text:style-name="P23">Almost it is distributed, but it's almost like the ability to localize and isolate if necessary. So I know we've talked a lot about top down and bottom up, but this brings a lot more color in my mind to some of those conversations we've had before in terms of, you know, arrows going in opposite directions.</text:p>
      <text:p text:style-name="P23">1:09:55 And it's not so Dutch that they're going in opposite directions, but that you can be going two different directions quite literalist, literally at once because of the way things are set up. I think this has been really helpful for me in terms of not only understanding what back propagate propagation is, but actually in sort of giving me a little bit more foundational ideas around. Again, how do we turn these sort of statistical ways of representing it into so I'm confused.</text:p>
      <text:p text:style-name="P23">Should I should I go into the cafe or not? I mean, not all of us have to go to that level of detail to really understand what the final thing was that pushed us over the door threshold or not. But it appears that <text:soft-page-break/>this has been around for a while and being able to take that if you really are kind of stuck because you really don't know what the parents are of your current action.</text:p>
      <text:p text:style-name="P23">1:11:02 We haven't got to action yet. But that's the whole point.</text:p>
      <text:p text:style-name="P23">There is an architecture there that's going to allow us to have choice.</text:p>
      <text:p text:style-name="P23"/>
      <text:p text:style-name="P23">1:11:14 Daniel:</text:p>
      <text:p text:style-name="P23">Thanks. This minimum of two comes up so much, so it's awesome to hear about that and then to connect like expectation maximization and the tail of two densities epistemic and pragmatic. It's like wherever we look, there's partitions into two, into multiplicity and unity through plurality. And then other times, even within the one road, there's the movement in both directions forward and backwards in time or the forward propagation of a generative models which could from just one if all you knew was one you could simulate sevens. If all you knew was seven and the structure of the network, of course, you could back propagate the best possible mean and error estimates using backpropagation of errors.</text:p>
      <text:p text:style-name="P23"/>
      <text:p text:style-name="P23">1:12:09 Speaker C:</text:p>
      <text:p text:style-name="P23">Okay, Stephen, this is helpful for thinking about how we perceive things as well, Force Dean was saying about making choices. It can be when we get zero error or whatever seen as negligible error, you want to just allow that to carry on and stay with your imagination. So I go to the bar and a lot of things are the same, right? Maybe there's a happy hour sign and if that's unusual, maybe I'm happy about that, I note it. But if a lot of things are exactly or very similar to how I expected, then in a way my perception is probably mostly my predictions just not being contradicted.</text:p>
      <text:p text:style-name="P23">Actually, I just don't see it. I think I've seen it, I just don't need to see it. And where there's something which is like ambiguous, like you were saying, you need that number seven, if we're going to use this diagram, starts to have to be looked at. You know, you start peering at things, straining their eyes, trying to sort of see well, what's that?</text:p>
      <text:p text:style-name="P23">1:13:10 Is it a dog?</text:p>
      <text:p text:style-name="P23">Is it a man running into the woods? Is it a dog? Is it a man running to the woods?</text:p>
      <text:p text:style-name="P23">You start to notice things. I think this is also quite useful for that perspective of when you just you don't actually need to see a lot of stuff. It's quite an efficient model, right. If the errors goes below a certain level, you can just move on and carry on. Of course, that's where the challenge with autism is.</text:p>
      <text:p text:style-name="P23">They think because too many things have Beren looked at that are possibly negligibly relevant at the time.</text:p>
      <text:p text:style-name="P23"/>
      <text:p text:style-name="P23">1:13:46 Daniel:</text:p>
      <text:p text:style-name="P23">Okay, thank you.</text:p>
      <text:p text:style-name="P23"/>
      <text:p text:style-name="P23">1:13:47 Dean:</text:p>
      <text:p text:style-name="P23">Just one last thing before because I know you want to clean this up. I think one of the analogies that I draw is with the emphasis on the word minimum two min two doesn't mean it's always a hard bifurcation or a binary. It means that the minimum amount of things, like even when you take your shoelace and wind it through all the eyes of your shoe, you've got two ends that you eventually will <text:soft-page-break/>loop back together and entangle in some way to hold your shoe on. So even though it's one lace, I think what active inference reinforces because it's got active.</text:p>
      <text:p text:style-name="P23">And inference is that ability to be able to see two things, both seemingly contradictory and both actually true. Now, it can be multiple things. You can have multiple you can have multiple surprises, some of which make you quite happy, and others where you walked in and said, well, why hasn't it been happy hour at this hour when I've been this far on multiple other days?</text:p>
      <text:p text:style-name="P23">1:14:58 You could be disappointed in that as well as being pleasantly surprised. So I think what this?</text:p>
      <text:p text:style-name="P23">Again, I would just reinforce this. The minimum of two allows for the integration. The minimum of two recognizes the differentiation. And when we're talking about statistical issues and when we're talking about errors and when we're talking about energy, I think the way that these folks have been able to discover so what architectures would allow for that is what's really interesting to me now, because I wasn't even thinking in these sort of what is the scalpel look like? But it looks like there's been a lot of work done in this area.</text:p>
      <text:p text:style-name="P23"/>
      <text:p text:style-name="P23">1:15:48 Daniel:</text:p>
      <text:p text:style-name="P23">So let's take it to action as we head into our last little bit on this. And of course, if anyone is more author or not familiar with the formalisms, just contribute to ActInf Lab. Help us annotate the papers and read these deeply because there's so much to learn and somebody getting involved like a few days or weeks before these streams is a leverage point if you want to help other people understand this area. So I've changed the colors just all to gray because they're all just random variables. Now we had the seven.</text:p>
      <text:p text:style-name="P23">So we're back propagating error on temperature prediction. But also maybe this system is predicting pressure. And so then three might be like estimating.</text:p>
      <text:p text:style-name="P23">Is the water boiling?</text:p>
      <text:p text:style-name="P23">Again, just we're getting one step closer to the cafe. So if we were only trying to predict temperature, we back propagate along the 76321 route.</text:p>
      <text:p text:style-name="P23">1:16:54 If we were only predicting pressure, we could back propagate along 85321.</text:p>
      <text:p text:style-name="P23">The fact that there's a parent that is upstream, it's like the last common ancestor of pressure and temperature. Like, we might be able to reduce these errors a lot on the temperatures by having this higher order variable. Is the water boiling? And so Ronen can imagine if the answer is yes, then it's like it's expecting that this is like higher on both. If it's low, it's lower on both.</text:p>
      <text:p text:style-name="P23">So the generative model can go from the waters boiling. What pressure and temperatures do I expect? And you can add a third node. It allows you to cognition on a cognitive structure, go from observations of just temperature around the horn to pressure, or from pressure and temperature up to the water boiling. But the influence of these observations is like limited through this choke point.</text:p>
      <text:p text:style-name="P23">1:17:59 It's actually a Markov blanket with respect to what's on the either side of it. Let's bring action into the picture. Action can. Also be understood as parametric? What angle should my elbow be at?</text:p>
      <text:p text:style-name="P23">What angle should the eyes be oriented? Those types of things. Again, not whether that's what the actual neural signaling in the brain is doing, but this is how we model action. It's like the car. How many miles per hour should I be going?</text:p>
      <text:p text:style-name="P23">Those kinds of questions is parametric modeling of action. And that's what was so fun and exciting was the first 50 equations in this paper have scaffolded this tremendous generative model computation <text:soft-page-break/>architecture, multilevel means and variances, forward and backward, up, down, left, right, all of these interesting ways and connections, but not yet action.</text:p>
      <text:p text:style-name="P23">1:19:03 Not because we hadn't brought action in as a dancing partner. But actually this was above any interpretation of the nodes as inference or action. And then it's as easy to condition on action as it is to condition on any other inference because action is just a parameter for parametric active entities that are engaging in action as inference, planning as inference and so on.</text:p>
      <text:p text:style-name="P23">And so then one can think about what is the compute graph, whether it's composed of just nodes and edges or whether we think of some of those nodes as being like variance estimators. And then maybe again the connections. I'm not going to rewire this whole graph, but just like, is this a water boiling situation?</text:p>
      <text:p text:style-name="P23">1:20:05 Okay, so we have a thermometer. It says that it's 100 C, it's boiling temp, the pressure sensors broken, but we back propagate it. We're in high confidence on the water boiling. Then this is like another variable that's going to require like a different sort of question that it's answering. But one can imagine that if this is a water boiling situation and the water is not boiling, there might be an errors.</text:p>
      <text:p text:style-name="P23">And so how can we reduce loss function on the total compute graph including observation and action? How can we reduce uncertainty about a cognitive model including observation and action? There's two ways to do it and it's how they introduce it in the very beginning of the paper, which is that the minimization of the loss function of the free energy expected free energy variational free energy can be achieved in multiple ways through immediate inference about the hidden states of the world explaining perception updating a Global world model to make better predictions, slower parametric inference updates that have the interpretation of learning.</text:p>
      <text:p text:style-name="P23">1:21:30 And when action is a variable that we have agency over, it introduces some complexities, like the need to have preference and the need to specify a time horizon and to have uncertainty about the consequences of action, right? Wouldn't it be easy if we were just watching the movie and our action didn't have any influence upon the story that we saw?</text:p>
      <text:p text:style-name="P23">It be a different inference and finally through action to sample sensory data from the world that conforms to the predictions, potentially providing this integrated account of adaptive behavior and control. So it took us 50 equations at the general before we could jump into action. But it's a deflationary approach to action because action is a parameter in a broader cognitive and computational framework.</text:p>
      <text:p text:style-name="P23"/>
      <text:p text:style-name="P23">1:22:20 Speaker C:</text:p>
      <text:p text:style-name="P23">Okay, Stephen, thanks Anil Seth, that's really helpful, actually, going back to that examples of water as well. You can even bring in the higher level of affect in the sense that one thing that's really hard with water computer with a lot of other things when you heat up oil on stuff, is you can have the water boiling.</text:p>
      <text:p text:style-name="P23">You probably won't have it, and you COVID have a thermometer theoretically saying 100, but the steam can go above 100. But it's very hard to really it can trick you. Right. It's actually quite hard to get I find it hard to get my head around steam being hotter than water because it's kind of just kind of how I know you just think of it as being 100 degrees water, right? And it's almost like if you were to get into that situation where after I burnt myself one time, or there's almost, maybe I just start to have a feeling of fear if I have a sense that I'm somewhere where what might be coming out is high temperature <text:soft-page-break/>steam, right.</text:p>
      <text:p text:style-name="P23">And that will override the fact that perceptually I haven't got a lot of ways to easily gauge that visually, unlike, say, a ring getting red and other things.</text:p>
      <text:p text:style-name="P23"/>
      <text:p text:style-name="P23">1:23:34 Daniel:</text:p>
      <text:p text:style-name="P23">Okay, here's what that makes you think of. Sometimes we have indirect cue that reduce our uncertainty about something that's not directly observed, like the mood ring. If everybody was wearing a mood ring and that was an accurate predictor, that would be this other alternate world. And so there are certain kinds of variables that are more like the magical mood ring or like the temperature of metal within a range because, I mean, it's only going to start to get glowing when it's super, super hot.</text:p>
      <text:p text:style-name="P23">So it doesn't help you differentiate whether it's free, like at zero C or 50 C or 200 C probably even. But there's some range for certain things in the world where we can use indirect sensory cues.</text:p>
      <text:p text:style-name="P23">Affect is not quite here in this model, in this graph.</text:p>
      <text:p text:style-name="P23">1:24:36 But we've talked a lot about how uncertainty can be understood as like, anxiety and or negative valence. In the world of reward maximization, less reward is bad. In the world of precision optimization, excess variance is bad. Not any variance.</text:p>
      <text:p text:style-name="P23">It's not a simple, you know, destroy the variance estimators. It's about the appropriate applications of variance, but excess variance, more variability than expected. You told me it was ten plus or minus one, but I just pulled 350 negative 80. That's confusing. It's more confusing than I thought.</text:p>
      <text:p text:style-name="P23">So then some of these mean and error estimators in a computational model, this could be a mean estimator on valence.</text:p>
      <text:p text:style-name="P23">1:25:37 Or one could choose to write a paper where an error estimator is framed as being an anxiety parameter that's always that jump between what any parameter is in a graphical model and anything about the world or attaching it to some word because oh, it's anxiety. Well then that makes me think of this other situation. So you can send someone really too easily down a road of assumptions when the deflationary perspective is just stating what it is.</text:p>
      <text:p text:style-name="P23">Okay, fun. Didn't expect that we would go this way with the back prop but Bleu mentioned it last time and it is important to bring up and also it connects to Modern methods for training neural network architectures and that's what a lot of the author's research has focused on.</text:p>
      <text:p text:style-name="P23">1:26:40 So let's just continue to explore action a little bit. They reiterate that when we're thinking about active coherence, about coherence involving action so Cybernetics control theory, any area where some parameters represent observations or latent states and other parameters represent active things. The first way that you can minimize prediction error is to update predictions to match sensory data corresponding to perception and the second is to take action.</text:p>
      <text:p text:style-name="P23">And earlier from the introduction of the paper, they kind of did a little minimum of two even on this, which is to split out perception as rapid coherence and learning as a slower updating. But we've talked about the continuity between perception and learning. Like if you're seeing the Bull move across the screen, is that perceiving the movement of the ball or is it learning a parameter representing the location of the ball?</text:p>
      <text:p text:style-name="P23">1:27:50 So whether we call something more perceptual or more learning oriented and even abstract learning can be seen as like perception in interior spaces, which has been the focus of a lot of work by field eleven with competency in navigating these abstract spaces. But perception sometimes brings us a <text:soft-page-break/>little bit, not too close, but a little bit just linguistically to like our experience of perception when the phenomenology and the quality is not what is in play here.</text:p>
      <text:p text:style-name="P23">It's about parameter updating in the model. Dean do you think?</text:p>
      <text:p text:style-name="P23"/>
      <text:p text:style-name="P23">1:28:29 Dean:</text:p>
      <text:p text:style-name="P23">Daniel it's about sample size, but sample size is related to maybe the time commitment. Like if I'm inferring something that's a very short volume of sample versus prediction, which is slightly or relatively larger volume of time commitment to move to that volume and then modeling for example, which takes the perception and tries to build something material from that. Do you think that that counts here?</text:p>
      <text:p text:style-name="P23">Because at least that's what I was telling participants we had to take under consideration was sort of the time factor of the sampling process.</text:p>
      <text:p text:style-name="P23"/>
      <text:p text:style-name="P23">1:29:28 Daniel:</text:p>
      <text:p text:style-name="P23">Sure, I think if we allow inference to be just broad and including everything then that's what it is. But just in its connotation inference using a model often has the it's sort of like the machine is ready, the model is ready and we're going to do inference. The new patient comes in with the biometric data, we're going to do inference using this model and we're going to predict their risk of the diagnosis. That's the fast perceptual time forage learning. Unless it's one shot learning is taking in multiple patients and updating the parameters of those models.</text:p>
      <text:p text:style-name="P23">Now, those two stages can be alternated, like and expectation maximization or in the tail of two densities. But that doesn't get away from the fact that there's sort of this like one data point mode, like plug and chug, inference, perception mode, variational, free energy. And then there's a little bit more of like the updating the model parameters.</text:p>
      <text:p text:style-name="P23">1:30:31 It's like, are you tuning the engine or are you using the engine loosely in the nonaction space in this first way to minimize prediction errors? Given the ongoing stream of patients coming to your office, there's two ways to reduce your surprise.</text:p>
      <text:p text:style-name="P23">Those are the perceptual and learning continuum, which does come down to the specifics about like the sample size. Like you're in the architectures of learning and perception, you could also reduce surprise by choosing what to sample and or modifying the world. So that's how they bring action in. And it's very interesting to think how many pages of pros I've gone into wondering where action fits in.</text:p>
      <text:p text:style-name="P23">1:31:33 And there's still many more pages to go in terms of where does formalism 51 take us?</text:p>
      <text:p text:style-name="P23">Have we cashed the check of pragmatism, enactivism, extensive cognition and so on? Like, what is 51 with respect to all the qualitative insights of action with all of its depth? What is 51? A short answer might be that it's like the Y equals MX plus B with respect to all the ways that linear models are used in the world. This is just like a sort of skeleton archetype that is just the trace or a hint for someone who then wants to analyze specific action over specific time frames for specific cognitive computational models.</text:p>
      <text:p text:style-name="P23">But that's where 51 takes us.</text:p>
      <text:p text:style-name="P23">1:32:33 Stephen.</text:p>
      <text:p text:style-name="P23"/>
      <text:p text:style-name="P23">1:32:36 Speaker C:</text:p>
      <text:p text:style-name="P23"><text:soft-page-break/>Yeah, one other piece that could be kind of interesting to throw in there. As well as matching my sensory data with my predictions, I could reimagine my reality to explain my beliefs, which in a way would mean I create my own sensory data by proxy, if that makes sense, which is kind of an interesting slight add on to that. But it's the same idea because you're not strictly taking actions, you're taking action to match sensory data, but not necessarily the real world sensory data.</text:p>
      <text:p text:style-name="P23">It could be the kind of the imagined world data. I am seeing an angel coming over the top of that hill now.</text:p>
      <text:p text:style-name="P23"/>
      <text:p text:style-name="P23">1:33:38 Daniel:</text:p>
      <text:p text:style-name="P23">Yeah, one could engage in mental reverie and it would either be reducing their surprise in the long run or that system would fail to persist in an entropic world. And people have made all kinds of arguments, like in evolutionary psychology about the basis of why we perceive or believe different things along similar arguments. So definitely makes sense.</text:p>
      <text:p text:style-name="P23">Let's just look a little bit in four or five two, which we didn't previously get to. But of course, anyone with any other questions in the live chat, welcome to do so here in live stream 26. We talked about PID control, we talked about integrator chains and about generative coordinates of motion. So just a reminder on what 26 looked like we had from left to right is time.</text:p>
      <text:p text:style-name="P23">1:34:42 These are different time points and then at each time point there's this vector.</text:p>
      <text:p text:style-name="P23">It's like a stack reflecting the observables. And then also things that are latent states, they're not observables of the world, real or imagined, they're the derivatives of how the observables are changing. And those can be the position. It's like the zero derivative but then also velocity jerk, so on, acceleration, so on. So we looked at that in 26 but it wasn't connected formally.</text:p>
      <text:p text:style-name="P23">Action Prediction Processing predictive coding PID control is restated in 53 using the formalisms, using the notation that is going to prepare for the merge with predictive coding like a for action epsilon force errors.</text:p>
      <text:p text:style-name="P23">1:35:51 And so the error term is included in all of the three levels. To obtain equivalents to predictive coding, we utilize a linear identity generative model with three levels of dynamical orders. So the joint distribution of all the O's, all the observables and all the x's through time is going to be this factorized expression. So the distribution of the conversation conditioned on the latent state and then that is conditionally independent of so it allows it to be factorized and calculated out separately. Here's like the first derivatives, second derivatives with O double prime and x double prime here is x conditioned upon its own derivative, the generative of x conditioned on its derivative and the sort of root node is the double derivative of x because this one like stands alone.</text:p>
      <text:p text:style-name="P23">1:36:59 That's like where our model kind of taps out that's equivalent to node one here there's no variance term leading to one. There could be, but then that would be a different model. So these equations in 54 restate this dynamical model and introduce omega which I believe would be an error term, this W and also the Muse which is the desired set point for x at that order. So at the first, second or third derivative, what is desired there then that allows so this is like a graph where instead of these being different things what if kind of brain architectures a little bit because the generalized coordinates doesn't have errors interleaving.</text:p>
      <text:p text:style-name="P23">1:38:04 It just has the state, the first derivative, the second derivative and so on rather than interleaving error terms.</text:p>
      <text:p text:style-name="P23"><text:soft-page-break/>But we can imagine another similar graph where as you back propagate it's like higher and higher derivatives that's the integrator chain. But I guess in 55, 56 and 57 and 58 they do something similar to what we had done with the generic computation graph or to the predictive coding architectures with the interleaving of the means and the errors. This is just that on the graph architectures where the nodes have this interpretation of Beni derivatives of one another.</text:p>
      <text:p text:style-name="P23">What is it to say? That's an interesting deduction.</text:p>
      <text:p text:style-name="P23"/>
      <text:p text:style-name="P23">1:39:03 Dean:</text:p>
      <text:p text:style-name="P23">Just bringing back flashback to trying to get my head around 500 level economics courses and when you have somebody walk in and start pounding stuff up on a whiteboard 2nd, third and fourth derivatives and just feeling like you've been tossed into a blender and you had no way of avoiding the blades. So I'm glad that there's people that can do this stuff, but I would have to dedicate way more time to trying to parse what the heck they're talking about because it's a wall to me. It's really hard.</text:p>
      <text:p text:style-name="P23"/>
      <text:p text:style-name="P23">1:39:41 Daniel:</text:p>
      <text:p text:style-name="P23">Yeah, I feel you. Maybe for the last few minutes we can kind of pull back to okay, as we swoop out of this bathtub, out of the dot two into the great beyond. Like, what have we taken with us? Why was this lengthy journey through predictive coding and the 60 formalisms and what Maria brought with the thousands of years of philosophy and history on perception? So where are we and how are we different now and going forward than we were before we started?</text:p>
      <text:p text:style-name="P23">43?</text:p>
      <text:p text:style-name="P23"/>
      <text:p text:style-name="P23">1:40:25 Dean:</text:p>
      <text:p text:style-name="P23">I'll say what it's done for me, first of all, bringing up the historical piece of it was really, really helpful because this didn't just sort of come up yesterday or in the last couple of years. It's been around for a while. I think for me, predictive, I wouldn't have seen predictive encoding as a sort of formalized way of retracing a navigational route, but that's what it screamed to me. And after the .1, I listened to you having hearing you and Bleu talk about it when the question back propagation came up, that's when I sort of did a deeper dive on that. And again, I wasn't picking up on how to do that path retracement.</text:p>
      <text:p text:style-name="P23">The formalisms weren't really addressing what I thought was being said. I think what today helped me with is sort of examining if you don't have traces laid down that are material that you can see if you weren't actively part of the building of the path that there is still some graphical statistical ways of organizing information to give you a better sense of okay, so you didn't lay the breadcrumbs down, but we can still give you a better sense of where you came from as a result of being able to use this kind of formalism.</text:p>
      <text:p text:style-name="P23">1:42:04 Honestly. Daniel 53. 53.</text:p>
      <text:p text:style-name="P23">Come on. If you're one of the people that was able to write those 50 free out and actually present it in paper form, I mean, props to you, you get many. Thank yous. But holy mackerel. Other than the fact that there is some evidence now that you can retrace, even though you don't have necessarily those markers or you didn't selfcorrect you weren't aware of how you self corrected, whereas predictive coding at least gives you an opportunity to maybe retrace that back, even though you didn't spend a lot of time trying to organize the evidence.</text:p>
      <text:p text:style-name="P23"><text:soft-page-break/>The other thing that it does is I think it reinforces the idea that the way that these live streams are structured, which is just introduction, the paper just give the paper its opening and open up the box.</text:p>
      <text:p text:style-name="P23">1:43:06 In the two, you can actually go into one particular area of the unknown, which for me was the back propagation, which you and Stephen helped me with in the .2. We are still doing the part where the .2 could always even if you didn't have a record of the zero Ronen and the dot zero, this paper told me that you would still have some way of knowing where that elusive dot zero exists relative to this live stream today. Again, I could be overfitting, but I don't think I am. Otherwise, why would you bring out 53 operations?</text:p>
      <text:p text:style-name="P23"/>
      <text:p text:style-name="P23">1:43:57 Daniel:</text:p>
      <text:p text:style-name="P23">A lot of interesting stuff there.</text:p>
      <text:p text:style-name="P23"/>
      <text:p text:style-name="P23">1:44:02 Dean:</text:p>
      <text:p text:style-name="P23">Because this is level. This is exactly I mean, what we're doing in the Livestream and the levels that they're talking about, they affect each other in exactly the same way. It's diagrammed out here as a stack. And we tend to think of ours because it's over multiple, multiple DAGs as sort of a horizontal continuation, but they're essentially one and the same.</text:p>
      <text:p text:style-name="P23"/>
      <text:p text:style-name="P23">1:44:29 Daniel:</text:p>
      <text:p text:style-name="P23">That's very interesting.</text:p>
      <text:p text:style-name="P23">So it's almost like, well, there's the dot zero and the one of the two. They can go both ways. So in the temporal sense, the dot zero is a precursor temporally the dot two. So for the YouTube channel subscriber, this is their observation 43.0 oh, 43.1 has been live streamed. 43.2 has been live streamed.</text:p>
      <text:p text:style-name="P23">But what is like the derivative that sort of sets the initial conditions for dot two? It's the dot one.</text:p>
      <text:p text:style-name="P23"/>
      <text:p text:style-name="P23">1:45:13 Dean:</text:p>
      <text:p text:style-name="P23">Yeah.</text:p>
      <text:p text:style-name="P23"/>
      <text:p text:style-name="P23">1:45:14 Daniel:</text:p>
      <text:p text:style-name="P23">And then what, of course, sets for the 10.</text:p>
      <text:p text:style-name="P23">And so there's almost this sense in which as we dampen our uncertainty through action and inference, moving forward in a world that's always continually vibrating and transcending our model, it pushes the earlier actions that we take. That high school teacher, that book that you read all the way back, even beyond one's own corporal birth, as like, parameters that dampen or specify if one doesn't want to think about dampening, the position, acceleration and velocity and so on, they're like higher and higher chains. And that means that they are further and further away from where the rubber hits the road for the YouTube subscriber on the outside.</text:p>
      <text:p text:style-name="P23">1:46:16 But they're absolutely like part of the process by which something comes to be.</text:p>
      <text:p text:style-name="P23">And then the dot two, you said, can exist without the dot one. And then the first time it made me think of the negative numbers, like, even before zero, what is there before zero? What happens before zero? Is there a negative number? There's no number that's positive, that's smaller.</text:p>
      <text:p text:style-name="P23">But is it a letter? Is it a shape? Like, is it its own big bang? And there's a sense that it is and there's a <text:soft-page-break/>sense that it isn't.</text:p>
      <text:p text:style-name="P23"/>
      <text:p text:style-name="P23">1:47:00 Dean:</text:p>
      <text:p text:style-name="P23">Part of it is the pre reading. The other thing that I think maybe doesn't sort of register explicitly is that the error propagation in the way that we do the live streams remains. There are some correlation and there is sort of a gradual movement towards a bit of minimization. But every time we come together and try to figure out we don't come from a position of we figured it out, we come from a position of what will we do with this today? So we retain that error propagation.</text:p>
      <text:p text:style-name="P23">And I think that that's a I mean, that's not convention conversation is why would we spend time on something where we leave a bunch of error baked in? But I think again, if we're going to differentiate, if we're going to truly integrate, if we're going to be able to say that you can have it a .2 existing without a .1 and a .0, of course you can.</text:p>
      <text:p text:style-name="P23">1:48:10 But how superficial is that relative to the method? Because of the architectures, because of the way it's structured, how much deeper you can actually go and how many times you can bump into a Dean end immediately, find out how quickly you're going or going off the rail, so to speak. Because I can't remember which one of the live streams was that you had the train moving down the track but you can find out whether or not something is a dead end quickly and reconnect.</text:p>
      <text:p text:style-name="P23">That's why that retracing part today I think is one of the well, it's the takeaway from this set of live streams. And I wouldn't have anticipated, based on the title of the paper, that that retracement piece was going to be the thing that was going to sort of percolate and make the most sense in terms of why the structure is yes, there's an optimizing piece to it, but there's also a piece that allows for mistakes.</text:p>
      <text:p text:style-name="P23">1:49:18 Sometimes it's very consequential, but lots of times the consequences what's minimized, not the error. And I think that's what the architectures affords. You ant to talk about affordance.</text:p>
      <text:p text:style-name="P23"/>
      <text:p text:style-name="P23">1:49:33 Daniel:</text:p>
      <text:p text:style-name="P23">So when you said the consequences minimized and not the errors, that makes me think about high reliability organizations. Of course, one way to minimize the consequences of error would be to never have errors. Zero tolerance for anything. But that is challenged in a world again, that's always throwing us challenges. So in that setting, it's almost like the observation here, the one that we actually want to reduce our loss function on, is not the so called proxy of error occurring, but we could reduce our loss function on function.</text:p>
      <text:p text:style-name="P23">On the thing working and just say we are minimizing the consequences of all this upstream stuff that might have the interpretation of error and things that might not. They're just nodes in this graph and then what is going to dampen surprise about the consequences.</text:p>
      <text:p text:style-name="P23">1:50:40 And so like if you say anything that you say to me right now, I'm going to accept it and believe it. And then it's like in a trust space that opens up there to be like a communication that goes deep if it's being honestly said. And that's because, like, what's being minimized?</text:p>
      <text:p text:style-name="P23">Don't tell me something surprising. It's like my consequence. You can have precision on my consequence. That's one direction of the conversation and that is what allows that second direction to really come into play with the transmission of variability rather than, well, how am I going to reduce my uncertainty about action relative to what the person is going to tell me?</text:p>
      <text:p text:style-name="P23">1:51:41 I won't talk to them or I'll tell them what to tell me or I'll leave them in the dark about how I'm <text:soft-page-break/>going to act and then they'll have uncertainty about how I'll act if they say something even trivial.</text:p>
      <text:p text:style-name="P23">And so I think this like really it spans many levels and ways here because there's nested levels and deep chains. But I agree, I think on the more topical, if such thing could exist, some of the takeaways that I had also really appreciated maria providing a lot of the philosophical context and then that one part where we're like, wasn't this a meme like thousands of years ago and in many cultures in the world? What is it that still makes the predictive mind and surfing uncertainty and being you? What makes these novel and surprising and even somehow counterfactuals what is happening there?</text:p>
      <text:p text:style-name="P23">1:52:46 What chain is leading to that?</text:p>
      <text:p text:style-name="P23">Where the idea that we're generators with agency rather than passive receivers, why is that such a hill to climb and die on? That's one piece I absolutely take away. Then it was awesome with Bleu to work on this in the dot one, where we had like on the bottom left the qualitative philosophical insights and connecting to technical and formal insights on the bottom right and biological systems. And it's sort of like where are we engaging deeply with one of these vertices? Where are we engaging deeply with an edge?</text:p>
      <text:p text:style-name="P23">Where are we trying to grab two vertices and the edge or go around the horn? Or where are we trying to really go for the triple play? Every baseball home base inference in action in the bottom of the 9th of the dot two.</text:p>
      <text:p text:style-name="P23">1:53:54 It's a full count and it's a power play.</text:p>
      <text:p text:style-name="P23">And then also, I think the last piece that the kind of takeaway is just when the computational and cognitive framework are defined generally enough, like at the level of a graphical network, which opens up message passing, variational inference. Backpropagation of errors, predictive processing, architectures, hybrids. Of all of these approaches, then action is deflated. Or it's inflated, maybe, or whatever it is that we even say it becomes composable and tractable to discuss openended combinations of perception, cognition and action and impact, which is the home base in the niche. And so if even that model has to be structurally revised.</text:p>
      <text:p text:style-name="P23">1:54:55 Like we end up having another way of framing entity and the niche interaction. It may fit within this framework or it may necessitate revision of the framework, but within the entity niche interaction space and the nested systems and the counterfactuals cognitive systems, there's almost like less and less to action than it seems. It doesn't remove the challenge of action. It produces something else that I'm not quite sure about what it is like it doesn't make it easy, but something is being removed as we're learning and working through this. But it doesn't make the climb well, it makes the climb different to think differently, but it doesn't move.</text:p>
      <text:p text:style-name="P23">It doesn't mean that fewer foot pounds of force have to be applied.</text:p>
      <text:p text:style-name="P23">1:55:57 But there is something different about the navigation around action and inference via active inference that I think will continue to develop for a long time.</text:p>
      <text:p text:style-name="P23">Okay, Dean. And also, Stephen, thanks a lot. I wasn't sure there for a second at the beginning what would happen.</text:p>
      <text:p text:style-name="P23"/>
      <text:p text:style-name="P23">1:56:22 Dean:</text:p>
      <text:p text:style-name="P23">I got to thank you again, Daniel, because obviously you did understand, have a reasonable understanding far more than mine in terms of what that propagation implication was in terms of marrying it to the predictive coding. So didn't mean to put you Hinton the tutor seat today, but <text:soft-page-break/>appreciate the fact that you were able to sort of pull it apart and then put it back together in a way that made a lot more sense than just reading it off the page.</text:p>
      <text:p text:style-name="P23">So thank you, sir.</text:p>
      <text:p text:style-name="P23"/>
      <text:p text:style-name="P23">1:56:51 Daniel:</text:p>
      <text:p text:style-name="P23">Thank you, Dean. See you later.</text:p>
      <text:p text:style-name="P23"/>
      <text:p text:style-name="P23">1:56:53 Dean:</text:p>
      <text:p text:style-name="P23">Alright, take care.</text:p>
      <text:p text:style-name="P23"/>
      <text:p text:style-name="P23">1:56:54 Daniel:</text:p>
      <text:p text:style-name="P28">By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12:50:26.453000000</dc:date>
    <meta:editing-duration>PT51M2S</meta:editing-duration>
    <meta:editing-cycles>6</meta:editing-cycles>
    <meta:generator>LibreOffice/7.4.1.2$Windows_X86_64 LibreOffice_project/3c58a8f3a960df8bc8fd77b461821e42c061c5f0</meta:generator>
    <meta:document-statistic meta:table-count="3" meta:image-count="0" meta:object-count="0" meta:page-count="81" meta:paragraph-count="1140" meta:word-count="44502" meta:character-count="256686" meta:non-whitespace-character-count="213324"/>
  </office:meta>
</office:document-meta>
</file>